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cm"/>
    </style:style>
    <style:style style:name="co2" style:family="table-column">
      <style:table-column-properties fo:break-before="auto" style:column-width="2.884cm"/>
    </style:style>
    <style:style style:name="co3" style:family="table-column">
      <style:table-column-properties fo:break-before="auto" style:column-width="2.302cm"/>
    </style:style>
    <style:style style:name="co4" style:family="table-column">
      <style:table-column-properties fo:break-before="auto" style:column-width="6.191cm"/>
    </style:style>
    <style:style style:name="co5" style:family="table-column">
      <style:table-column-properties fo:break-before="auto" style:column-width="8.123cm"/>
    </style:style>
    <style:style style:name="co6" style:family="table-column">
      <style:table-column-properties fo:break-before="auto" style:column-width="6.773cm"/>
    </style:style>
    <style:style style:name="co7" style:family="table-column">
      <style:table-column-properties fo:break-before="auto" style:column-width="7.038cm"/>
    </style:style>
    <style:style style:name="co8" style:family="table-column">
      <style:table-column-properties fo:break-before="auto" style:column-width="8.229cm"/>
    </style:style>
    <style:style style:name="co9" style:family="table-column">
      <style:table-column-properties fo:break-before="auto" style:column-width="9.208cm"/>
    </style:style>
    <style:style style:name="co10" style:family="table-column">
      <style:table-column-properties fo:break-before="auto" style:column-width="8.916cm"/>
    </style:style>
    <style:style style:name="co11" style:family="table-column">
      <style:table-column-properties fo:break-before="auto" style:column-width="2.619cm"/>
    </style:style>
    <style:style style:name="co12" style:family="table-column">
      <style:table-column-properties fo:break-before="auto" style:column-width="8.758cm"/>
    </style:style>
    <style:style style:name="co13" style:family="table-column">
      <style:table-column-properties fo:break-before="auto" style:column-width="5.847cm"/>
    </style:style>
    <style:style style:name="co14" style:family="table-column">
      <style:table-column-properties fo:break-before="auto" style:column-width="22.49cm"/>
    </style:style>
    <style:style style:name="co15" style:family="table-column">
      <style:table-column-properties fo:break-before="auto" style:column-width="25.982cm"/>
    </style:style>
    <style:style style:name="co16" style:family="table-column">
      <style:table-column-properties fo:break-before="auto" style:column-width="28.522cm"/>
    </style:style>
    <style:style style:name="co17" style:family="table-column">
      <style:table-column-properties fo:break-before="auto" style:column-width="15.743cm"/>
    </style:style>
    <style:style style:name="co18" style:family="table-column">
      <style:table-column-properties fo:break-before="auto" style:column-width="20.029cm"/>
    </style:style>
    <style:style style:name="co19" style:family="table-column">
      <style:table-column-properties fo:break-before="auto" style:column-width="7.303cm"/>
    </style:style>
    <style:style style:name="co20" style:family="table-column">
      <style:table-column-properties fo:break-before="auto" style:column-width="7.144cm"/>
    </style:style>
    <style:style style:name="co21" style:family="table-column">
      <style:table-column-properties fo:break-before="auto" style:column-width="8.361cm"/>
    </style:style>
    <style:style style:name="co22" style:family="table-column">
      <style:table-column-properties fo:break-before="auto" style:column-width="10.478cm"/>
    </style:style>
    <style:style style:name="co23" style:family="table-column">
      <style:table-column-properties fo:break-before="auto" style:column-width="17.886cm"/>
    </style:style>
    <style:style style:name="co24" style:family="table-column">
      <style:table-column-properties fo:break-before="auto" style:column-width="15.954cm"/>
    </style:style>
    <style:style style:name="co25" style:family="table-column">
      <style:table-column-properties fo:break-before="auto" style:column-width="12.991cm"/>
    </style:style>
    <style:style style:name="co26" style:family="table-column">
      <style:table-column-properties fo:break-before="auto" style:column-width="3.678cm"/>
    </style:style>
    <style:style style:name="co27" style:family="table-column">
      <style:table-column-properties fo:break-before="auto" style:column-width="54.107cm"/>
    </style:style>
    <style:style style:name="co28" style:family="table-column">
      <style:table-column-properties fo:break-before="auto" style:column-width="2.566cm"/>
    </style:style>
    <style:style style:name="co29" style:family="table-column">
      <style:table-column-properties fo:break-before="auto" style:column-width="2.778cm"/>
    </style:style>
    <style:style style:name="co30" style:family="table-column">
      <style:table-column-properties fo:break-before="auto" style:column-width="1.984cm"/>
    </style:style>
    <style:style style:name="co31" style:family="table-column">
      <style:table-column-properties fo:break-before="auto" style:column-width="5.054cm"/>
    </style:style>
    <style:style style:name="co32" style:family="table-column">
      <style:table-column-properties fo:break-before="auto" style:column-width="1.323cm"/>
    </style:style>
    <style:style style:name="co33" style:family="table-column">
      <style:table-column-properties fo:break-before="auto" style:column-width="1.905cm"/>
    </style:style>
    <style:style style:name="ro1" style:family="table-row">
      <style:table-row-properties style:row-height="0.474cm" fo:break-before="auto" style:use-optimal-row-height="true"/>
    </style:style>
    <style:style style:name="ta1" style:family="table" style:master-page-name="mp1">
      <style:table-properties table:display="true" style:writing-mode="lr-tb"/>
    </style:style>
    <number:text-style style:name="N100">
      <number:text-content/>
    </number:text-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style style:name="ce3" style:family="table-cell" style:parent-style-name="Default" style:data-style-name="N100">
      <style:text-properties fo:font-weight="bold" style:font-weight-asian="bold" style:font-weight-complex="bold"/>
    </style:style>
    <style:style style:name="ce4" style:family="table-cell" style:parent-style-name="Default" style:data-style-name="N100"/>
  </office:automatic-styles>
  <office:body>
    <office:spreadsheet>
      <table:calculation-settings table:case-sensitive="false" table:search-criteria-must-apply-to-whole-cell="false"/>
      <table:table table:name="Foglio1" table:style-name="ta1">
        <table:table-column table:style-name="co1" table:visibility="collapse" table:default-cell-style-name="ce2"/>
        <table:table-column table:style-name="co2" table:visibility="collapse" table:default-cell-style-name="ce2"/>
        <table:table-column table:style-name="co3" table:visibility="collapse" table:default-cell-style-name="ce2"/>
        <table:table-column table:style-name="co4" table:visibility="collapse" table:default-cell-style-name="ce2"/>
        <table:table-column table:style-name="co5" table:visibility="collapse" table:default-cell-style-name="ce2"/>
        <table:table-column table:style-name="co6" table:visibility="collapse"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19" table:default-cell-style-name="ce2"/>
        <table:table-column table:style-name="co20" table:default-cell-style-name="ce4"/>
        <table:table-column table:style-name="co21" table:default-cell-style-name="ce2"/>
        <table:table-column table:style-name="co22" table:default-cell-style-name="ce2"/>
        <table:table-column table:style-name="co23" table:default-cell-style-name="ce2"/>
        <table:table-column table:style-name="co24" table:default-cell-style-name="ce2"/>
        <table:table-column table:style-name="co25" table:default-cell-style-name="ce2"/>
        <table:table-column table:style-name="co26" table:default-cell-style-name="ce2"/>
        <table:table-column table:style-name="co27" table:number-columns-repeated="3" table:default-cell-style-name="ce2"/>
        <table:table-column table:style-name="co28" table:default-cell-style-name="ce2"/>
        <table:table-column table:style-name="co29" table:default-cell-style-name="ce2"/>
        <table:table-column table:style-name="co30" table:number-columns-repeated="2" table:default-cell-style-name="ce2"/>
        <table:table-column table:style-name="co31" table:default-cell-style-name="ce2"/>
        <table:table-column table:style-name="co32" table:default-cell-style-name="ce2"/>
        <table:table-column table:style-name="co33" table:number-columns-repeated="989" table:default-cell-style-name="ce2"/>
        <table:table-row table:style-name="ro1">
          <table:table-cell table:style-name="ce1" office:value-type="string">
            <text:p>id</text:p>
          </table:table-cell>
          <table:table-cell table:style-name="ce1" office:value-type="string">
            <text:p>categoryName</text:p>
          </table:table-cell>
          <table:table-cell table:style-name="ce1" office:value-type="string">
            <text:p>mainLocale</text:p>
          </table:table-cell>
          <table:table-cell table:style-name="ce1" office:value-type="string">
            <text:p>classifications-it</text:p>
          </table:table-cell>
          <table:table-cell table:style-name="ce1" office:value-type="string">
            <text:p>classifications-de</text:p>
          </table:table-cell>
          <table:table-cell table:style-name="ce1" office:value-type="string">
            <text:p>classifications-en</text:p>
          </table:table-cell>
          <table:table-cell table:style-name="ce1" office:value-type="string">
            <text:p>name</text:p>
          </table:table-cell>
          <table:table-cell table:style-name="ce1" office:value-type="string">
            <text:p>address-it</text:p>
          </table:table-cell>
          <table:table-cell table:style-name="ce1" office:value-type="string">
            <text:p>address-de</text:p>
          </table:table-cell>
          <table:table-cell table:style-name="ce1" office:value-type="string">
            <text:p>address-en</text:p>
          </table:table-cell>
          <table:table-cell table:style-name="ce1" office:value-type="string">
            <text:p>phone</text:p>
          </table:table-cell>
          <table:table-cell table:style-name="ce1" office:value-type="string">
            <text:p>urlPage</text:p>
          </table:table-cell>
          <table:table-cell table:style-name="ce1" office:value-type="string">
            <text:p>email</text:p>
          </table:table-cell>
          <table:table-cell table:style-name="ce1" office:value-type="string">
            <text:p>timetable-it</text:p>
          </table:table-cell>
          <table:table-cell table:style-name="ce1" office:value-type="string">
            <text:p>timetable-de</text:p>
          </table:table-cell>
          <table:table-cell table:style-name="ce1" office:value-type="string">
            <text:p>timetable-en</text:p>
          </table:table-cell>
          <table:table-cell table:style-name="ce1" office:value-type="string">
            <text:p>closingDays-it</text:p>
          </table:table-cell>
          <table:table-cell table:style-name="ce1" office:value-type="string">
            <text:p>closingDays-de</text:p>
          </table:table-cell>
          <table:table-cell table:style-name="ce1" office:value-type="string">
            <text:p>closingDays-en</text:p>
          </table:table-cell>
          <table:table-cell table:style-name="ce3" office:value-type="string">
            <text:p>prices-it</text:p>
          </table:table-cell>
          <table:table-cell table:style-name="ce1" office:value-type="string">
            <text:p>prices-de</text:p>
          </table:table-cell>
          <table:table-cell table:style-name="ce1" office:value-type="string">
            <text:p>prices-en</text:p>
          </table:table-cell>
          <table:table-cell table:style-name="ce1" office:value-type="string">
            <text:p>Equipment-it</text:p>
          </table:table-cell>
          <table:table-cell table:style-name="ce1" office:value-type="string">
            <text:p>Equipment-de</text:p>
          </table:table-cell>
          <table:table-cell table:style-name="ce1" office:value-type="string">
            <text:p>Equipment-en</text:p>
          </table:table-cell>
          <table:table-cell table:style-name="ce1" office:value-type="string">
            <text:p>pictureUrl</text:p>
          </table:table-cell>
          <table:table-cell table:style-name="ce1" office:value-type="string">
            <text:p>ShortDescription-it</text:p>
          </table:table-cell>
          <table:table-cell table:style-name="ce1" office:value-type="string">
            <text:p>ShortDescription-de</text:p>
          </table:table-cell>
          <table:table-cell table:style-name="ce1" office:value-type="string">
            <text:p>ShortDescription-en</text:p>
          </table:table-cell>
          <table:table-cell table:style-name="ce1" office:value-type="string">
            <text:p>pictureWidth</text:p>
          </table:table-cell>
          <table:table-cell table:style-name="ce1" office:value-type="string">
            <text:p>pictureHeight</text:p>
          </table:table-cell>
          <table:table-cell table:style-name="ce1" office:value-type="string">
            <text:p>latitude</text:p>
          </table:table-cell>
          <table:table-cell table:style-name="ce1" office:value-type="string">
            <text:p>longitude</text:p>
          </table:table-cell>
          <table:table-cell table:style-name="ce1" office:value-type="string">
            <text:p>lastModificationDate</text:p>
          </table:table-cell>
          <table:table-cell table:style-name="ce1" office:value-type="string">
            <text:p>status</text:p>
          </table:table-cell>
          <table:table-cell table:number-columns-repeated="989"/>
        </table:table-row>
        <table:table-row table:style-name="ro1">
          <table:table-cell office:value-type="string">
            <text:p>ristorazione.1000</text:p>
          </table:table-cell>
          <table:table-cell office:value-type="string">
            <text:p>ristorazione</text:p>
          </table:table-cell>
          <table:table-cell office:value-type="string">
            <text:p>it</text:p>
          </table:table-cell>
          <table:table-cell office:value-type="string">
            <text:p>Ristorante; Osteria</text:p>
          </table:table-cell>
          <table:table-cell table:number-columns-repeated="2" office:value-type="string">
            <text:p>Restaurant; Osteria</text:p>
          </table:table-cell>
          <table:table-cell office:value-type="string">
            <text:p>A LE DUE SPADE</text:p>
          </table:table-cell>
          <table:table-cell office:value-type="string">
            <text:p>Via Don Arcangelo Rizzi 11, Trento</text:p>
          </table:table-cell>
          <table:table-cell office:value-type="string">
            <text:p>Via Don Arcangelo Rizzi, 11, Trient, Italien</text:p>
          </table:table-cell>
          <table:table-cell office:value-type="string">
            <text:p>Via Don Arcangelo Rizzi, 11, Trento, Italy</text:p>
          </table:table-cell>
          <table:table-cell office:value-type="string">
            <text:p>0461/234343</text:p>
          </table:table-cell>
          <table:table-cell office:value-type="string">
            <text:p>http://www.leduespade.com</text:p>
          </table:table-cell>
          <table:table-cell office:value-type="string">
            <text:p>info@leduespade.com</text:p>
          </table:table-cell>
          <table:table-cell office:value-type="string">
            <text:p>12.00 - 14.00/ 19.30 - 22.00</text:p>
          </table:table-cell>
          <table:table-cell office:value-type="string">
            <text:p>12.00 - 14.00 / 19.30 - 22.00 Uhr</text:p>
          </table:table-cell>
          <table:table-cell office:value-type="string">
            <text:p>12noon - 2pm / 7.30pm - 10pm</text:p>
          </table:table-cell>
          <table:table-cell office:value-type="string">
            <text:p>dom. e lun. a pranzo</text:p>
          </table:table-cell>
          <table:table-cell office:value-type="string">
            <text:p>Sonntag und Montag zu Mittag</text:p>
          </table:table-cell>
          <table:table-cell office:value-type="string">
            <text:p>Sun. and Mon. at lunchtime</text:p>
          </table:table-cell>
          <table:table-cell table:style-name="ce2" office:value-type="float" office:value="40">
            <text:p>40</text:p>
          </table:table-cell>
          <table:table-cell table:number-columns-repeated="2" office:value-type="float" office:value="40">
            <text:p>40</text:p>
          </table:table-cell>
          <table:table-cell office:value-type="string">
            <text:p>Rampa di accesso; Ingresso con gradini; Servizi igienici dedicati;</text:p>
          </table:table-cell>
          <table:table-cell office:value-type="string">
            <text:p>Zufahrtsrampe; Eingang mit Stufen; behindertengerechte Toiletten;</text:p>
          </table:table-cell>
          <table:table-cell office:value-type="string">
            <text:p>Access ramp; entrance with steps; disabled toilets;</text:p>
          </table:table-cell>
          <table:table-cell office:value-type="string">
            <text:p>a_le_due_spade.jpg</text:p>
          </table:table-cell>
          <table:table-cell table:number-columns-repeated="3"/>
          <table:table-cell office:value-type="float" office:value="0">
            <text:p>0</text:p>
          </table:table-cell>
          <table:table-cell office:value-type="float" office:value="224">
            <text:p>224</text:p>
          </table:table-cell>
          <table:table-cell office:value-type="string">
            <text:p>46.06703</text:p>
          </table:table-cell>
          <table:table-cell office:value-type="string">
            <text:p>11.120212</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01</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AI TRE GAROFANI</text:p>
          </table:table-cell>
          <table:table-cell office:value-type="string">
            <text:p>Via Mazzini 33, Trento</text:p>
          </table:table-cell>
          <table:table-cell office:value-type="string">
            <text:p>Via Mazzini, 33, Trient, Italien</text:p>
          </table:table-cell>
          <table:table-cell office:value-type="string">
            <text:p>Via Mazzini, 33, Trento, Italy</text:p>
          </table:table-cell>
          <table:table-cell office:value-type="string">
            <text:p>0461/237543</text:p>
          </table:table-cell>
          <table:table-cell office:value-type="string">
            <text:p>http://www.aitregarofani.com</text:p>
          </table:table-cell>
          <table:table-cell office:value-type="string">
            <text:p>Tre.garofani@libero.it</text:p>
          </table:table-cell>
          <table:table-cell office:value-type="string">
            <text:p>12.30 - 14.15/ 19.30 22.00</text:p>
          </table:table-cell>
          <table:table-cell office:value-type="string">
            <text:p>12:30 - 14:15/ 19.30 22.00 Uhr</text:p>
          </table:table-cell>
          <table:table-cell office:value-type="string">
            <text:p>12.30pm - 2.15pm / 7.30pm - 10pm</text:p>
          </table:table-cell>
          <table:table-cell office:value-type="string">
            <text:p>domenica</text:p>
          </table:table-cell>
          <table:table-cell office:value-type="string">
            <text:p>Sonntag</text:p>
          </table:table-cell>
          <table:table-cell office:value-type="string">
            <text:p>Sunday</text:p>
          </table:table-cell>
          <table:table-cell table:style-name="ce2" office:value-type="float" office:value="40">
            <text:p>40</text:p>
          </table:table-cell>
          <table:table-cell table:number-columns-repeated="2" office:value-type="float" office:value="40">
            <text:p>40</text:p>
          </table:table-cell>
          <table:table-cell office:value-type="string">
            <text:p>Rampa di accesso;</text:p>
          </table:table-cell>
          <table:table-cell office:value-type="string">
            <text:p>Zufahrtsrampe;</text:p>
          </table:table-cell>
          <table:table-cell office:value-type="string">
            <text:p>Access ramp;</text:p>
          </table:table-cell>
          <table:table-cell office:value-type="string">
            <text:p>ai_tre_garofani.JPG</text:p>
          </table:table-cell>
          <table:table-cell office:value-type="string">
            <text:p>Dal 1275 Locanda del gusto. Locale storico in pieno centro città, a due passi da un comodissimo parcheggio interrato. La storia di questo locale affonda le sue radici nel lontano 13° secolo, ora che siamo nel 21°, la gestione è portata avanti da Giovanna Linardi, Chef-patronne e da suo marito il sommelier Niko Marzari. Il ristorante è intimo e raffinato, adeguato a pranzi e cene di lavoro cosÃ¬ come per piacevoli serate di coppia. Giovanna ha sposato un concetto chiaro: soltanto con ingredienti eccellenti si riesce ad ottenere piatti che soddisfino appieno la clientela, sempre più <text:s/>attenta.</text:p>
          </table:table-cell>
          <table:table-cell office:value-type="string">
            <text:p>Seit 1275 Locanda del gusto. Mitten im Zentrum gelegenes historisches Lokal, nur wenige Schritte von einer Tiefgarage entfernt. Die Wurzeln dieses Lokals gehen auf das 14. Jh. zurück. Heute, im 21. Jh., steht es unter der Leitung der Chef-Patronne Giovanna Linardi und ihres Mannes, des Sommeliers Niko Marzari. Das intime und raffinierte Restaurant eignet sich ebenso für Arbeitsessen wie für angenehme Abende zu Zweit. Giovanna verfolgt ein klares Konzept: Gerichte, die bei den heute immer anspruchsvolleren Gästen auf volle Zufriedenheit stoßen, lassen sich ausschließlich mit herausragenden Zutaten herstellen.</text:p>
          </table:table-cell>
          <table:table-cell office:value-type="string">
            <text:p>"Locanda del gusto" (Gourmet Tavern) since 1275. A historic restaurant in the very heart of town, a short walk from a convenient underground car park. The tale of this restaurant has its roots in the far thirteenth century, and now that we are in the 21st, it is managed by Giovanna Linardi, Chef-patronne, and by her sommelier husband, Niko Marzari. The restaurant offers an intimate and elegant atmosphere suited to business lunches or dinners as well as pleasant evenings with your loved one. Giovanna embraces a clear concept: only with premium ingredients can one create dishes that fully satisfy ever more demanding customers.</text:p>
          </table:table-cell>
          <table:table-cell office:value-type="float" office:value="0">
            <text:p>0</text:p>
          </table:table-cell>
          <table:table-cell office:value-type="float" office:value="254">
            <text:p>254</text:p>
          </table:table-cell>
          <table:table-cell office:value-type="string">
            <text:p>46.065705</text:p>
          </table:table-cell>
          <table:table-cell office:value-type="string">
            <text:p>11.123024</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02</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AI VICOLI</text:p>
          </table:table-cell>
          <table:table-cell office:value-type="string">
            <text:p>Piazza S. Teresa Verzeri 1, Trento</text:p>
          </table:table-cell>
          <table:table-cell office:value-type="string">
            <text:p>Piazza S. Teresa Verzeri, 1, Trient, Italien</text:p>
          </table:table-cell>
          <table:table-cell office:value-type="string">
            <text:p>Piazza S. Teresa Verzeri, 1, Trento, Italy</text:p>
          </table:table-cell>
          <table:table-cell office:value-type="string">
            <text:p>0461/260673</text:p>
          </table:table-cell>
          <table:table-cell office:value-type="string">
            <text:p>http://www.aivicoli.it</text:p>
          </table:table-cell>
          <table:table-cell office:value-type="string">
            <text:p>info@aivicoli.it</text:p>
          </table:table-cell>
          <table:table-cell office:value-type="string">
            <text:p>12.00 - 14.30/ 19.00 - 22.30 (cucina) 11,30-14,30/18,30-24,00 (wine bar)</text:p>
          </table:table-cell>
          <table:table-cell office:value-type="string">
            <text:p>12.00 - 14.30/ 19.00 - 22.30 Uhr (Küche) 11,30-14,30/18,30-24,00 Uhr (Wine Bar)</text:p>
          </table:table-cell>
          <table:table-cell office:value-type="string">
            <text:p>12noon-2.30pm / 7pm-10.30pm (restaurant) 11.30am-2.30pm / 6.30pm-12midnight (wine bar)</text:p>
          </table:table-cell>
          <table:table-cell office:value-type="string">
            <text:p>domenica</text:p>
          </table:table-cell>
          <table:table-cell office:value-type="string">
            <text:p>Sonntag</text:p>
          </table:table-cell>
          <table:table-cell office:value-type="string">
            <text:p>Sunday</text:p>
          </table:table-cell>
          <table:table-cell table:style-name="ce2" office:value-type="string">
            <text:p>25 - 45</text:p>
          </table:table-cell>
          <table:table-cell table:number-columns-repeated="2" office:value-type="string">
            <text:p>25 - 45</text:p>
          </table:table-cell>
          <table:table-cell office:value-type="string">
            <text:p>Rampa di accesso; Piattaforma elevatrice; Ascensore; Servizi igienici dedicati;</text:p>
          </table:table-cell>
          <table:table-cell office:value-type="string">
            <text:p>Zufahrtsrampe; Hebefläche; Aufzug, behindertengerechte Toiletten;</text:p>
          </table:table-cell>
          <table:table-cell office:value-type="string">
            <text:p>Access ramp; platform lift; lift; disabled toilets;</text:p>
          </table:table-cell>
          <table:table-cell office:value-type="string">
            <text:p>ai_vicoli.JPG</text:p>
          </table:table-cell>
          <table:table-cell table:number-columns-repeated="3"/>
          <table:table-cell office:value-type="float" office:value="0">
            <text:p>0</text:p>
          </table:table-cell>
          <table:table-cell office:value-type="float" office:value="214">
            <text:p>214</text:p>
          </table:table-cell>
          <table:table-cell office:value-type="string">
            <text:p>46.067561</text:p>
          </table:table-cell>
          <table:table-cell office:value-type="string">
            <text:p>11.120293</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03</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 CASTELLO</text:p>
          </table:table-cell>
          <table:table-cell office:value-type="string">
            <text:p>via Bernardo Clesio 10, Trento</text:p>
          </table:table-cell>
          <table:table-cell office:value-type="string">
            <text:p>via Bernardo Clesio, 10, Trient, Italien</text:p>
          </table:table-cell>
          <table:table-cell office:value-type="string">
            <text:p>via Bernardo Clesio, 10, Trento, Italy</text:p>
          </table:table-cell>
          <table:table-cell office:value-type="string">
            <text:p>0461/238785</text:p>
          </table:table-cell>
          <table:table-cell/>
          <table:table-cell office:value-type="string">
            <text:p>info@alcastellotrento.com</text:p>
          </table:table-cell>
          <table:table-cell table:number-columns-repeated="12"/>
          <table:table-cell office:value-type="string">
            <text:p>al_castello.jpg</text:p>
          </table:table-cell>
          <table:table-cell office:value-type="string">
            <text:p>Specialità indiane</text:p>
          </table:table-cell>
          <table:table-cell office:value-type="string">
            <text:p>Indische Spezialitäten</text:p>
          </table:table-cell>
          <table:table-cell office:value-type="string">
            <text:p>Indian specialities</text:p>
          </table:table-cell>
          <table:table-cell office:value-type="float" office:value="0">
            <text:p>0</text:p>
          </table:table-cell>
          <table:table-cell office:value-type="float" office:value="102">
            <text:p>102</text:p>
          </table:table-cell>
          <table:table-cell office:value-type="string">
            <text:p>46.070201</text:p>
          </table:table-cell>
          <table:table-cell office:value-type="string">
            <text:p>11.127042</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04</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AL MERCATO</text:p>
          </table:table-cell>
          <table:table-cell office:value-type="string">
            <text:p>Piazza G. Garzetti 15, Trento</text:p>
          </table:table-cell>
          <table:table-cell office:value-type="string">
            <text:p>Piazza G. Garzetti, 15, Trient, Italien</text:p>
          </table:table-cell>
          <table:table-cell office:value-type="string">
            <text:p>Piazza G. Garzetti, 15, Trento, Italy</text:p>
          </table:table-cell>
          <table:table-cell office:value-type="string">
            <text:p>0461/987223</text:p>
          </table:table-cell>
          <table:table-cell/>
          <table:table-cell office:value-type="string">
            <text:p>trattoriaalmercato@gmail.it</text:p>
          </table:table-cell>
          <table:table-cell office:value-type="string">
            <text:p>06.30 - 22.30</text:p>
          </table:table-cell>
          <table:table-cell office:value-type="string">
            <text:p>06.30 - 22.30 Uhr</text:p>
          </table:table-cell>
          <table:table-cell office:value-type="string">
            <text:p>6.30am - 10.30pm</text:p>
          </table:table-cell>
          <table:table-cell office:value-type="string">
            <text:p>domenica</text:p>
          </table:table-cell>
          <table:table-cell office:value-type="string">
            <text:p>Sonntag</text:p>
          </table:table-cell>
          <table:table-cell office:value-type="string">
            <text:p>Sunday</text:p>
          </table:table-cell>
          <table:table-cell table:style-name="ce2" office:value-type="string">
            <text:p>15 - 20</text:p>
          </table:table-cell>
          <table:table-cell table:number-columns-repeated="2" office:value-type="string">
            <text:p>15 - 20</text:p>
          </table:table-cell>
          <table:table-cell office:value-type="string">
            <text:p>Rampa di accesso; Piattaforma elevatrice; Servizi igienici dedicati;</text:p>
          </table:table-cell>
          <table:table-cell office:value-type="string">
            <text:p>Zufahrtsrampe; Hebefläche; behindertengerechte Toiletten;</text:p>
          </table:table-cell>
          <table:table-cell office:value-type="string">
            <text:p>Access ramp; platform lift; disabled toilets;</text:p>
          </table:table-cell>
          <table:table-cell office:value-type="string">
            <text:p>al_mercato.jpg</text:p>
          </table:table-cell>
          <table:table-cell table:number-columns-repeated="3"/>
          <table:table-cell office:value-type="float" office:value="0">
            <text:p>0</text:p>
          </table:table-cell>
          <table:table-cell office:value-type="float" office:value="213">
            <text:p>213</text:p>
          </table:table-cell>
          <table:table-cell office:value-type="string">
            <text:p>46.065914</text:p>
          </table:table-cell>
          <table:table-cell office:value-type="string">
            <text:p>11.123861</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0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 NUOVO FARO</text:p>
          </table:table-cell>
          <table:table-cell office:value-type="string">
            <text:p>Via Brescia 45, Trento</text:p>
          </table:table-cell>
          <table:table-cell office:value-type="string">
            <text:p>Via Brescia, 45, Trient, Italien</text:p>
          </table:table-cell>
          <table:table-cell office:value-type="string">
            <text:p>Via Brescia, 45, Trento, Italy</text:p>
          </table:table-cell>
          <table:table-cell office:value-type="string">
            <text:p>0461/263911</text:p>
          </table:table-cell>
          <table:table-cell/>
          <table:table-cell office:value-type="string">
            <text:p>alnuovofaro@yahoo.it</text:p>
          </table:table-cell>
          <table:table-cell office:value-type="string">
            <text:p>10.00 - 22.00</text:p>
          </table:table-cell>
          <table:table-cell office:value-type="string">
            <text:p>10:00 - 22:00 Uhr</text:p>
          </table:table-cell>
          <table:table-cell office:value-type="string">
            <text:p>10am - 10pm</text:p>
          </table:table-cell>
          <table:table-cell office:value-type="string">
            <text:p>lunedì</text:p>
          </table:table-cell>
          <table:table-cell office:value-type="string">
            <text:p>Montag</text:p>
          </table:table-cell>
          <table:table-cell office:value-type="string">
            <text:p>Monday</text:p>
          </table:table-cell>
          <table:table-cell table:style-name="ce2" office:value-type="string">
            <text:p>12 (bibite escluse)</text:p>
          </table:table-cell>
          <table:table-cell office:value-type="string">
            <text:p>12 (außer Getränke)</text:p>
          </table:table-cell>
          <table:table-cell office:value-type="string">
            <text:p>12 (drinks not included)</text:p>
          </table:table-cell>
          <table:table-cell office:value-type="string">
            <text:p>Parcheggio; Servizi igienici dedicati;</text:p>
          </table:table-cell>
          <table:table-cell office:value-type="string">
            <text:p>Parkplatz; behindertengerechte Toiletten;</text:p>
          </table:table-cell>
          <table:table-cell office:value-type="string">
            <text:p>Car park, disabled toilets;</text:p>
          </table:table-cell>
          <table:table-cell office:value-type="string">
            <text:p>al_nuovo_faro.jpg</text:p>
          </table:table-cell>
          <table:table-cell table:number-columns-repeated="3"/>
          <table:table-cell office:value-type="float" office:value="0">
            <text:p>0</text:p>
          </table:table-cell>
          <table:table-cell office:value-type="float" office:value="240">
            <text:p>240</text:p>
          </table:table-cell>
          <table:table-cell office:value-type="string">
            <text:p>46.070592</text:p>
          </table:table-cell>
          <table:table-cell office:value-type="string">
            <text:p>11.111702</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06</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AL TINO</text:p>
          </table:table-cell>
          <table:table-cell office:value-type="string">
            <text:p>Via S. Trinità 10, Trento</text:p>
          </table:table-cell>
          <table:table-cell office:value-type="string">
            <text:p>Via S. Trinità , 10, Trient, Italien</text:p>
          </table:table-cell>
          <table:table-cell office:value-type="string">
            <text:p>Via S. Trinità, 10, Trento, Italy</text:p>
          </table:table-cell>
          <table:table-cell office:value-type="string">
            <text:p>0461/984109</text:p>
          </table:table-cell>
          <table:table-cell table:number-columns-repeated="2"/>
          <table:table-cell office:value-type="string">
            <text:p>11.30 - 14.30/ 18.30 - 21.30</text:p>
          </table:table-cell>
          <table:table-cell office:value-type="string">
            <text:p>11:30 - 14:30 / 18:30 - 21:30 Uhr</text:p>
          </table:table-cell>
          <table:table-cell office:value-type="string">
            <text:p>11.30am - 2.30pm/ 6.30pm - 9.30pm</text:p>
          </table:table-cell>
          <table:table-cell office:value-type="string">
            <text:p>domenica</text:p>
          </table:table-cell>
          <table:table-cell office:value-type="string">
            <text:p>Sonntag</text:p>
          </table:table-cell>
          <table:table-cell office:value-type="string">
            <text:p>Sunday</text:p>
          </table:table-cell>
          <table:table-cell table:number-columns-repeated="3"/>
          <table:table-cell office:value-type="string">
            <text:p>Ingresso con gradini; Servizi igienici dedicati;</text:p>
          </table:table-cell>
          <table:table-cell office:value-type="string">
            <text:p>Eingang mit Stufen; behindertengerechte Toiletten;</text:p>
          </table:table-cell>
          <table:table-cell office:value-type="string">
            <text:p>Entrance with steps; disabled toilets;</text:p>
          </table:table-cell>
          <table:table-cell office:value-type="string">
            <text:p>a_tino.jpg</text:p>
          </table:table-cell>
          <table:table-cell table:number-columns-repeated="3"/>
          <table:table-cell office:value-type="float" office:value="0">
            <text:p>0</text:p>
          </table:table-cell>
          <table:table-cell office:value-type="float" office:value="186">
            <text:p>186</text:p>
          </table:table-cell>
          <table:table-cell office:value-type="string">
            <text:p>46.066189</text:p>
          </table:table-cell>
          <table:table-cell office:value-type="string">
            <text:p>11.122989</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0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AL VO'</text:p>
          </table:table-cell>
          <table:table-cell office:value-type="string">
            <text:p>Vicolo del Vò 11, Trento, Italia</text:p>
          </table:table-cell>
          <table:table-cell office:value-type="string">
            <text:p>Vicolo del Và², 11, Trient, Italien</text:p>
          </table:table-cell>
          <table:table-cell office:value-type="string">
            <text:p>Vicolo del Vò, 11, Trento, Italy</text:p>
          </table:table-cell>
          <table:table-cell office:value-type="string">
            <text:p>0461/985374</text:p>
          </table:table-cell>
          <table:table-cell office:value-type="string">
            <text:p>http://www.ristorantealvo.it</text:p>
          </table:table-cell>
          <table:table-cell office:value-type="string">
            <text:p>info@ristorantealvo.it</text:p>
          </table:table-cell>
          <table:table-cell office:value-type="string">
            <text:p>11.00 - 14.30 (la sera per gruppi solo su prenotazione)</text:p>
          </table:table-cell>
          <table:table-cell office:value-type="string">
            <text:p>11.00-14.30 Uhr (abends für Gruppen, nur nach Reservierung)</text:p>
          </table:table-cell>
          <table:table-cell office:value-type="string">
            <text:p>11am - 2.30pm (in the evening only for groups, booking required)</text:p>
          </table:table-cell>
          <table:table-cell office:value-type="string">
            <text:p>domenica (aperto per manifestazioni o per gurppi prenotati)</text:p>
          </table:table-cell>
          <table:table-cell office:value-type="string">
            <text:p>Sonntag (für Veranstaltungen oder reservierte Gruppen geöffnet)</text:p>
          </table:table-cell>
          <table:table-cell office:value-type="string">
            <text:p>Sunday (open for special events or booked groups)</text:p>
          </table:table-cell>
          <table:table-cell table:style-name="ce2" office:value-type="string">
            <text:p>15 - 25</text:p>
          </table:table-cell>
          <table:table-cell table:number-columns-repeated="2" office:value-type="string">
            <text:p>15 - 25</text:p>
          </table:table-cell>
          <table:table-cell table:number-columns-repeated="3"/>
          <table:table-cell office:value-type="string">
            <text:p>al_vo.jpg</text:p>
          </table:table-cell>
          <table:table-cell office:value-type="string">
            <text:p>Nel 1345 Enrico apriva la più <text:s/>antica osteria di Trento col nome di AD SIGNUM ROTAE. Oggi la famiglia Antoniolli continua questa tradizione di cucina e cortesia nel cuore del centro storico, in tre accoglienti sale a volta. Il Ristorante al Vo' è un luogo dove l'amore per la cucina di territorio esprime in una gastronomia moderna ma genuina, che vuole valorizzare prodotti e produttori locali, con particolare attenzione al TRENTODOC.</text:p>
          </table:table-cell>
          <table:table-cell office:value-type="string">
            <text:p>1345 eröffnete Enrico die älteste Osteria Trients: AD SIGNUM ROTAE. Heute führt Familie Antoniolli die traditionell gastfreundliche Bewirtung in drei gemütlichen Sälen mit Deckengewölben in der Altstadt-Osteria weiter. <text:s/>Im Restaurant Al VÒ äußert sich die Vorliebe für die hiesige Küche in Form einer modernen, aber ursprünglichen Gastronomie, in deren Mittelpunkt die Valorisierung lokaler Produkte steht. Ein besonderes Augenmerk gilt in diesem Zusammenhang dem TRENTODOC Spumante.</text:p>
          </table:table-cell>
          <table:table-cell office:value-type="string">
            <text:p>In 1345, Enrico opened the oldest osteria <text:s/>in Trento and called it AD SIGNUM ROTAE. Today, in the very heart of the historic town centre, the Antoniolli family continues this tradition of good food and refined service in three welcoming vaulted rooms. The Restaurant al Vò is a place where the love for local dishes is expressed through a modern yet natural cuisine that focuses on local produce and producers, especially on TRENTODOC spumante.</text:p>
          </table:table-cell>
          <table:table-cell office:value-type="float" office:value="1">
            <text:p>1</text:p>
          </table:table-cell>
          <table:table-cell office:value-type="float" office:value="427">
            <text:p>427</text:p>
          </table:table-cell>
          <table:table-cell office:value-type="string">
            <text:p>46.070782</text:p>
          </table:table-cell>
          <table:table-cell office:value-type="string">
            <text:p>11.123981</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08</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AL VOLT</text:p>
          </table:table-cell>
          <table:table-cell office:value-type="string">
            <text:p>Via Santa Croce, 16, Trento</text:p>
          </table:table-cell>
          <table:table-cell office:value-type="string">
            <text:p>Via Santa Croce, 16, Trient, Italien</text:p>
          </table:table-cell>
          <table:table-cell office:value-type="string">
            <text:p>Via Santa Croce, 16, Trento, Italy</text:p>
          </table:table-cell>
          <table:table-cell office:value-type="string">
            <text:p>0461/983776</text:p>
          </table:table-cell>
          <table:table-cell office:value-type="string">
            <text:p>http://www.tienne.it/alvolt</text:p>
          </table:table-cell>
          <table:table-cell office:value-type="string">
            <text:p>Trattoria_al_volt@yahoo.it</text:p>
          </table:table-cell>
          <table:table-cell office:value-type="string">
            <text:p>08.00 - 14.00/ 18.00 - 22.00</text:p>
          </table:table-cell>
          <table:table-cell office:value-type="string">
            <text:p>08:00 - 14:00/ 18:00 - 22:00 Uhr</text:p>
          </table:table-cell>
          <table:table-cell office:value-type="string">
            <text:p>8am - 2pm/ 6pm - 10pm</text:p>
          </table:table-cell>
          <table:table-cell office:value-type="string">
            <text:p>giovedì e domenica sera</text:p>
          </table:table-cell>
          <table:table-cell office:value-type="string">
            <text:p>Donnerstag und Sonntag Abend</text:p>
          </table:table-cell>
          <table:table-cell office:value-type="string">
            <text:p>Thursday and Sunday evening</text:p>
          </table:table-cell>
          <table:table-cell table:style-name="ce2" office:value-type="float" office:value="24">
            <text:p>24</text:p>
          </table:table-cell>
          <table:table-cell table:number-columns-repeated="2" office:value-type="float" office:value="24">
            <text:p>24</text:p>
          </table:table-cell>
          <table:table-cell office:value-type="string">
            <text:p>Parcheggio; Ingresso con gradini; Servizi igienici dedicati;</text:p>
          </table:table-cell>
          <table:table-cell office:value-type="string">
            <text:p>Parkplatz; Eingang mit Stufen; behindertengerechte Toiletten;</text:p>
          </table:table-cell>
          <table:table-cell office:value-type="string">
            <text:p>Car park; entrance with steps; disabled toilets;</text:p>
          </table:table-cell>
          <table:table-cell office:value-type="string">
            <text:p>volt.jpg</text:p>
          </table:table-cell>
          <table:table-cell table:number-columns-repeated="3"/>
          <table:table-cell office:value-type="float" office:value="0">
            <text:p>0</text:p>
          </table:table-cell>
          <table:table-cell office:value-type="float" office:value="186">
            <text:p>186</text:p>
          </table:table-cell>
          <table:table-cell office:value-type="string">
            <text:p>46.064537</text:p>
          </table:table-cell>
          <table:table-cell office:value-type="string">
            <text:p>11.12328</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09</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 77</text:p>
          </table:table-cell>
          <table:table-cell office:value-type="string">
            <text:p>Via Giuseppe Verdi 77, Trento</text:p>
          </table:table-cell>
          <table:table-cell office:value-type="string">
            <text:p>Via Giuseppe Verdi, 77, Trient, Italien</text:p>
          </table:table-cell>
          <table:table-cell office:value-type="string">
            <text:p>Via Giuseppe Verdi, 77, Trento, Italy</text:p>
          </table:table-cell>
          <table:table-cell office:value-type="string">
            <text:p>0461/237209</text:p>
          </table:table-cell>
          <table:table-cell/>
          <table:table-cell office:value-type="string">
            <text:p>pizzeria.al77@hotmail.com</text:p>
          </table:table-cell>
          <table:table-cell office:value-type="string">
            <text:p>12.00 - 15.00/ 18.00 - 24.00</text:p>
          </table:table-cell>
          <table:table-cell office:value-type="string">
            <text:p>12.00 - 15:00/ 18:00 - 24.00 Uhr</text:p>
          </table:table-cell>
          <table:table-cell office:value-type="string">
            <text:p>12noon - 3pm/ 6pm - 12midnight</text:p>
          </table:table-cell>
          <table:table-cell office:value-type="string">
            <text:p>domenica (novembre, dicembre, gennaio sempre aperti)</text:p>
          </table:table-cell>
          <table:table-cell office:value-type="string">
            <text:p>Sonntag (November, Dezember, Januar immer geöffnet)</text:p>
          </table:table-cell>
          <table:table-cell office:value-type="string">
            <text:p>Sunday (November, December, January always open)</text:p>
          </table:table-cell>
          <table:table-cell table:style-name="ce2" office:value-type="string">
            <text:p>pizza 10 ristorante 18</text:p>
          </table:table-cell>
          <table:table-cell office:value-type="string">
            <text:p>Pizza 10 - Restaurant 18</text:p>
          </table:table-cell>
          <table:table-cell office:value-type="string">
            <text:p>pizza 10, restaurant 18</text:p>
          </table:table-cell>
          <table:table-cell office:value-type="string">
            <text:p>Ingresso con gradini; Servizi igienici dedicati;</text:p>
          </table:table-cell>
          <table:table-cell office:value-type="string">
            <text:p>Eingang mit Stufen; behindertengerechte Toiletten;</text:p>
          </table:table-cell>
          <table:table-cell office:value-type="string">
            <text:p>Entrance with steps; disabled toilets;</text:p>
          </table:table-cell>
          <table:table-cell office:value-type="string">
            <text:p>77.jpg</text:p>
          </table:table-cell>
          <table:table-cell table:number-columns-repeated="3"/>
          <table:table-cell office:value-type="float" office:value="0">
            <text:p>0</text:p>
          </table:table-cell>
          <table:table-cell office:value-type="float" office:value="240">
            <text:p>240</text:p>
          </table:table-cell>
          <table:table-cell office:value-type="string">
            <text:p>46.066922</text:p>
          </table:table-cell>
          <table:table-cell office:value-type="string">
            <text:p>11.120658</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10</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LA GROTTA</text:p>
          </table:table-cell>
          <table:table-cell office:value-type="string">
            <text:p>Vicolo S. Marco 6, Trento</text:p>
          </table:table-cell>
          <table:table-cell office:value-type="string">
            <text:p>Vicolo S. Marco, 6, Trient, Italien</text:p>
          </table:table-cell>
          <table:table-cell office:value-type="string">
            <text:p>Vicolo S. Marco, 6, Trento, Italy</text:p>
          </table:table-cell>
          <table:table-cell office:value-type="string">
            <text:p>0461/987197</text:p>
          </table:table-cell>
          <table:table-cell/>
          <table:table-cell office:value-type="string">
            <text:p>grotta1@yahoo.it</text:p>
          </table:table-cell>
          <table:table-cell office:value-type="string">
            <text:p>12.00 - 15.00/ 18.30 - 24.00</text:p>
          </table:table-cell>
          <table:table-cell office:value-type="string">
            <text:p>12.00 - 15:00/ 18:30 - 24.00 Uhr</text:p>
          </table:table-cell>
          <table:table-cell office:value-type="string">
            <text:p>12noon - 3pm/ 6.30pm - 12midnight</text:p>
          </table:table-cell>
          <table:table-cell office:value-type="string">
            <text:p>domenica</text:p>
          </table:table-cell>
          <table:table-cell office:value-type="string">
            <text:p>Sonntag</text:p>
          </table:table-cell>
          <table:table-cell office:value-type="string">
            <text:p>Sunday</text:p>
          </table:table-cell>
          <table:table-cell table:style-name="ce2" office:value-type="float" office:value="11">
            <text:p>11</text:p>
          </table:table-cell>
          <table:table-cell table:number-columns-repeated="2" office:value-type="float" office:value="11">
            <text:p>11</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office:value-type="string">
            <text:p>alla_grotta.jpg</text:p>
          </table:table-cell>
          <table:table-cell table:number-columns-repeated="3"/>
          <table:table-cell office:value-type="float" office:value="0">
            <text:p>0</text:p>
          </table:table-cell>
          <table:table-cell office:value-type="float" office:value="240">
            <text:p>240</text:p>
          </table:table-cell>
          <table:table-cell office:value-type="string">
            <text:p>46.069837</text:p>
          </table:table-cell>
          <table:table-cell office:value-type="string">
            <text:p>11.12551</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1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LA MOSTRA</text:p>
          </table:table-cell>
          <table:table-cell office:value-type="string">
            <text:p>Piazza della Mostra 13, Trento</text:p>
          </table:table-cell>
          <table:table-cell office:value-type="string">
            <text:p>Piazza della Mostra, 13, Trient, Italien</text:p>
          </table:table-cell>
          <table:table-cell office:value-type="string">
            <text:p>Piazza della Mostra, 13, Trento, Italy</text:p>
          </table:table-cell>
          <table:table-cell office:value-type="string">
            <text:p>0461/230787</text:p>
          </table:table-cell>
          <table:table-cell office:value-type="string">
            <text:p>http://www.allamostra.it</text:p>
          </table:table-cell>
          <table:table-cell office:value-type="string">
            <text:p>info@allamostra.it</text:p>
          </table:table-cell>
          <table:table-cell office:value-type="string">
            <text:p>ristorante 12 - 14/ 19 - 22.30 pizzeria 12 - 14.30/ 19 - 23</text:p>
          </table:table-cell>
          <table:table-cell office:value-type="string">
            <text:p>Restaurant 12 - 14/ 19 - 22.30 Uhr - Pizzeria 12 - 14.30/ 19 - 23 Uhr</text:p>
          </table:table-cell>
          <table:table-cell office:value-type="string">
            <text:p>restaurant 12noon - 2pm/ 7pm- 10.30pm pizzeria 12noon - 2.30pm/ 7pm - 11pm</text:p>
          </table:table-cell>
          <table:table-cell office:value-type="string">
            <text:p>lunedì <text:s text:c="3"/></text:p>
          </table:table-cell>
          <table:table-cell office:value-type="string">
            <text:p>Montag <text:s text:c="3"/></text:p>
          </table:table-cell>
          <table:table-cell office:value-type="string">
            <text:p>Monday <text:s text:c="3"/></text:p>
          </table:table-cell>
          <table:table-cell table:number-columns-repeated="3"/>
          <table:table-cell office:value-type="string">
            <text:p>Servizi igienici dedicati;</text:p>
          </table:table-cell>
          <table:table-cell office:value-type="string">
            <text:p>Behindertengerechte Toiletten;</text:p>
          </table:table-cell>
          <table:table-cell office:value-type="string">
            <text:p>Disabled toilets;</text:p>
          </table:table-cell>
          <table:table-cell office:value-type="string">
            <text:p>alla_mostra.jpg</text:p>
          </table:table-cell>
          <table:table-cell table:number-columns-repeated="3"/>
          <table:table-cell office:value-type="float" office:value="0">
            <text:p>0</text:p>
          </table:table-cell>
          <table:table-cell office:value-type="float" office:value="150">
            <text:p>150</text:p>
          </table:table-cell>
          <table:table-cell office:value-type="string">
            <text:p>46.07112</text:p>
          </table:table-cell>
          <table:table-cell office:value-type="string">
            <text:p>11.12584</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12</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UVA E MENTA</text:p>
          </table:table-cell>
          <table:table-cell office:value-type="string">
            <text:p>Via Dietro Le Mura A 53, Trento</text:p>
          </table:table-cell>
          <table:table-cell office:value-type="string">
            <text:p>Via Dietro Le Mura A, 35, Trient, Italien</text:p>
          </table:table-cell>
          <table:table-cell office:value-type="string">
            <text:p>Via Dietro Le Mura A, 35, Trento, Italy</text:p>
          </table:table-cell>
          <table:table-cell office:value-type="string">
            <text:p>0461/1903162</text:p>
          </table:table-cell>
          <table:table-cell/>
          <table:table-cell office:value-type="string">
            <text:p>uvaementa@yahoo.it</text:p>
          </table:table-cell>
          <table:table-cell office:value-type="string">
            <text:p>12,00-14,30/19,00-23,30</text:p>
          </table:table-cell>
          <table:table-cell office:value-type="string">
            <text:p>12,00-14,30/ 19,00-23,30 Uhr</text:p>
          </table:table-cell>
          <table:table-cell office:value-type="string">
            <text:p>12noon - 2.30pm/7pm - 11.30pm</text:p>
          </table:table-cell>
          <table:table-cell table:number-columns-repeated="3"/>
          <table:table-cell table:style-name="ce2" office:value-type="float" office:value="15">
            <text:p>15</text:p>
          </table:table-cell>
          <table:table-cell table:number-columns-repeated="2" office:value-type="float" office:value="15">
            <text:p>15</text:p>
          </table:table-cell>
          <table:table-cell office:value-type="string">
            <text:p>Piattaforma elevatrice; Ingresso con gradini; Servizi igienici dedicati;</text:p>
          </table:table-cell>
          <table:table-cell office:value-type="string">
            <text:p>Hebefläche; Eingang mit Stufen; behindertengerechte Toiletten;</text:p>
          </table:table-cell>
          <table:table-cell office:value-type="string">
            <text:p>Platform lift; entrance with steps; disabled toilets;</text:p>
          </table:table-cell>
          <table:table-cell office:value-type="string">
            <text:p>uva_menta.JPG</text:p>
          </table:table-cell>
          <table:table-cell table:number-columns-repeated="3"/>
          <table:table-cell table:number-columns-repeated="2" office:value-type="float" office:value="0">
            <text:p>0</text:p>
          </table:table-cell>
          <table:table-cell office:value-type="string">
            <text:p>46.065501</text:p>
          </table:table-cell>
          <table:table-cell office:value-type="string">
            <text:p>11.124595</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13</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AMERICA</text:p>
          </table:table-cell>
          <table:table-cell office:value-type="string">
            <text:p>Via Torre Verde 50, Trento</text:p>
          </table:table-cell>
          <table:table-cell office:value-type="string">
            <text:p>Via Torre Verdi, 50, Trient, Italien</text:p>
          </table:table-cell>
          <table:table-cell office:value-type="string">
            <text:p>Via Torre Verde, 50, Trento, Italy</text:p>
          </table:table-cell>
          <table:table-cell office:value-type="string">
            <text:p>0461/983010</text:p>
          </table:table-cell>
          <table:table-cell office:value-type="string">
            <text:p>http://www.hotelamerica.it</text:p>
          </table:table-cell>
          <table:table-cell office:value-type="string">
            <text:p>info@hotelamerica.it</text:p>
          </table:table-cell>
          <table:table-cell office:value-type="string">
            <text:p>12.00 - 14.00/ 19.30 - 21.30</text:p>
          </table:table-cell>
          <table:table-cell office:value-type="string">
            <text:p>12:00 - 14:00 / 19:30 - 21:30 Uhr</text:p>
          </table:table-cell>
          <table:table-cell office:value-type="string">
            <text:p>12noon - 2pm/ 7.30pm - 9.30pm</text:p>
          </table:table-cell>
          <table:table-cell office:value-type="string">
            <text:p>domenica</text:p>
          </table:table-cell>
          <table:table-cell office:value-type="string">
            <text:p>Sonntag</text:p>
          </table:table-cell>
          <table:table-cell office:value-type="string">
            <text:p>Sunday</text:p>
          </table:table-cell>
          <table:table-cell table:style-name="ce2" office:value-type="string">
            <text:p>20 - 30</text:p>
          </table:table-cell>
          <table:table-cell table:number-columns-repeated="2" office:value-type="string">
            <text:p>20 - 30</text:p>
          </table:table-cell>
          <table:table-cell office:value-type="string">
            <text:p>Rampa di accesso; Piattaforma elevatrice; Ascensore; Servizi igienici dedicati;</text:p>
          </table:table-cell>
          <table:table-cell office:value-type="string">
            <text:p>Zufahrtsrampe; Hebefläche; Aufzug, behindertengerechte Toiletten;</text:p>
          </table:table-cell>
          <table:table-cell office:value-type="string">
            <text:p>Access ramp; platform lift; lift; disabled toilets;</text:p>
          </table:table-cell>
          <table:table-cell office:value-type="string">
            <text:p>america.jpg</text:p>
          </table:table-cell>
          <table:table-cell table:number-columns-repeated="3"/>
          <table:table-cell office:value-type="float" office:value="0">
            <text:p>0</text:p>
          </table:table-cell>
          <table:table-cell office:value-type="float" office:value="213">
            <text:p>213</text:p>
          </table:table-cell>
          <table:table-cell office:value-type="string">
            <text:p>46.071221</text:p>
          </table:table-cell>
          <table:table-cell office:value-type="string">
            <text:p>11.12401</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14</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L'ANFITEATRO</text:p>
          </table:table-cell>
          <table:table-cell office:value-type="string">
            <text:p>Piazzetta Anfiteatro 10, Trento</text:p>
          </table:table-cell>
          <table:table-cell office:value-type="string">
            <text:p>Piazzetta Anfiteatro, 10, Trient, Italien</text:p>
          </table:table-cell>
          <table:table-cell office:value-type="string">
            <text:p>Piazzetta Anfiteatro, 10, Trento, Italy</text:p>
          </table:table-cell>
          <table:table-cell office:value-type="string">
            <text:p>0461/232412</text:p>
          </table:table-cell>
          <table:table-cell/>
          <table:table-cell office:value-type="string">
            <text:p>giancarlopederzolli@virgilio.it</text:p>
          </table:table-cell>
          <table:table-cell office:value-type="string">
            <text:p>11.45 - 14.30</text:p>
          </table:table-cell>
          <table:table-cell office:value-type="string">
            <text:p>11:45 - 14:30 Uhr</text:p>
          </table:table-cell>
          <table:table-cell office:value-type="string">
            <text:p>11.45am - 2.30pm</text:p>
          </table:table-cell>
          <table:table-cell office:value-type="string">
            <text:p>sabato e domenica</text:p>
          </table:table-cell>
          <table:table-cell office:value-type="string">
            <text:p>Samstag und Sonntag</text:p>
          </table:table-cell>
          <table:table-cell office:value-type="string">
            <text:p>Saturday and Sunday</text:p>
          </table:table-cell>
          <table:table-cell table:style-name="ce2" office:value-type="float" office:value="5">
            <text:p>5</text:p>
          </table:table-cell>
          <table:table-cell table:number-columns-repeated="2" office:value-type="float" office:value="5">
            <text:p>5</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office:value-type="string">
            <text:p>anfiteatro.jpg</text:p>
          </table:table-cell>
          <table:table-cell table:number-columns-repeated="3"/>
          <table:table-cell office:value-type="float" office:value="0">
            <text:p>0</text:p>
          </table:table-cell>
          <table:table-cell office:value-type="float" office:value="213">
            <text:p>213</text:p>
          </table:table-cell>
          <table:table-cell office:value-type="string">
            <text:p>46.069379</text:p>
          </table:table-cell>
          <table:table-cell office:value-type="string">
            <text:p>11.124853</text:p>
          </table:table-cell>
          <table:table-cell office:value-type="string">
            <text:p>23/05/2014 12:00 AM +0100</text:p>
          </table:table-cell>
          <table:table-cell office:value-type="float" office:value="0">
            <text:p>0</text:p>
          </table:table-cell>
          <table:table-cell table:number-columns-repeated="989"/>
        </table:table-row>
        <table:table-row table:style-name="ro1">
          <table:table-cell office:value-type="string">
            <text:p>ristorazione.1015</text:p>
          </table:table-cell>
          <table:table-cell office:value-type="string">
            <text:p>ristorazione</text:p>
          </table:table-cell>
          <table:table-cell office:value-type="string">
            <text:p>it</text:p>
          </table:table-cell>
          <table:table-cell office:value-type="string">
            <text:p>Ristorante; Trattoria; Osteria tipica</text:p>
          </table:table-cell>
          <table:table-cell office:value-type="string">
            <text:p>Restaurant; Gastwirtschaft; Typische Osteria</text:p>
          </table:table-cell>
          <table:table-cell office:value-type="string">
            <text:p>Restaurant; Trattoria ; Typical Osteria</text:p>
          </table:table-cell>
          <table:table-cell office:value-type="string">
            <text:p>ANTICA TRATTORIA DUE MORI</text:p>
          </table:table-cell>
          <table:table-cell office:value-type="string">
            <text:p>Via S. Marco 11, Trento</text:p>
          </table:table-cell>
          <table:table-cell office:value-type="string">
            <text:p>Via S. Marco, 11, Trient, Italien</text:p>
          </table:table-cell>
          <table:table-cell office:value-type="string">
            <text:p>Via S. Marco, 11, Trento, Italy</text:p>
          </table:table-cell>
          <table:table-cell office:value-type="string">
            <text:p>0461/984251</text:p>
          </table:table-cell>
          <table:table-cell office:value-type="string">
            <text:p>http://www.ristoranteduemori.com</text:p>
          </table:table-cell>
          <table:table-cell office:value-type="string">
            <text:p>info@ristoranteduemori.com</text:p>
          </table:table-cell>
          <table:table-cell office:value-type="string">
            <text:p>da martedì a sabato 12.00 - 14.30/ 19.00 - 22.30 <text:s text:c="12"/>domenica 12.00 - 14.30/ 19.00 - 22,00</text:p>
          </table:table-cell>
          <table:table-cell office:value-type="string">
            <text:p>von Dienstag bis Samstag 12.00 - 14.30/ 19.00 - 22.30 Uhr <text:s text:c="11"/>Sonntag 12.00 - 14.30/ 19.00 - 22,00 Uhr</text:p>
          </table:table-cell>
          <table:table-cell office:value-type="string">
            <text:p>from Tuesday to Saturday 12noon - 2.30pm/ 7pm - 10.30pm, Sunday 12noon - 2.30pm/ 7pm - 10pm</text:p>
          </table:table-cell>
          <table:table-cell office:value-type="string">
            <text:p>lunedì</text:p>
          </table:table-cell>
          <table:table-cell office:value-type="string">
            <text:p>Montag</text:p>
          </table:table-cell>
          <table:table-cell office:value-type="string">
            <text:p>Monday</text:p>
          </table:table-cell>
          <table:table-cell office:value-type="string">
            <text:p>23 - 30</text:p>
          </table:table-cell>
          <table:table-cell table:number-columns-repeated="2" table:style-name="ce4" office:value-type="string">
            <text:p>23 - 30</text:p>
          </table:table-cell>
          <table:table-cell table:number-columns-repeated="3"/>
          <table:table-cell office:value-type="string">
            <text:p>due_mori.jpg</text:p>
          </table:table-cell>
          <table:table-cell table:number-columns-repeated="3"/>
          <table:table-cell office:value-type="float" office:value="0">
            <text:p>0</text:p>
          </table:table-cell>
          <table:table-cell office:value-type="float" office:value="186">
            <text:p>186</text:p>
          </table:table-cell>
          <table:table-cell office:value-type="string">
            <text:p>46.070194</text:p>
          </table:table-cell>
          <table:table-cell office:value-type="string">
            <text:p>11.125076</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16</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ANTICO POZZO</text:p>
          </table:table-cell>
          <table:table-cell office:value-type="string">
            <text:p>Via G. Manci 45, Trento</text:p>
          </table:table-cell>
          <table:table-cell office:value-type="string">
            <text:p>Via G. Manci, 45, Trient, Italien</text:p>
          </table:table-cell>
          <table:table-cell office:value-type="string">
            <text:p>Via G. Manci, 45, Trento, Italy</text:p>
          </table:table-cell>
          <table:table-cell office:value-type="string">
            <text:p>0461/263657</text:p>
          </table:table-cell>
          <table:table-cell office:value-type="string">
            <text:p>http://www.antico-pozzo.it</text:p>
          </table:table-cell>
          <table:table-cell office:value-type="string">
            <text:p>info@antico-pozzo.it</text:p>
          </table:table-cell>
          <table:table-cell office:value-type="string">
            <text:p>12.00 - 15.00/ 19.00 - 24.00</text:p>
          </table:table-cell>
          <table:table-cell office:value-type="string">
            <text:p>12.00 - 15:00/ 19:00 - 24.00 Uhr</text:p>
          </table:table-cell>
          <table:table-cell office:value-type="string">
            <text:p>12noon - 3pm/ 7pm - 12midnight</text:p>
          </table:table-cell>
          <table:table-cell office:value-type="string">
            <text:p>domenica e sabato a pranzo</text:p>
          </table:table-cell>
          <table:table-cell office:value-type="string">
            <text:p>Sonntag und Samstag zu Mittag</text:p>
          </table:table-cell>
          <table:table-cell office:value-type="string">
            <text:p>Sunday and Monday at lunchtime</text:p>
          </table:table-cell>
          <table:table-cell table:style-name="ce2" office:value-type="string">
            <text:p>30 - 35</text:p>
          </table:table-cell>
          <table:table-cell table:number-columns-repeated="2" office:value-type="string">
            <text:p>30 - 35</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office:value-type="string">
            <text:p>antico_pozzo.jpg</text:p>
          </table:table-cell>
          <table:table-cell office:value-type="string">
            <text:p>Il ristorante Antico Pozzo a Trento si trova all'interno di Palazzo Saracini in Via Manci, costruito attorno al 1500 da dei nobili di Siena. Il palazzo è stato ristrutturato recentemente e nel pianoterra sono stati ricavati i locali per il ristorante che mantengono l'aspetto antico coi loro alti soffitti a volta, i pavimenti in travertino, le vecchie porte dell'epoca, l'antico pozzo da cui il locale prende il nome. La cucina proposta è attenta ai prodotti, sempre freschi e di stagione, con un occhio di riguardo alla tradizione, rivista in chiave moderna.</text:p>
          </table:table-cell>
          <table:table-cell office:value-type="string">
            <text:p>Das Restaurant Antico Pozzo befindet sich in dem in Via Manci gelegenen Palazzo Saracini, der im 16.Jh. von Adligen aus Siena errichtet wurde. Der Palazzo wurde kürzlich saniert und im Erdgeschoss wurden die Räumlichkeiten des Restaurants vorgesehen, deren antike Optik mit hohen Gewölbedecken, Travertinsteinböden und den damaligen Türen ebenso erhalten wurde wie der antike Brunnen, dem das Restaurant seinen Namen verdankt. Die stets saisonalen, frischen Produkte finden in einer modern interpretierten Traditionsküche Anwendung.</text:p>
          </table:table-cell>
          <table:table-cell office:value-type="string">
            <text:p>The restaurant Antico Pozzo (Ancient Well) in Trento is located within Palazzo Saracini in Via Manci, built around 1500 by noblemen from Siena. The palazzo has been recently renovated and the restaurant premises have been created on its ground floor. These have maintained their original appearance with high vaulted ceilings, travertine flooring, original old doors and the old well from which the restaurant takes its name. The kitchen offers dishes prepared with carefully selected fresh and seasonal ingredients, focusing on traditional dishes revisited in a modern style.</text:p>
          </table:table-cell>
          <table:table-cell office:value-type="float" office:value="0">
            <text:p>0</text:p>
          </table:table-cell>
          <table:table-cell office:value-type="float" office:value="213">
            <text:p>213</text:p>
          </table:table-cell>
          <table:table-cell office:value-type="string">
            <text:p>46.070116</text:p>
          </table:table-cell>
          <table:table-cell office:value-type="string">
            <text:p>11.123554</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1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CLESIO "GRAND HOTEL TRENTO"</text:p>
          </table:table-cell>
          <table:table-cell office:value-type="string">
            <text:p>Via Alfieri 1/3, Trento</text:p>
          </table:table-cell>
          <table:table-cell office:value-type="string">
            <text:p>Via Alfieri, 1/3, Trient, Italien</text:p>
          </table:table-cell>
          <table:table-cell office:value-type="string">
            <text:p>Via Alfieri, 1/3, Trento, Italy</text:p>
          </table:table-cell>
          <table:table-cell office:value-type="string">
            <text:p>0461/271710</text:p>
          </table:table-cell>
          <table:table-cell office:value-type="string">
            <text:p>http://www.grandhoteltrento.com</text:p>
          </table:table-cell>
          <table:table-cell office:value-type="string">
            <text:p>sinisgalli@sinisgalli.it</text:p>
          </table:table-cell>
          <table:table-cell office:value-type="string">
            <text:p>12.30 - 14.30/ 19.30 - 22.30</text:p>
          </table:table-cell>
          <table:table-cell office:value-type="string">
            <text:p>12:30 - 14:30 / 19:30 - 22:30 Uhr</text:p>
          </table:table-cell>
          <table:table-cell office:value-type="string">
            <text:p>12.30pm - 2.30pm / 7.30pm - 10.30pm</text:p>
          </table:table-cell>
          <table:table-cell office:value-type="string">
            <text:p>aperto tutti i giorni</text:p>
          </table:table-cell>
          <table:table-cell office:value-type="string">
            <text:p>täglich geöffnet</text:p>
          </table:table-cell>
          <table:table-cell office:value-type="string">
            <text:p>open every day</text:p>
          </table:table-cell>
          <table:table-cell table:style-name="ce2" office:value-type="string">
            <text:p>25 - 35</text:p>
          </table:table-cell>
          <table:table-cell table:number-columns-repeated="2" office:value-type="string">
            <text:p>25 - 35</text:p>
          </table:table-cell>
          <table:table-cell office:value-type="string">
            <text:p>Parcheggio; Rampa di accesso; Ascensore;</text:p>
          </table:table-cell>
          <table:table-cell office:value-type="string">
            <text:p>Parkplatz, Zufahrtsrampe; Aufzug</text:p>
          </table:table-cell>
          <table:table-cell office:value-type="string">
            <text:p>Car park; access ramp; lift;</text:p>
          </table:table-cell>
          <table:table-cell office:value-type="string">
            <text:p>clesio.JPG</text:p>
          </table:table-cell>
          <table:table-cell table:number-columns-repeated="3"/>
          <table:table-cell office:value-type="float" office:value="0">
            <text:p>0</text:p>
          </table:table-cell>
          <table:table-cell office:value-type="float" office:value="206">
            <text:p>206</text:p>
          </table:table-cell>
          <table:table-cell office:value-type="string">
            <text:p>46.071076</text:p>
          </table:table-cell>
          <table:table-cell office:value-type="string">
            <text:p>11.121296</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18</text:p>
          </table:table-cell>
          <table:table-cell office:value-type="string">
            <text:p>ristorazione</text:p>
          </table:table-cell>
          <table:table-cell office:value-type="string">
            <text:p>it</text:p>
          </table:table-cell>
          <table:table-cell table:number-columns-repeated="3" office:value-type="string">
            <text:p>Pizzeria</text:p>
          </table:table-cell>
          <table:table-cell office:value-type="string">
            <text:p>BLUE SAX</text:p>
          </table:table-cell>
          <table:table-cell office:value-type="string">
            <text:p>Viale Verona 73, Trento</text:p>
          </table:table-cell>
          <table:table-cell office:value-type="string">
            <text:p>Viale Verona, 73, Trient, Italien</text:p>
          </table:table-cell>
          <table:table-cell office:value-type="string">
            <text:p>Viale Verona, 73, Trento, Italy</text:p>
          </table:table-cell>
          <table:table-cell office:value-type="string">
            <text:p>0461/910076</text:p>
          </table:table-cell>
          <table:table-cell office:value-type="string">
            <text:p>http://www.ristorantebluesax.it/il-ristorante</text:p>
          </table:table-cell>
          <table:table-cell office:value-type="string">
            <text:p>franceschettiam@alice.it</text:p>
          </table:table-cell>
          <table:table-cell office:value-type="string">
            <text:p>12.00 - 14.00/ 18.00 - 24.00</text:p>
          </table:table-cell>
          <table:table-cell office:value-type="string">
            <text:p>12.00 - 14:00/ 18:00 - 24.00 Uhr</text:p>
          </table:table-cell>
          <table:table-cell office:value-type="string">
            <text:p>12noon - 2pm/ 6pm - 12midnight</text:p>
          </table:table-cell>
          <table:table-cell office:value-type="string">
            <text:p>domenica a pranzo</text:p>
          </table:table-cell>
          <table:table-cell office:value-type="string">
            <text:p>Sonntag zu Mittag</text:p>
          </table:table-cell>
          <table:table-cell office:value-type="string">
            <text:p>Sunday at lunchtime</text:p>
          </table:table-cell>
          <table:table-cell office:value-type="string">
            <text:p>pizza 6,50-7 <text:s/>ristorante <text:s/>7(primi) 9 (secondi)</text:p>
          </table:table-cell>
          <table:table-cell office:value-type="string">
            <text:p>Pizza 6,50-7 - Restaurant: 7(erster Gang) , <text:s text:c="2"/>9 (Hauptgang)</text:p>
          </table:table-cell>
          <table:table-cell office:value-type="string">
            <text:p>pizza 6.50-7 restaurant 7 (first course), 9 (main courses)</text:p>
          </table:table-cell>
          <table:table-cell office:value-type="string">
            <text:p>Rampa di accesso;</text:p>
          </table:table-cell>
          <table:table-cell office:value-type="string">
            <text:p>Zufahrtsrampe;</text:p>
          </table:table-cell>
          <table:table-cell office:value-type="string">
            <text:p>Access ramp;</text:p>
          </table:table-cell>
          <table:table-cell office:value-type="string">
            <text:p>blue_sax.jpg</text:p>
          </table:table-cell>
          <table:table-cell table:number-columns-repeated="3"/>
          <table:table-cell office:value-type="float" office:value="0">
            <text:p>0</text:p>
          </table:table-cell>
          <table:table-cell office:value-type="float" office:value="220">
            <text:p>220</text:p>
          </table:table-cell>
          <table:table-cell office:value-type="string">
            <text:p>46.056433</text:p>
          </table:table-cell>
          <table:table-cell office:value-type="string">
            <text:p>11.12856</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19</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BOUGANVILLE</text:p>
          </table:table-cell>
          <table:table-cell office:value-type="string">
            <text:p>Via Petrarca 1/4, Trento</text:p>
          </table:table-cell>
          <table:table-cell office:value-type="string">
            <text:p>Via Petrarca, 1/4, Trient, Italien</text:p>
          </table:table-cell>
          <table:table-cell office:value-type="string">
            <text:p>Via Petrarca, 1/4, Trento, Italy</text:p>
          </table:table-cell>
          <table:table-cell office:value-type="string">
            <text:p>0461/236666</text:p>
          </table:table-cell>
          <table:table-cell office:value-type="string">
            <text:p>http://www.bouganvilletrento.it</text:p>
          </table:table-cell>
          <table:table-cell office:value-type="string">
            <text:p>info@bouganvilletrento.it</text:p>
          </table:table-cell>
          <table:table-cell office:value-type="string">
            <text:p>12.00 - 14.00/ 18.30 - 23.00</text:p>
          </table:table-cell>
          <table:table-cell office:value-type="string">
            <text:p>12:00 - 14:00 / 18:30 - 23:00 Uhr</text:p>
          </table:table-cell>
          <table:table-cell office:value-type="string">
            <text:p>12noon - 2pm/ 6.30pm - 11pm</text:p>
          </table:table-cell>
          <table:table-cell office:value-type="string">
            <text:p>domenica</text:p>
          </table:table-cell>
          <table:table-cell office:value-type="string">
            <text:p>Sonntag</text:p>
          </table:table-cell>
          <table:table-cell office:value-type="string">
            <text:p>Sunday</text:p>
          </table:table-cell>
          <table:table-cell table:style-name="ce2" office:value-type="float" office:value="15">
            <text:p>15</text:p>
          </table:table-cell>
          <table:table-cell table:number-columns-repeated="2" office:value-type="float" office:value="15">
            <text:p>15</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office:value-type="string">
            <text:p>bouganville.png</text:p>
          </table:table-cell>
          <table:table-cell table:number-columns-repeated="3"/>
          <table:table-cell office:value-type="float" office:value="0">
            <text:p>0</text:p>
          </table:table-cell>
          <table:table-cell office:value-type="float" office:value="211">
            <text:p>211</text:p>
          </table:table-cell>
          <table:table-cell office:value-type="string">
            <text:p>46.073275</text:p>
          </table:table-cell>
          <table:table-cell office:value-type="string">
            <text:p>11.124142</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20</text:p>
          </table:table-cell>
          <table:table-cell office:value-type="string">
            <text:p>ristorazione</text:p>
          </table:table-cell>
          <table:table-cell office:value-type="string">
            <text:p>it</text:p>
          </table:table-cell>
          <table:table-cell office:value-type="string">
            <text:p>Specialità cinese</text:p>
          </table:table-cell>
          <table:table-cell office:value-type="string">
            <text:p>Chinesische Spezialitäten</text:p>
          </table:table-cell>
          <table:table-cell office:value-type="string">
            <text:p>Chinese specialities</text:p>
          </table:table-cell>
          <table:table-cell office:value-type="string">
            <text:p>CHINA TOWN</text:p>
          </table:table-cell>
          <table:table-cell office:value-type="string">
            <text:p>Via Brennero 260/c, Trento</text:p>
          </table:table-cell>
          <table:table-cell office:value-type="string">
            <text:p>Via Brennero, 260/c, Trient, Italien</text:p>
          </table:table-cell>
          <table:table-cell office:value-type="string">
            <text:p>Via Brennero, 260/c, Trento, Italy</text:p>
          </table:table-cell>
          <table:table-cell office:value-type="string">
            <text:p>0461/823186</text:p>
          </table:table-cell>
          <table:table-cell/>
          <table:table-cell office:value-type="string">
            <text:p>gianniye@gmail.com</text:p>
          </table:table-cell>
          <table:table-cell office:value-type="string">
            <text:p>11.00 - 15.00/ 18.00 - 23.30</text:p>
          </table:table-cell>
          <table:table-cell office:value-type="string">
            <text:p>11:00 - 15:00 / 18:00 - 23:30 Uhr</text:p>
          </table:table-cell>
          <table:table-cell office:value-type="string">
            <text:p>11am - 3pm/ 6pm - 11.30pm</text:p>
          </table:table-cell>
          <table:table-cell table:number-columns-repeated="3"/>
          <table:table-cell table:style-name="ce2" office:value-type="string">
            <text:p>13 - 15</text:p>
          </table:table-cell>
          <table:table-cell table:number-columns-repeated="2" office:value-type="string">
            <text:p>13 - 15</text:p>
          </table:table-cell>
          <table:table-cell office:value-type="string">
            <text:p>Parcheggio;</text:p>
          </table:table-cell>
          <table:table-cell office:value-type="string">
            <text:p>Parkplatz;</text:p>
          </table:table-cell>
          <table:table-cell office:value-type="string">
            <text:p>Car park;</text:p>
          </table:table-cell>
          <table:table-cell office:value-type="string">
            <text:p>china_town.jpg</text:p>
          </table:table-cell>
          <table:table-cell table:number-columns-repeated="3"/>
          <table:table-cell table:number-columns-repeated="2" office:value-type="float" office:value="0">
            <text:p>0</text:p>
          </table:table-cell>
          <table:table-cell office:value-type="string">
            <text:p>46.0866</text:p>
          </table:table-cell>
          <table:table-cell office:value-type="string">
            <text:p>11.118467</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2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CHISTE'</text:p>
          </table:table-cell>
          <table:table-cell office:value-type="string">
            <text:p>Via delle Orne 4, Trento</text:p>
          </table:table-cell>
          <table:table-cell office:value-type="string">
            <text:p>Via delle Orne, 4, Trient, Italien</text:p>
          </table:table-cell>
          <table:table-cell office:value-type="string">
            <text:p>Via delle Orne, 4, Trento, Italy</text:p>
          </table:table-cell>
          <table:table-cell office:value-type="string">
            <text:p>0461/262979</text:p>
          </table:table-cell>
          <table:table-cell/>
          <table:table-cell office:value-type="string">
            <text:p>chiste-2011@live.it</text:p>
          </table:table-cell>
          <table:table-cell office:value-type="string">
            <text:p>12,00-14,30/19,00-23,00</text:p>
          </table:table-cell>
          <table:table-cell office:value-type="string">
            <text:p>12,00-14,30/ 19,00-23,00 Uhr</text:p>
          </table:table-cell>
          <table:table-cell office:value-type="string">
            <text:p>12noon-2.30pm/7pm-11pm</text:p>
          </table:table-cell>
          <table:table-cell office:value-type="string">
            <text:p>lunedì</text:p>
          </table:table-cell>
          <table:table-cell office:value-type="string">
            <text:p>Montag</text:p>
          </table:table-cell>
          <table:table-cell office:value-type="string">
            <text:p>Monday</text:p>
          </table:table-cell>
          <table:table-cell office:value-type="string">
            <text:p>Menù pesce escluse bevande 25,00 - Menù carne escluse bevande 20,00</text:p>
          </table:table-cell>
          <table:table-cell office:value-type="string">
            <text:p>Fischmenü, Getränke ausgenommen, 25.00 Euro - Fleischmenü, Getränke ausgenommen, 20.00 Euro</text:p>
          </table:table-cell>
          <table:table-cell office:value-type="string">
            <text:p>Fish-based menu, drinks excluded 25.00 - Meat-based menu, drinks excluded 20.00</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office:value-type="string">
            <text:p>chiste.jpg</text:p>
          </table:table-cell>
          <table:table-cell table:number-columns-repeated="3"/>
          <table:table-cell table:number-columns-repeated="2" office:value-type="float" office:value="0">
            <text:p>0</text:p>
          </table:table-cell>
          <table:table-cell office:value-type="string">
            <text:p>46.068936</text:p>
          </table:table-cell>
          <table:table-cell office:value-type="string">
            <text:p>11.121653</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22</text:p>
          </table:table-cell>
          <table:table-cell office:value-type="string">
            <text:p>ristorazione</text:p>
          </table:table-cell>
          <table:table-cell office:value-type="string">
            <text:p>it</text:p>
          </table:table-cell>
          <table:table-cell office:value-type="string">
            <text:p>Cucina messicana</text:p>
          </table:table-cell>
          <table:table-cell office:value-type="string">
            <text:p>mexikanische Küche</text:p>
          </table:table-cell>
          <table:table-cell office:value-type="string">
            <text:p>Mexican food</text:p>
          </table:table-cell>
          <table:table-cell office:value-type="string">
            <text:p>CUEVA MAYA</text:p>
          </table:table-cell>
          <table:table-cell office:value-type="string">
            <text:p>Piazza Duomo 22, Trento</text:p>
          </table:table-cell>
          <table:table-cell office:value-type="string">
            <text:p>Piazza Duomo, 22, Trient, Italien</text:p>
          </table:table-cell>
          <table:table-cell office:value-type="string">
            <text:p>Piazza Duomo, 22, Trento, Italy</text:p>
          </table:table-cell>
          <table:table-cell office:value-type="string">
            <text:p>0461/984507</text:p>
          </table:table-cell>
          <table:table-cell office:value-type="string">
            <text:p>http://www.cuevamaya.it</text:p>
          </table:table-cell>
          <table:table-cell office:value-type="string">
            <text:p>trento@cuevamaya.it</text:p>
          </table:table-cell>
          <table:table-cell office:value-type="string">
            <text:p>12.00 - 14.30/ 18.30 - 23.00</text:p>
          </table:table-cell>
          <table:table-cell office:value-type="string">
            <text:p>12:00 - 14:30 / 18:30 - 23:00 Uhr</text:p>
          </table:table-cell>
          <table:table-cell office:value-type="string">
            <text:p>12noon - 2.30pm/ 6.30pm - 11pm</text:p>
          </table:table-cell>
          <table:table-cell office:value-type="string">
            <text:p>lunedì e mar. mattina</text:p>
          </table:table-cell>
          <table:table-cell office:value-type="string">
            <text:p>Montag und Dienstag früh</text:p>
          </table:table-cell>
          <table:table-cell office:value-type="string">
            <text:p>Monday and Tuesday morning</text:p>
          </table:table-cell>
          <table:table-cell table:style-name="ce2" office:value-type="string">
            <text:p>20 - 25 bevande incluse</text:p>
          </table:table-cell>
          <table:table-cell office:value-type="string">
            <text:p>20 - 25 Getränke inbegriffen</text:p>
          </table:table-cell>
          <table:table-cell office:value-type="string">
            <text:p>20 – 25 drinks not included</text:p>
          </table:table-cell>
          <table:table-cell office:value-type="string">
            <text:p>Ingresso con gradini;</text:p>
          </table:table-cell>
          <table:table-cell office:value-type="string">
            <text:p>Eingang mit Stufen;</text:p>
          </table:table-cell>
          <table:table-cell office:value-type="string">
            <text:p>Entrance with steps;</text:p>
          </table:table-cell>
          <table:table-cell office:value-type="string">
            <text:p>cueva_maya.jpg</text:p>
          </table:table-cell>
          <table:table-cell office:value-type="string">
            <text:p>Il Cueva Maya di Trento è un piccolo ed accogliente locale che si affaccia su Piazza Duomo. Il menù <text:s/>propone ricette tipiche messicane, tra le classiche i Nachos e le Quesadillas per antipasti, i tradizionali piatti unici come i Tacos e le Enchiladas. Ogni piatto viene proposto solo con prodotti freschi rispettando fedelmente le ricette originali. Oltre ai vini locali, il Cueva Maya propone ottimi vini cileni e argentini e potrete degustare anche diversi tipi di birre originali messicane, dolci tipici e i caffè messicani con la tequila o il rum.</text:p>
          </table:table-cell>
          <table:table-cell office:value-type="string">
            <text:p>Das Cueva Maya Restaurant in Trient ist ein kleines, gemütliches Lokal, direkt am Domplatz gelegen. <text:s/>Auf der Speisekarte stehen typisch mexikanische Gerichte wie die Klassiker Nachos und Quesadillas als Vorspeisen und traditionelle Hauptspeisen wie Tacos und Enchiladas. Zur Herstellung aller Gerichte werden ausschließlich frische Produkte verwendet, die genau nach Originalrezept verarbeitet werden. Außer lokalen Weinen findet man im Cueva Maya auch herausragende chilenische und argentinische Weine. Außerdem werden mexikanische Originalbiere, typische Nachspeisen, mexikanischer Kaffee und Tequila oder Rum angeboten.</text:p>
          </table:table-cell>
          <table:table-cell office:value-type="string">
            <text:p>The Cueva Maya in Trento is a small and welcoming restaurant that looks out onto Piazza Duomo. The menu offers typical Mexican recipes such as the classic Nachos or Quesadillas as starters and traditional main courses such as Tacos or Enchiladas. Every dish is prepared with exclusively fresh ingredients, adhering faithfully to the original recipes. Apart from local wines, Cueva Maya also offers excellent Chilean and Argentine wines as well as different types of original Mexican beers, Mexican cakes and coffees with tequila or rum.</text:p>
          </table:table-cell>
          <table:table-cell office:value-type="float" office:value="0">
            <text:p>0</text:p>
          </table:table-cell>
          <table:table-cell office:value-type="float" office:value="240">
            <text:p>240</text:p>
          </table:table-cell>
          <table:table-cell office:value-type="string">
            <text:p>46.06709</text:p>
          </table:table-cell>
          <table:table-cell office:value-type="string">
            <text:p>11.12098</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23</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DOC</text:p>
          </table:table-cell>
          <table:table-cell office:value-type="string">
            <text:p>Via Milano 148, Trento</text:p>
          </table:table-cell>
          <table:table-cell office:value-type="string">
            <text:p>Via Milano, 148, Trient, Italien</text:p>
          </table:table-cell>
          <table:table-cell office:value-type="string">
            <text:p>Via Milano, 148, Trento, Italy</text:p>
          </table:table-cell>
          <table:table-cell office:value-type="string">
            <text:p>0461/262022</text:p>
          </table:table-cell>
          <table:table-cell office:value-type="string">
            <text:p>http://www.doctrento.it</text:p>
          </table:table-cell>
          <table:table-cell office:value-type="string">
            <text:p>info@doctrento.it</text:p>
          </table:table-cell>
          <table:table-cell table:number-columns-repeated="3"/>
          <table:table-cell office:value-type="string">
            <text:p>domenica</text:p>
          </table:table-cell>
          <table:table-cell office:value-type="string">
            <text:p>Sonntag</text:p>
          </table:table-cell>
          <table:table-cell office:value-type="string">
            <text:p>Sunday</text:p>
          </table:table-cell>
          <table:table-cell table:number-columns-repeated="6"/>
          <table:table-cell office:value-type="string">
            <text:p>doc.jpg</text:p>
          </table:table-cell>
          <table:table-cell table:number-columns-repeated="3"/>
          <table:table-cell office:value-type="float" office:value="0">
            <text:p>0</text:p>
          </table:table-cell>
          <table:table-cell office:value-type="float" office:value="213">
            <text:p>213</text:p>
          </table:table-cell>
          <table:table-cell office:value-type="string">
            <text:p>46.063632</text:p>
          </table:table-cell>
          <table:table-cell office:value-type="string">
            <text:p>11.130947</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24</text:p>
          </table:table-cell>
          <table:table-cell office:value-type="string">
            <text:p>ristorazione</text:p>
          </table:table-cell>
          <table:table-cell office:value-type="string">
            <text:p>it</text:p>
          </table:table-cell>
          <table:table-cell office:value-type="string">
            <text:p>Ristorante; Pizzeria; Self-service</text:p>
          </table:table-cell>
          <table:table-cell office:value-type="string">
            <text:p>Restaurant; Pizzeria; Self-service</text:p>
          </table:table-cell>
          <table:table-cell office:value-type="string">
            <text:p>Restaurant; Pizzeria; self-service</text:p>
          </table:table-cell>
          <table:table-cell office:value-type="string">
            <text:p>DUE GIGANTI</text:p>
          </table:table-cell>
          <table:table-cell office:value-type="string">
            <text:p>Via Simonino 14, Trento</text:p>
          </table:table-cell>
          <table:table-cell office:value-type="string">
            <text:p>Via Simonino, 14, Trient, Italien</text:p>
          </table:table-cell>
          <table:table-cell office:value-type="string">
            <text:p>Via Simonino, 14, Trento, Italy</text:p>
          </table:table-cell>
          <table:table-cell office:value-type="string">
            <text:p>0461/262730</text:p>
          </table:table-cell>
          <table:table-cell table:number-columns-repeated="2"/>
          <table:table-cell office:value-type="string">
            <text:p>12,00-14,30/18,30-22,30</text:p>
          </table:table-cell>
          <table:table-cell office:value-type="string">
            <text:p>12,00-14,30/18,30-22,30 Uhr</text:p>
          </table:table-cell>
          <table:table-cell office:value-type="string">
            <text:p>12noon-2.30pm/6.30pm-10.30pm</text:p>
          </table:table-cell>
          <table:table-cell office:value-type="string">
            <text:p>Ristorante aperto la domenica e non il lunedì - Pizzeria aperta il lunedì e non la domenica</text:p>
          </table:table-cell>
          <table:table-cell office:value-type="string">
            <text:p>Restaurant sonntags geöffnet und montags geschlossen - Pizzeria montags geöffnet und sonntags geschlossen</text:p>
          </table:table-cell>
          <table:table-cell office:value-type="string">
            <text:p>Restaurant open Sunday and not Monday, Pizzeria open Monday and not Sunday</text:p>
          </table:table-cell>
          <table:table-cell table:style-name="ce2" office:value-type="float" office:value="9">
            <text:p>9</text:p>
          </table:table-cell>
          <table:table-cell table:number-columns-repeated="2" office:value-type="float" office:value="9">
            <text:p>9</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office:value-type="string">
            <text:p>due_giganti.jpg</text:p>
          </table:table-cell>
          <table:table-cell table:number-columns-repeated="3"/>
          <table:table-cell office:value-type="float" office:value="0">
            <text:p>0</text:p>
          </table:table-cell>
          <table:table-cell office:value-type="float" office:value="240">
            <text:p>240</text:p>
          </table:table-cell>
          <table:table-cell office:value-type="string">
            <text:p>46.068623</text:p>
          </table:table-cell>
          <table:table-cell office:value-type="string">
            <text:p>11.123828</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25</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EURO CAFE'</text:p>
          </table:table-cell>
          <table:table-cell office:value-type="string">
            <text:p>Via G. Segantini 27, Trento</text:p>
          </table:table-cell>
          <table:table-cell office:value-type="string">
            <text:p>Via G. Segantini, 27, Trient, Italien</text:p>
          </table:table-cell>
          <table:table-cell office:value-type="string">
            <text:p>Via G. Segantini, 27, Trento, Italy</text:p>
          </table:table-cell>
          <table:table-cell office:value-type="string">
            <text:p>0461/239279</text:p>
          </table:table-cell>
          <table:table-cell/>
          <table:table-cell office:value-type="string">
            <text:p>fragola.snc@alice.it</text:p>
          </table:table-cell>
          <table:table-cell office:value-type="string">
            <text:p>07.00 - 19.00</text:p>
          </table:table-cell>
          <table:table-cell office:value-type="string">
            <text:p>07:00 - 19:00 Uhr</text:p>
          </table:table-cell>
          <table:table-cell office:value-type="string">
            <text:p>7am - 7pm</text:p>
          </table:table-cell>
          <table:table-cell office:value-type="string">
            <text:p>sabato</text:p>
          </table:table-cell>
          <table:table-cell office:value-type="string">
            <text:p>Samstag</text:p>
          </table:table-cell>
          <table:table-cell office:value-type="string">
            <text:p>Saturday</text:p>
          </table:table-cell>
          <table:table-cell table:style-name="ce2" office:value-type="string">
            <text:p>primi 6,50 secondi 8,50</text:p>
          </table:table-cell>
          <table:table-cell office:value-type="string">
            <text:p>erster Gang 6,50 - Hauptgang 8,50</text:p>
          </table:table-cell>
          <table:table-cell office:value-type="string">
            <text:p>first courses 6.50, main courses 8.50</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office:value-type="string">
            <text:p>euro_caffe.jpg</text:p>
          </table:table-cell>
          <table:table-cell table:number-columns-repeated="3"/>
          <table:table-cell office:value-type="float" office:value="0">
            <text:p>0</text:p>
          </table:table-cell>
          <table:table-cell office:value-type="float" office:value="240">
            <text:p>240</text:p>
          </table:table-cell>
          <table:table-cell office:value-type="string">
            <text:p>46.075045</text:p>
          </table:table-cell>
          <table:table-cell office:value-type="string">
            <text:p>11.122141</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26</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EVEREST</text:p>
          </table:table-cell>
          <table:table-cell office:value-type="string">
            <text:p>Corso Alpini 16, Trento</text:p>
          </table:table-cell>
          <table:table-cell office:value-type="string">
            <text:p>Corso Alpini, 14, Trient, Italien</text:p>
          </table:table-cell>
          <table:table-cell office:value-type="string">
            <text:p>Corso Alpini, 14, Trento, Italy</text:p>
          </table:table-cell>
          <table:table-cell office:value-type="string">
            <text:p>0461/825300</text:p>
          </table:table-cell>
          <table:table-cell office:value-type="string">
            <text:p>http://www.hoteleverest.it</text:p>
          </table:table-cell>
          <table:table-cell office:value-type="string">
            <text:p>info@hoteleverest.it</text:p>
          </table:table-cell>
          <table:table-cell office:value-type="string">
            <text:p>12.00 - 14.30/ 19.00 -21.30</text:p>
          </table:table-cell>
          <table:table-cell office:value-type="string">
            <text:p>12.00 - 14:30/ 19:00 -21.30 Uhr</text:p>
          </table:table-cell>
          <table:table-cell office:value-type="string">
            <text:p>12noon - 2.30pm/ 7pm -9.30pm</text:p>
          </table:table-cell>
          <table:table-cell office:value-type="string">
            <text:p>domenica sera</text:p>
          </table:table-cell>
          <table:table-cell office:value-type="string">
            <text:p>Sonntag Abend</text:p>
          </table:table-cell>
          <table:table-cell office:value-type="string">
            <text:p>Sunday evening</text:p>
          </table:table-cell>
          <table:table-cell table:style-name="ce2" office:value-type="float" office:value="28">
            <text:p>28</text:p>
          </table:table-cell>
          <table:table-cell table:number-columns-repeated="2" office:value-type="float" office:value="28">
            <text:p>28</text:p>
          </table:table-cell>
          <table:table-cell office:value-type="string">
            <text:p>Parcheggio; Rampa di accesso; Ascensore; Servizi igienici dedicati;</text:p>
          </table:table-cell>
          <table:table-cell office:value-type="string">
            <text:p>Parkplatz; Zufahrtsrampe; Aufzug; behindertengerechte Toiletten;</text:p>
          </table:table-cell>
          <table:table-cell office:value-type="string">
            <text:p>Car park; access ramp; lift; disabled toilets;</text:p>
          </table:table-cell>
          <table:table-cell office:value-type="string">
            <text:p>everest.jpg</text:p>
          </table:table-cell>
          <table:table-cell office:value-type="string">
            <text:p>270 coperti, parcheggio, cucina nazionale e regionale, possibilità buffet, cerimonie, meeting aziendali.</text:p>
          </table:table-cell>
          <table:table-cell office:value-type="string">
            <text:p>270 Gedecke, Parkplatz, nationale und regionale Küche, mögliche Buffets, Feierlichkeiten, Firmenmeetings.</text:p>
          </table:table-cell>
          <table:table-cell office:value-type="string">
            <text:p>Seats 270 people; car park; national and regional cuisine; can be booked for buffets, receptions, business meetings.</text:p>
          </table:table-cell>
          <table:table-cell office:value-type="float" office:value="0">
            <text:p>0</text:p>
          </table:table-cell>
          <table:table-cell office:value-type="float" office:value="149">
            <text:p>149</text:p>
          </table:table-cell>
          <table:table-cell office:value-type="string">
            <text:p>46.078625</text:p>
          </table:table-cell>
          <table:table-cell office:value-type="string">
            <text:p>11.118389</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27</text:p>
          </table:table-cell>
          <table:table-cell office:value-type="string">
            <text:p>ristorazione</text:p>
          </table:table-cell>
          <table:table-cell office:value-type="string">
            <text:p>it</text:p>
          </table:table-cell>
          <table:table-cell table:number-columns-repeated="3" office:value-type="string">
            <text:p>Pizzeria</text:p>
          </table:table-cell>
          <table:table-cell office:value-type="string">
            <text:p>G.B.</text:p>
          </table:table-cell>
          <table:table-cell office:value-type="string">
            <text:p>Via S. Antonio 11/17, Trento</text:p>
          </table:table-cell>
          <table:table-cell office:value-type="string">
            <text:p>Via S. Antonio, 11/17, Trient, Italien</text:p>
          </table:table-cell>
          <table:table-cell office:value-type="string">
            <text:p>Via S. Antonio, 11/17, Trento, Italy</text:p>
          </table:table-cell>
          <table:table-cell office:value-type="string">
            <text:p>0461/910470</text:p>
          </table:table-cell>
          <table:table-cell/>
          <table:table-cell office:value-type="string">
            <text:p>pizzeriag.b@virgilio.it</text:p>
          </table:table-cell>
          <table:table-cell office:value-type="string">
            <text:p>08.00 - 14.30/ 18.00 -24.00</text:p>
          </table:table-cell>
          <table:table-cell office:value-type="string">
            <text:p>08:00 - 14:30/ 18:00 -24.00 Uhr</text:p>
          </table:table-cell>
          <table:table-cell office:value-type="string">
            <text:p>8am - 2.30pm/ 6pm - 12midnight</text:p>
          </table:table-cell>
          <table:table-cell office:value-type="string">
            <text:p>mercoledì</text:p>
          </table:table-cell>
          <table:table-cell office:value-type="string">
            <text:p>Mittwoch</text:p>
          </table:table-cell>
          <table:table-cell office:value-type="string">
            <text:p>Wednesday</text:p>
          </table:table-cell>
          <table:table-cell table:style-name="ce2" office:value-type="string">
            <text:p>11 (pizza, bibita, caffè)</text:p>
          </table:table-cell>
          <table:table-cell office:value-type="string">
            <text:p>11 (Pizza, Getränk, Kaffee)</text:p>
          </table:table-cell>
          <table:table-cell office:value-type="string">
            <text:p>11 (pizza, drink, coffee)</text:p>
          </table:table-cell>
          <table:table-cell table:number-columns-repeated="3"/>
          <table:table-cell office:value-type="string">
            <text:p>gb.jpg</text:p>
          </table:table-cell>
          <table:table-cell table:number-columns-repeated="3"/>
          <table:table-cell table:number-columns-repeated="2" office:value-type="float" office:value="0">
            <text:p>0</text:p>
          </table:table-cell>
          <table:table-cell office:value-type="string">
            <text:p>46.057727</text:p>
          </table:table-cell>
          <table:table-cell office:value-type="string">
            <text:p>11.130336</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28</text:p>
          </table:table-cell>
          <table:table-cell office:value-type="string">
            <text:p>ristorazione</text:p>
          </table:table-cell>
          <table:table-cell office:value-type="string">
            <text:p>it</text:p>
          </table:table-cell>
          <table:table-cell table:number-columns-repeated="3" office:value-type="string">
            <text:p>Self-service</text:p>
          </table:table-cell>
          <table:table-cell office:value-type="string">
            <text:p>GAIA</text:p>
          </table:table-cell>
          <table:table-cell office:value-type="string">
            <text:p>Via Maccani 128, Trento</text:p>
          </table:table-cell>
          <table:table-cell office:value-type="string">
            <text:p>Via Maccani, 128, Trient, Italien</text:p>
          </table:table-cell>
          <table:table-cell office:value-type="string">
            <text:p>Via Maccani, 128, Trento, Italy</text:p>
          </table:table-cell>
          <table:table-cell office:value-type="string">
            <text:p>0461/428301</text:p>
          </table:table-cell>
          <table:table-cell office:value-type="string">
            <text:p>http://www.risto3.it</text:p>
          </table:table-cell>
          <table:table-cell office:value-type="string">
            <text:p>gaia@risto3.it</text:p>
          </table:table-cell>
          <table:table-cell office:value-type="string">
            <text:p>11.15 - 14.00</text:p>
          </table:table-cell>
          <table:table-cell office:value-type="string">
            <text:p>11:15 - 14:00 Uhr</text:p>
          </table:table-cell>
          <table:table-cell office:value-type="string">
            <text:p>11.15am - 2pm</text:p>
          </table:table-cell>
          <table:table-cell office:value-type="string">
            <text:p>sabato e domenica</text:p>
          </table:table-cell>
          <table:table-cell office:value-type="string">
            <text:p>Samstag und Sonntag</text:p>
          </table:table-cell>
          <table:table-cell office:value-type="string">
            <text:p>Saturday and Sunday</text:p>
          </table:table-cell>
          <table:table-cell table:style-name="ce2" office:value-type="float" office:value="10">
            <text:p>10</text:p>
          </table:table-cell>
          <table:table-cell table:number-columns-repeated="2" office:value-type="float" office:value="10">
            <text:p>10</text:p>
          </table:table-cell>
          <table:table-cell office:value-type="string">
            <text:p>Parcheggio; Ascensore; Servizi igienici dedicati;</text:p>
          </table:table-cell>
          <table:table-cell office:value-type="string">
            <text:p>Parkplatz, Aufzug, behindertengerechte Toiletten;</text:p>
          </table:table-cell>
          <table:table-cell office:value-type="string">
            <text:p>Car park; lift; disabled toilets;</text:p>
          </table:table-cell>
          <table:table-cell office:value-type="string">
            <text:p>gaia.JPG</text:p>
          </table:table-cell>
          <table:table-cell office:value-type="string">
            <text:p>"Gaia" è il primo ristorante self realizzato da Risto 3. Il locale dotato di parcheggio privato, dispone di due ampie sale ristorante. Per chi desidera un ambiente riservato, il locale mette a disposizione una saletta con circa 20 posti con servizio al tavolo.</text:p>
          </table:table-cell>
          <table:table-cell office:value-type="string">
            <text:p>"Gaia" ist das erste von Risto 3 eröffnete Selfservice-Restaurant. Das Lokal verfügt über einen Privatparkplatz und zwei großräumige Restaurantsäle. Wer ein diskreteres Ambiente bevorzugt, kann sich in den kleinen Saal mit 20 Sitzmöglichkeiten und Bedienung am Tisch zurückziehen.</text:p>
          </table:table-cell>
          <table:table-cell office:value-type="string">
            <text:p>"Gaia" is the first self-service restaurant founded by Risto 3. The restaurant has a private car park and two large restaurant rooms. For those who seek a more intimate atmosphere, the restaurant also has a small room with table service that can seat about 20 people.</text:p>
          </table:table-cell>
          <table:table-cell office:value-type="float" office:value="0">
            <text:p>0</text:p>
          </table:table-cell>
          <table:table-cell office:value-type="float" office:value="240">
            <text:p>240</text:p>
          </table:table-cell>
          <table:table-cell office:value-type="string">
            <text:p>46.088911</text:p>
          </table:table-cell>
          <table:table-cell office:value-type="string">
            <text:p>11.109862</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29</text:p>
          </table:table-cell>
          <table:table-cell office:value-type="string">
            <text:p>ristorazione</text:p>
          </table:table-cell>
          <table:table-cell office:value-type="string">
            <text:p>it</text:p>
          </table:table-cell>
          <table:table-cell table:number-columns-repeated="3" office:value-type="string">
            <text:p>Self-service</text:p>
          </table:table-cell>
          <table:table-cell office:value-type="string">
            <text:p>GIULIA</text:p>
          </table:table-cell>
          <table:table-cell office:value-type="string">
            <text:p>Via Gazzoletti 15, Trento</text:p>
          </table:table-cell>
          <table:table-cell office:value-type="string">
            <text:p>Via Gazzoletti, 15, Trient, Italien</text:p>
          </table:table-cell>
          <table:table-cell office:value-type="string">
            <text:p>Via Gazzoletti, 15, Trento, Italy</text:p>
          </table:table-cell>
          <table:table-cell office:value-type="string">
            <text:p>0461/984752</text:p>
          </table:table-cell>
          <table:table-cell office:value-type="string">
            <text:p>http://www.risto3.it</text:p>
          </table:table-cell>
          <table:table-cell office:value-type="string">
            <text:p>giulia@risto3.it</text:p>
          </table:table-cell>
          <table:table-cell office:value-type="string">
            <text:p>11.45 - 14.30</text:p>
          </table:table-cell>
          <table:table-cell office:value-type="string">
            <text:p>11:45 - 14:30 Uhr</text:p>
          </table:table-cell>
          <table:table-cell office:value-type="string">
            <text:p>11.45am - 2.30pm</text:p>
          </table:table-cell>
          <table:table-cell office:value-type="string">
            <text:p>sabato e domenica</text:p>
          </table:table-cell>
          <table:table-cell office:value-type="string">
            <text:p>Samstag und Sonntag</text:p>
          </table:table-cell>
          <table:table-cell office:value-type="string">
            <text:p>Saturday and Sunday</text:p>
          </table:table-cell>
          <table:table-cell table:style-name="ce2" office:value-type="float" office:value="10">
            <text:p>10</text:p>
          </table:table-cell>
          <table:table-cell table:number-columns-repeated="2" office:value-type="float" office:value="10">
            <text:p>10</text:p>
          </table:table-cell>
          <table:table-cell office:value-type="string">
            <text:p>Piattaforma elevatrice; Servizi igienici dedicati;</text:p>
          </table:table-cell>
          <table:table-cell office:value-type="string">
            <text:p>Hebefläche; behindertengerechte Toiletten;</text:p>
          </table:table-cell>
          <table:table-cell office:value-type="string">
            <text:p>Platform lift; disabled toilets;</text:p>
          </table:table-cell>
          <table:table-cell office:value-type="string">
            <text:p>giulia.JPG</text:p>
          </table:table-cell>
          <table:table-cell office:value-type="string">
            <text:p>A due passi dal Castello del Buonconsiglio, si trova il ristorante self "Giulia" recentemente ristrutturato con un arredo dal design moderno. Il ristorante propone una vasta scelta di proposte gastronomiche con modalità a buffet servito dallo chef.</text:p>
          </table:table-cell>
          <table:table-cell office:value-type="string">
            <text:p>Nur wenige Schritte vom Schloss Buonconsiglio entfernt liegt das erst kürzlich renovierte und modern eingerichtete Selfservice-Restaurant "Giulia". Das vom Chef servierte Buffet bietet eine reichhaltige Auswahl.</text:p>
          </table:table-cell>
          <table:table-cell office:value-type="string">
            <text:p>A short walk from Castello del Buonconsiglio, the self-service restaurant "Giulia" has been recently renovated with modern furnishings. The restaurant has a wide choice of food served at a buffet by the chef.</text:p>
          </table:table-cell>
          <table:table-cell office:value-type="float" office:value="0">
            <text:p>0</text:p>
          </table:table-cell>
          <table:table-cell office:value-type="float" office:value="240">
            <text:p>240</text:p>
          </table:table-cell>
          <table:table-cell office:value-type="string">
            <text:p>46.07187</text:p>
          </table:table-cell>
          <table:table-cell office:value-type="string">
            <text:p>11.122136</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30</text:p>
          </table:table-cell>
          <table:table-cell office:value-type="string">
            <text:p>ristorazione</text:p>
          </table:table-cell>
          <table:table-cell office:value-type="string">
            <text:p>it</text:p>
          </table:table-cell>
          <table:table-cell table:number-columns-repeated="3" office:value-type="string">
            <text:p>Self-service</text:p>
          </table:table-cell>
          <table:table-cell office:value-type="string">
            <text:p>GLENDA</text:p>
          </table:table-cell>
          <table:table-cell office:value-type="string">
            <text:p>Via Trener 16, Trento</text:p>
          </table:table-cell>
          <table:table-cell office:value-type="string">
            <text:p>Via Trener, 16, Trient, Italien</text:p>
          </table:table-cell>
          <table:table-cell office:value-type="string">
            <text:p>Via Trener, 16, Trento, Italy</text:p>
          </table:table-cell>
          <table:table-cell office:value-type="string">
            <text:p>0461/822160</text:p>
          </table:table-cell>
          <table:table-cell office:value-type="string">
            <text:p>http://www.risto3.it</text:p>
          </table:table-cell>
          <table:table-cell office:value-type="string">
            <text:p>glenda@risto3.it</text:p>
          </table:table-cell>
          <table:table-cell office:value-type="string">
            <text:p>11.45 - 14.30</text:p>
          </table:table-cell>
          <table:table-cell office:value-type="string">
            <text:p>11:45 - 14:30 Uhr</text:p>
          </table:table-cell>
          <table:table-cell office:value-type="string">
            <text:p>11.45am - 2.30pm</text:p>
          </table:table-cell>
          <table:table-cell office:value-type="string">
            <text:p>sabato e domenica</text:p>
          </table:table-cell>
          <table:table-cell office:value-type="string">
            <text:p>Samstag und Sonntag</text:p>
          </table:table-cell>
          <table:table-cell office:value-type="string">
            <text:p>Saturday and Sunday</text:p>
          </table:table-cell>
          <table:table-cell table:style-name="ce2" office:value-type="float" office:value="10">
            <text:p>10</text:p>
          </table:table-cell>
          <table:table-cell table:number-columns-repeated="2" office:value-type="float" office:value="10">
            <text:p>10</text:p>
          </table:table-cell>
          <table:table-cell office:value-type="string">
            <text:p>Parcheggio; Rampa di accesso; Piattaforma elevatrice; Ascensore; Servizi igienici dedicati;</text:p>
          </table:table-cell>
          <table:table-cell office:value-type="string">
            <text:p>Parkplatz; Zufahrtsrampe; Hebefläche, Aufzug, behindertengerechte Toiletten;</text:p>
          </table:table-cell>
          <table:table-cell office:value-type="string">
            <text:p>Car park; access ramp; platform lift; lift; disabled toilets;</text:p>
          </table:table-cell>
          <table:table-cell office:value-type="string">
            <text:p>glenda.JPG</text:p>
          </table:table-cell>
          <table:table-cell office:value-type="string">
            <text:p>Il ristorante self "Glenda" si trova all'interno del Centro Commerciale a Sud di Trento "Bren Center". Dispone di ampio parcheggio ed è facilmente raggiungibile sia da direzione nord sia da direzione da sud.</text:p>
          </table:table-cell>
          <table:table-cell office:value-type="string">
            <text:p>Das Selfservice-Restaurant "Glenda" liegt im Einkaufszentrum "Bren Center" im Norden von Trient. Es verfügt über einen großen Parkplatz und ist sowohl aus nördlicher als auch aus südlicher Richtung leicht erreichbar.</text:p>
          </table:table-cell>
          <table:table-cell office:value-type="string">
            <text:p>The self-service restaurant "Glenda" is situated within the "Bren Center" shopping centre in the northern part of Trento. It has a large car park and is easy to reach both from the north and from the south of Trento.</text:p>
          </table:table-cell>
          <table:table-cell office:value-type="float" office:value="0">
            <text:p>0</text:p>
          </table:table-cell>
          <table:table-cell office:value-type="float" office:value="240">
            <text:p>240</text:p>
          </table:table-cell>
          <table:table-cell office:value-type="string">
            <text:p>46.093624</text:p>
          </table:table-cell>
          <table:table-cell office:value-type="string">
            <text:p>11.114558</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31</text:p>
          </table:table-cell>
          <table:table-cell office:value-type="string">
            <text:p>ristorazione</text:p>
          </table:table-cell>
          <table:table-cell office:value-type="string">
            <text:p>it</text:p>
          </table:table-cell>
          <table:table-cell office:value-type="string">
            <text:p>Ristorante; Pizzeria; Osteria</text:p>
          </table:table-cell>
          <table:table-cell table:number-columns-repeated="2" office:value-type="string">
            <text:p>Restaurant; Pizzeria; Osteria</text:p>
          </table:table-cell>
          <table:table-cell office:value-type="string">
            <text:p>GREEN TOWER</text:p>
          </table:table-cell>
          <table:table-cell office:value-type="string">
            <text:p>Piazza S. Pellico 12, Trento</text:p>
          </table:table-cell>
          <table:table-cell office:value-type="string">
            <text:p>Piazza S. Pellico, 12, Trient, Italien</text:p>
          </table:table-cell>
          <table:table-cell office:value-type="string">
            <text:p>Piazza S. Pellico, 12, Trento, Italy</text:p>
          </table:table-cell>
          <table:table-cell office:value-type="string">
            <text:p>0461/231545</text:p>
          </table:table-cell>
          <table:table-cell office:value-type="string">
            <text:p>http://www.ristorantegreentower.it</text:p>
          </table:table-cell>
          <table:table-cell office:value-type="string">
            <text:p>info@ristorantegreentower.it</text:p>
          </table:table-cell>
          <table:table-cell office:value-type="string">
            <text:p>12.00 - 15.00/ 19.00 - 02.00</text:p>
          </table:table-cell>
          <table:table-cell office:value-type="string">
            <text:p>12:00 - 15:00 / 19:00 - 02:00 Uhr</text:p>
          </table:table-cell>
          <table:table-cell office:value-type="string">
            <text:p>12noon - 3pm/ 7pm - 2am</text:p>
          </table:table-cell>
          <table:table-cell office:value-type="string">
            <text:p>lunedì</text:p>
          </table:table-cell>
          <table:table-cell office:value-type="string">
            <text:p>Montag</text:p>
          </table:table-cell>
          <table:table-cell office:value-type="string">
            <text:p>Monday</text:p>
          </table:table-cell>
          <table:table-cell table:style-name="ce2" office:value-type="string">
            <text:p>20 - 25</text:p>
          </table:table-cell>
          <table:table-cell table:number-columns-repeated="2" office:value-type="string">
            <text:p>20 - 25</text:p>
          </table:table-cell>
          <table:table-cell office:value-type="string">
            <text:p>Rampa di accesso; Piattaforma elevatrice; Servizi igienici dedicati;</text:p>
          </table:table-cell>
          <table:table-cell office:value-type="string">
            <text:p>Zufahrtsrampe; Hebefläche; behindertengerechte Toiletten;</text:p>
          </table:table-cell>
          <table:table-cell office:value-type="string">
            <text:p>Access ramp; platform lift; disabled toilets;</text:p>
          </table:table-cell>
          <table:table-cell office:value-type="string">
            <text:p>green_tower.jpg</text:p>
          </table:table-cell>
          <table:table-cell table:number-columns-repeated="3"/>
          <table:table-cell office:value-type="float" office:value="0">
            <text:p>0</text:p>
          </table:table-cell>
          <table:table-cell office:value-type="float" office:value="213">
            <text:p>213</text:p>
          </table:table-cell>
          <table:table-cell office:value-type="string">
            <text:p>46.072003</text:p>
          </table:table-cell>
          <table:table-cell office:value-type="string">
            <text:p>11.124526</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32</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GROFF</text:p>
          </table:table-cell>
          <table:table-cell office:value-type="string">
            <text:p>Via E. Fermi 7, Trento</text:p>
          </table:table-cell>
          <table:table-cell office:value-type="string">
            <text:p>Via E. Fermi, 7, Trient, Italien</text:p>
          </table:table-cell>
          <table:table-cell office:value-type="string">
            <text:p>Via E. Fermi, 7, Trento, Italy</text:p>
          </table:table-cell>
          <table:table-cell office:value-type="string">
            <text:p>0461/1920139</text:p>
          </table:table-cell>
          <table:table-cell office:value-type="string">
            <text:p>http://www.pizzorante.eu</text:p>
          </table:table-cell>
          <table:table-cell office:value-type="string">
            <text:p>info@pizzorante.eu</text:p>
          </table:table-cell>
          <table:table-cell office:value-type="string">
            <text:p>12.00 - 14.30/ 18.00 - 24.00</text:p>
          </table:table-cell>
          <table:table-cell office:value-type="string">
            <text:p>12.00 - 14:30/ 18:00 - 24.00 Uhr</text:p>
          </table:table-cell>
          <table:table-cell office:value-type="string">
            <text:p>12noon - 2.30pm/ 6pm - 12midnight</text:p>
          </table:table-cell>
          <table:table-cell office:value-type="string">
            <text:p>lunedì</text:p>
          </table:table-cell>
          <table:table-cell office:value-type="string">
            <text:p>Montag</text:p>
          </table:table-cell>
          <table:table-cell office:value-type="string">
            <text:p>Monday</text:p>
          </table:table-cell>
          <table:table-cell table:style-name="ce2" office:value-type="string">
            <text:p>pizza e bibita 12 ristorante 30-35</text:p>
          </table:table-cell>
          <table:table-cell office:value-type="string">
            <text:p>Pizza + Getränk 12 - Restaurant 30-35</text:p>
          </table:table-cell>
          <table:table-cell office:value-type="string">
            <text:p>pizza and drink 12 restaurant 30-35</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groff.jpg</text:p>
          </table:table-cell>
          <table:table-cell table:number-columns-repeated="3"/>
          <table:table-cell office:value-type="float" office:value="0">
            <text:p>0</text:p>
          </table:table-cell>
          <table:table-cell office:value-type="float" office:value="213">
            <text:p>213</text:p>
          </table:table-cell>
          <table:table-cell office:value-type="string">
            <text:p>46.04718</text:p>
          </table:table-cell>
          <table:table-cell office:value-type="string">
            <text:p>11.126197</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33</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IL CAPPELLO</text:p>
          </table:table-cell>
          <table:table-cell office:value-type="string">
            <text:p>Piazzetta Bruno Lunelli 5, Trento</text:p>
          </table:table-cell>
          <table:table-cell office:value-type="string">
            <text:p>Piazzetta Bruno Lunelli, 5, Trient, Italien</text:p>
          </table:table-cell>
          <table:table-cell office:value-type="string">
            <text:p>Piazzetta Bruno Lunelli, 5, Trento, Italy</text:p>
          </table:table-cell>
          <table:table-cell office:value-type="string">
            <text:p>0461/235850</text:p>
          </table:table-cell>
          <table:table-cell office:value-type="string">
            <text:p>http://www.osteriailcappello.it</text:p>
          </table:table-cell>
          <table:table-cell office:value-type="string">
            <text:p>info@osteriailcappello.it</text:p>
          </table:table-cell>
          <table:table-cell office:value-type="string">
            <text:p>10.00 - 14.00/ 19.30 - 22.00</text:p>
          </table:table-cell>
          <table:table-cell office:value-type="string">
            <text:p>10:00 - 14:00 / 19:30 - 22:00 Uhr</text:p>
          </table:table-cell>
          <table:table-cell office:value-type="string">
            <text:p>10am - 2pm/ 7.30pm - 10pm</text:p>
          </table:table-cell>
          <table:table-cell office:value-type="string">
            <text:p>domenica sera e lunedì</text:p>
          </table:table-cell>
          <table:table-cell office:value-type="string">
            <text:p>Sonntag Abend und Montag</text:p>
          </table:table-cell>
          <table:table-cell office:value-type="string">
            <text:p>Sunday evening and Monday</text:p>
          </table:table-cell>
          <table:table-cell table:style-name="ce2" office:value-type="string">
            <text:p>30 - 40</text:p>
          </table:table-cell>
          <table:table-cell table:number-columns-repeated="2" office:value-type="string">
            <text:p>30 - 40</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office:value-type="string">
            <text:p>cappello.jpg</text:p>
          </table:table-cell>
          <table:table-cell table:number-columns-repeated="3"/>
          <table:table-cell table:number-columns-repeated="2" office:value-type="float" office:value="0">
            <text:p>0</text:p>
          </table:table-cell>
          <table:table-cell office:value-type="string">
            <text:p>46.069604</text:p>
          </table:table-cell>
          <table:table-cell office:value-type="string">
            <text:p>11.12523</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34</text:p>
          </table:table-cell>
          <table:table-cell office:value-type="string">
            <text:p>ristorazione</text:p>
          </table:table-cell>
          <table:table-cell office:value-type="string">
            <text:p>it</text:p>
          </table:table-cell>
          <table:table-cell table:number-columns-repeated="3" office:value-type="string">
            <text:p>Self-service</text:p>
          </table:table-cell>
          <table:table-cell office:value-type="string">
            <text:p>IL GUSTO DELLA COOPERAZIONE</text:p>
          </table:table-cell>
          <table:table-cell office:value-type="string">
            <text:p>Via Segantini 10, Trento</text:p>
          </table:table-cell>
          <table:table-cell office:value-type="string">
            <text:p>Via Segantini, 10, Trient, Italien</text:p>
          </table:table-cell>
          <table:table-cell office:value-type="string">
            <text:p>Via Segantini, 10, Trento, Italy</text:p>
          </table:table-cell>
          <table:table-cell office:value-type="string">
            <text:p>0461/1734477</text:p>
          </table:table-cell>
          <table:table-cell office:value-type="string">
            <text:p>http://www.risto3.it</text:p>
          </table:table-cell>
          <table:table-cell office:value-type="string">
            <text:p>risto3@risto3.it</text:p>
          </table:table-cell>
          <table:table-cell office:value-type="string">
            <text:p>11.30 - 14.30 <text:s text:c="22"/></text:p>
          </table:table-cell>
          <table:table-cell office:value-type="string">
            <text:p>11:30 - 14:30 Uhr <text:s text:c="22"/></text:p>
          </table:table-cell>
          <table:table-cell office:value-type="string">
            <text:p>11.30am - 2.30pm <text:s text:c="22"/></text:p>
          </table:table-cell>
          <table:table-cell office:value-type="string">
            <text:p>sabato e domenica</text:p>
          </table:table-cell>
          <table:table-cell office:value-type="string">
            <text:p>Samstag und Sonntag</text:p>
          </table:table-cell>
          <table:table-cell office:value-type="string">
            <text:p>Saturday and Sunday</text:p>
          </table:table-cell>
          <table:table-cell table:style-name="ce2" office:value-type="float" office:value="10">
            <text:p>10</text:p>
          </table:table-cell>
          <table:table-cell table:number-columns-repeated="2" office:value-type="float" office:value="10">
            <text:p>10</text:p>
          </table:table-cell>
          <table:table-cell office:value-type="string">
            <text:p>Parcheggio; Ascensore; Servizi igienici dedicati;</text:p>
          </table:table-cell>
          <table:table-cell office:value-type="string">
            <text:p>Parkplatz, Aufzug, behindertengerechte Toiletten;</text:p>
          </table:table-cell>
          <table:table-cell office:value-type="string">
            <text:p>Car park; lift; disabled toilets;</text:p>
          </table:table-cell>
          <table:table-cell office:value-type="string">
            <text:p>cooperazione.JPG</text:p>
          </table:table-cell>
          <table:table-cell office:value-type="string">
            <text:p>Il "Gusto della cooperazione" prende il nome dalla sua collocazione: infatti, si trova nella storica sede della Federazione Trentina della Cooperazione. Propone un servizio a buffet. Su prenotazione, si può fruire del servizio ristorante con cameriere, in una caratteristica ed elegante sala privata.</text:p>
          </table:table-cell>
          <table:table-cell office:value-type="string">
            <text:p>Der Name "Gusto della cooperazione" (der Geschmack der Kooperation) geht auf den Standort zurück: tatsächlich liegt dieses Restaurant im historischen Sitz der Trentiner Genossenschaftsvereinigung. Buffet-Service. Nach Reservierung steht ein eleganter Privatsaal zur Verfügung, in dem ein Restaurantservice mit Bedienung geboten wird.</text:p>
          </table:table-cell>
          <table:table-cell office:value-type="string">
            <text:p>The "Gusto della cooperazione" ("The taste of cooperation") takes its name from its position: in fact it is housed in the historic premises of the Federazione Trentina della Cooperazione (Trentino Federation of Cooperatives). It offers a buffet service. A characteristic and elegant private room can be booked with waiter service.</text:p>
          </table:table-cell>
          <table:table-cell office:value-type="float" office:value="0">
            <text:p>0</text:p>
          </table:table-cell>
          <table:table-cell office:value-type="float" office:value="240">
            <text:p>240</text:p>
          </table:table-cell>
          <table:table-cell office:value-type="string">
            <text:p>46.075168</text:p>
          </table:table-cell>
          <table:table-cell office:value-type="string">
            <text:p>11.122077</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35</text:p>
          </table:table-cell>
          <table:table-cell office:value-type="string">
            <text:p>ristorazione</text:p>
          </table:table-cell>
          <table:table-cell office:value-type="string">
            <text:p>it</text:p>
          </table:table-cell>
          <table:table-cell table:number-columns-repeated="3" office:value-type="string">
            <text:p>Osteria</text:p>
          </table:table-cell>
          <table:table-cell office:value-type="string">
            <text:p>IL LIBERTINO</text:p>
          </table:table-cell>
          <table:table-cell office:value-type="string">
            <text:p>Piazza Piedicastello 4/6, Trento</text:p>
          </table:table-cell>
          <table:table-cell office:value-type="string">
            <text:p>Piazza Piedicastello, 4/6, Trient, Italien</text:p>
          </table:table-cell>
          <table:table-cell office:value-type="string">
            <text:p>Piazza Piedicastello, 4/6, Trento, Italy</text:p>
          </table:table-cell>
          <table:table-cell office:value-type="string">
            <text:p>0461/260085</text:p>
          </table:table-cell>
          <table:table-cell office:value-type="string">
            <text:p>http://www.ristorantelibertino.com</text:p>
          </table:table-cell>
          <table:table-cell office:value-type="string">
            <text:p>libertinotn@gmail.com</text:p>
          </table:table-cell>
          <table:table-cell office:value-type="string">
            <text:p>12.00 - 14.30/ 19.00 - 22.30</text:p>
          </table:table-cell>
          <table:table-cell office:value-type="string">
            <text:p>12:00 - 14:30 / 19:00 - 22:30 Uhr</text:p>
          </table:table-cell>
          <table:table-cell office:value-type="string">
            <text:p>12noon - 2.30pm/ 7pm - 10.30pm</text:p>
          </table:table-cell>
          <table:table-cell office:value-type="string">
            <text:p>martedì</text:p>
          </table:table-cell>
          <table:table-cell office:value-type="string">
            <text:p>Dienstag</text:p>
          </table:table-cell>
          <table:table-cell office:value-type="string">
            <text:p>Tuesday</text:p>
          </table:table-cell>
          <table:table-cell office:value-type="string">
            <text:p>30 - 40</text:p>
          </table:table-cell>
          <table:table-cell table:number-columns-repeated="2" table:style-name="ce4" office:value-type="string">
            <text:p>30 - 40</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libertino.JPG</text:p>
          </table:table-cell>
          <table:table-cell office:value-type="string">
            <text:p>Il ristorante enologico, "Il Libertino" si trova in un antico edificio della piazzetta di Piedicastello, antico rione della città di Trento. Il locale si presenta caldo ed accogliente, con luci soffuse, arredamento sobrio ed elegante ed è articolato su tre salette, per un totale di 40/45 coperti circa. La cucina proposta è di tipo prevalentemente regionale, legata alle materie prime del territorio ed alla stagionalità dei prodotti, la filosofia è quella di produrre il più <text:s/>possibile in casa: pane, pasta, tortelli, gnocchi, canederli, dolci. Particolare attenzione è dedicata alla carta dei vini (oltre 300 etichette).</text:p>
          </table:table-cell>
          <table:table-cell office:value-type="string">
            <text:p>Das Weinrestaurant "Il Libertino" liegt in einem antiken Gebäude auf dem kleinen Platz von Piedicastello, einem alten Stadtviertel Trients. Das gemütliche Restaurant mit gedämmter Lichtatmosphäre, das drei Säle mit circa 40-50 Sitzplätzen umfasst, ist schlicht und elegant eingerichtet. Auf der Speisekarte stehen vorrangig lokale Gerichte mit saisonalen Produkten aus der Region. In der Philosophie des Hauses nehmen hausgemachte Produkte eine besondere Stellung ein: Brot, Tortelli, Gnocchi, Knödel, Süßspeisen und Kuchen. <text:s/>Auch die Weinkarte ist sehr sorgfältig erstellt (über 300 Weine).</text:p>
          </table:table-cell>
          <table:table-cell office:value-type="string">
            <text:p>The oenological restaurant "Il Libertino" is hosted in an old building on the small square of Piedicastello, an old quarter of Trento. The warm and welcoming restaurant is simply and elegantly furnished, with soft lighting, and is spread over three small rooms that can seat about 40/45 people. The dishes served are mainly regional, based on local products and seasonal ingredients. The philosophy followed is to home-cook as many products as possible: bread, pasta, tortelli, dumplings, canederli (typical bread dumplings) and cakes. Special care is dedicated to compiling the wine-list (over 300 labels).</text:p>
          </table:table-cell>
          <table:table-cell office:value-type="float" office:value="0">
            <text:p>0</text:p>
          </table:table-cell>
          <table:table-cell office:value-type="float" office:value="240">
            <text:p>240</text:p>
          </table:table-cell>
          <table:table-cell office:value-type="string">
            <text:p>46.07078</text:p>
          </table:table-cell>
          <table:table-cell office:value-type="string">
            <text:p>11.112298</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36</text:p>
          </table:table-cell>
          <table:table-cell office:value-type="string">
            <text:p>ristorazione</text:p>
          </table:table-cell>
          <table:table-cell office:value-type="string">
            <text:p>it</text:p>
          </table:table-cell>
          <table:table-cell office:value-type="string">
            <text:p>Ristorante; Wine Bar</text:p>
          </table:table-cell>
          <table:table-cell office:value-type="string">
            <text:p>Restaurant; Wine Bar</text:p>
          </table:table-cell>
          <table:table-cell office:value-type="string">
            <text:p>Ristorante; Wine Bar</text:p>
          </table:table-cell>
          <table:table-cell office:value-type="string">
            <text:p>IL SIMPOSIO</text:p>
          </table:table-cell>
          <table:table-cell office:value-type="string">
            <text:p>Via Antonio Rosmini 19, Trento</text:p>
          </table:table-cell>
          <table:table-cell office:value-type="string">
            <text:p>Via Antonio Rosmini, 19, Trient, Italien</text:p>
          </table:table-cell>
          <table:table-cell office:value-type="string">
            <text:p>Via Antonio Rosmini, 19, Trento, Italy</text:p>
          </table:table-cell>
          <table:table-cell office:value-type="string">
            <text:p>0461/261848</text:p>
          </table:table-cell>
          <table:table-cell office:value-type="string">
            <text:p>http://www.ilsimposio.net</text:p>
          </table:table-cell>
          <table:table-cell office:value-type="string">
            <text:p>ilsimposiotrento@gmail.com</text:p>
          </table:table-cell>
          <table:table-cell office:value-type="string">
            <text:p>ristorante 12.00 - 14.30/ 19.00 - 24.00</text:p>
          </table:table-cell>
          <table:table-cell office:value-type="string">
            <text:p>Restaurant 12.00 - 14.30/ 19:00 - 24.00 Uhr</text:p>
          </table:table-cell>
          <table:table-cell office:value-type="string">
            <text:p>restaurant 12noon - 2.30pm/ 7pm - 12 midnight</text:p>
          </table:table-cell>
          <table:table-cell office:value-type="string">
            <text:p>domenica</text:p>
          </table:table-cell>
          <table:table-cell office:value-type="string">
            <text:p>Sonntag</text:p>
          </table:table-cell>
          <table:table-cell office:value-type="string">
            <text:p>Sunday</text:p>
          </table:table-cell>
          <table:table-cell office:value-type="string">
            <text:p>8 - 13</text:p>
          </table:table-cell>
          <table:table-cell table:number-columns-repeated="2" table:style-name="ce4" office:value-type="string">
            <text:p>8 - 13</text:p>
          </table:table-cell>
          <table:table-cell table:number-columns-repeated="3"/>
          <table:table-cell office:value-type="string">
            <text:p>simposio.jpg</text:p>
          </table:table-cell>
          <table:table-cell table:number-columns-repeated="3"/>
          <table:table-cell office:value-type="float" office:value="0">
            <text:p>0</text:p>
          </table:table-cell>
          <table:table-cell office:value-type="float" office:value="168">
            <text:p>168</text:p>
          </table:table-cell>
          <table:table-cell office:value-type="string">
            <text:p>46.068292</text:p>
          </table:table-cell>
          <table:table-cell office:value-type="string">
            <text:p>11.118877</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37</text:p>
          </table:table-cell>
          <table:table-cell office:value-type="string">
            <text:p>ristorazione</text:p>
          </table:table-cell>
          <table:table-cell office:value-type="string">
            <text:p>it</text:p>
          </table:table-cell>
          <table:table-cell table:number-columns-repeated="3" office:value-type="string">
            <text:p>Self-service</text:p>
          </table:table-cell>
          <table:table-cell office:value-type="string">
            <text:p>ISOTTA</text:p>
          </table:table-cell>
          <table:table-cell office:value-type="string">
            <text:p>Via Marinai d'Italia 30, Trento</text:p>
          </table:table-cell>
          <table:table-cell office:value-type="string">
            <text:p>Via Marinai d'Italia 32, Trient, Italien</text:p>
          </table:table-cell>
          <table:table-cell office:value-type="string">
            <text:p>Via Marinai d'Italy 32, Trento, Italy</text:p>
          </table:table-cell>
          <table:table-cell office:value-type="string">
            <text:p>0461/1734471</text:p>
          </table:table-cell>
          <table:table-cell office:value-type="string">
            <text:p>http://www.risto3.it</text:p>
          </table:table-cell>
          <table:table-cell office:value-type="string">
            <text:p>isotta@risto3.it</text:p>
          </table:table-cell>
          <table:table-cell office:value-type="string">
            <text:p>11.30 - 14.30</text:p>
          </table:table-cell>
          <table:table-cell office:value-type="string">
            <text:p>11:30 - 14:30 Uhr</text:p>
          </table:table-cell>
          <table:table-cell office:value-type="string">
            <text:p>11.30am - 2.30pm</text:p>
          </table:table-cell>
          <table:table-cell office:value-type="string">
            <text:p>sabato e domenica</text:p>
          </table:table-cell>
          <table:table-cell office:value-type="string">
            <text:p>Samstag und Sonntag</text:p>
          </table:table-cell>
          <table:table-cell office:value-type="string">
            <text:p>Saturday and Sunday</text:p>
          </table:table-cell>
          <table:table-cell table:style-name="ce2" office:value-type="float" office:value="10">
            <text:p>10</text:p>
          </table:table-cell>
          <table:table-cell table:number-columns-repeated="2" office:value-type="float" office:value="10">
            <text:p>10</text:p>
          </table:table-cell>
          <table:table-cell office:value-type="string">
            <text:p>Parcheggio; Servizi igienici dedicati;</text:p>
          </table:table-cell>
          <table:table-cell office:value-type="string">
            <text:p>Parkplatz; behindertengerechte Toiletten;</text:p>
          </table:table-cell>
          <table:table-cell office:value-type="string">
            <text:p>Car park, disabled toilets;</text:p>
          </table:table-cell>
          <table:table-cell office:value-type="string">
            <text:p>isotta.jpg</text:p>
          </table:table-cell>
          <table:table-cell office:value-type="string">
            <text:p>Moderno ristorante self situato nella zona di Trento sud presso il complesso "al Marinaio". La cucina si caratterizza per le proposte culinarie in un'ottica salutista, ampia scelta di verdure, pizza cotta al momento. La modalità di servizio è a buffet servito dallo chef.</text:p>
          </table:table-cell>
          <table:table-cell office:value-type="string">
            <text:p>Modernes Selfservice-Restaurant nahe des im südlichen Teil von Trient gelegenen Gebäudekomplexes "al Marinaio". <text:s/>Die Küche bietet gesund zubereitete Speisen, eine große Gemüseauswahl und frisch gebackene Pizza. Die Gäste bedienen sich an einem vom Chef servierten Buffet.</text:p>
          </table:table-cell>
          <table:table-cell office:value-type="string">
            <text:p>Modern self-service restaurant in the southern part of Trento in the "Al Marinaio" complex. The cuisine is characterised by wellness-oriented options, a wide choice of vegetables and pizza baked on demand. Food is served at a buffet by the chef.</text:p>
          </table:table-cell>
          <table:table-cell office:value-type="float" office:value="0">
            <text:p>0</text:p>
          </table:table-cell>
          <table:table-cell office:value-type="float" office:value="188">
            <text:p>188</text:p>
          </table:table-cell>
          <table:table-cell office:value-type="string">
            <text:p>46.035169</text:p>
          </table:table-cell>
          <table:table-cell office:value-type="string">
            <text:p>11.126473</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38</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L'ALTRO ISOTTA</text:p>
          </table:table-cell>
          <table:table-cell office:value-type="string">
            <text:p>Via Marinai d'Italia 30, Trento</text:p>
          </table:table-cell>
          <table:table-cell office:value-type="string">
            <text:p>Via Marinai d'Italia 32, Trient, Italien</text:p>
          </table:table-cell>
          <table:table-cell office:value-type="string">
            <text:p>Via Marinai d'Italy 32, Trento, Italy</text:p>
          </table:table-cell>
          <table:table-cell office:value-type="string">
            <text:p>0461/1734471</text:p>
          </table:table-cell>
          <table:table-cell office:value-type="string">
            <text:p>http://www.risto3.it</text:p>
          </table:table-cell>
          <table:table-cell office:value-type="string">
            <text:p>laltro@risto3.it</text:p>
          </table:table-cell>
          <table:table-cell office:value-type="string">
            <text:p>18,30-23,00</text:p>
          </table:table-cell>
          <table:table-cell office:value-type="string">
            <text:p>18,30-23,00 Uhr</text:p>
          </table:table-cell>
          <table:table-cell office:value-type="string">
            <text:p>6.30pm -11pm</text:p>
          </table:table-cell>
          <table:table-cell office:value-type="string">
            <text:p>domenica, lunedì, martedì</text:p>
          </table:table-cell>
          <table:table-cell office:value-type="string">
            <text:p>Sonntag, Montag, Dienstag</text:p>
          </table:table-cell>
          <table:table-cell office:value-type="string">
            <text:p>Sunday, Monday, Tuesday</text:p>
          </table:table-cell>
          <table:table-cell table:style-name="ce2" office:value-type="float" office:value="10">
            <text:p>10</text:p>
          </table:table-cell>
          <table:table-cell table:number-columns-repeated="2" office:value-type="float" office:value="10">
            <text:p>10</text:p>
          </table:table-cell>
          <table:table-cell office:value-type="string">
            <text:p>Parcheggio; Servizi igienici dedicati;</text:p>
          </table:table-cell>
          <table:table-cell office:value-type="string">
            <text:p>Parkplatz; behindertengerechte Toiletten;</text:p>
          </table:table-cell>
          <table:table-cell office:value-type="string">
            <text:p>Car park, disabled toilets;</text:p>
          </table:table-cell>
          <table:table-cell office:value-type="string">
            <text:p>altro_isotta.jpg</text:p>
          </table:table-cell>
          <table:table-cell office:value-type="string">
            <text:p>Il ristorante, con apertura serale, è caratterizzato da ampi spazi in una moderna concezione di design, ambiente informale. Adatto a riunioni di famiglia, incontri con gli amici, cene aziendali.</text:p>
          </table:table-cell>
          <table:table-cell office:value-type="string">
            <text:p>Dieses abends geöffnete und großzügig geschnittene Restaurant zeichnet sich durch ein modernes Design und eine informelle Atmosphäre aus. Für Familienfeiern, Treffen mit Freunden, Firmenessen geeignet.</text:p>
          </table:table-cell>
          <table:table-cell office:value-type="string">
            <text:p>The restaurant, open in the evenings, has spacious rooms with a modern design imprint and an informal atmosphere. Suited for family reunions, evenings with friends, company dinners.</text:p>
          </table:table-cell>
          <table:table-cell office:value-type="float" office:value="0">
            <text:p>0</text:p>
          </table:table-cell>
          <table:table-cell office:value-type="float" office:value="213">
            <text:p>213</text:p>
          </table:table-cell>
          <table:table-cell office:value-type="string">
            <text:p>46.037359</text:p>
          </table:table-cell>
          <table:table-cell office:value-type="string">
            <text:p>11.124555</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39</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LA CANTINOTA</text:p>
          </table:table-cell>
          <table:table-cell office:value-type="string">
            <text:p>Via S. Marco 22/24, Trento</text:p>
          </table:table-cell>
          <table:table-cell office:value-type="string">
            <text:p>Via S. Marco, 22/24, Trient, Italien</text:p>
          </table:table-cell>
          <table:table-cell office:value-type="string">
            <text:p>Via S. Marco, 22/24, Trento, Italy</text:p>
          </table:table-cell>
          <table:table-cell office:value-type="string">
            <text:p>0461/238527</text:p>
          </table:table-cell>
          <table:table-cell office:value-type="string">
            <text:p>http://www.cantinota.editarea.com</text:p>
          </table:table-cell>
          <table:table-cell office:value-type="string">
            <text:p>cantinota@hotmail.it</text:p>
          </table:table-cell>
          <table:table-cell office:value-type="string">
            <text:p>12.00 - 15.00/ 19.00 - 23.00</text:p>
          </table:table-cell>
          <table:table-cell office:value-type="string">
            <text:p>12:00 - 15:00 / 19:00 - 23:00 Uhr</text:p>
          </table:table-cell>
          <table:table-cell office:value-type="string">
            <text:p>12noon - 3pm/ 7pm - 11pm</text:p>
          </table:table-cell>
          <table:table-cell office:value-type="string">
            <text:p>giovedì</text:p>
          </table:table-cell>
          <table:table-cell office:value-type="string">
            <text:p>Donnerstag</text:p>
          </table:table-cell>
          <table:table-cell office:value-type="string">
            <text:p>Thursday</text:p>
          </table:table-cell>
          <table:table-cell table:style-name="ce2" office:value-type="float" office:value="25">
            <text:p>25</text:p>
          </table:table-cell>
          <table:table-cell table:number-columns-repeated="2" office:value-type="float" office:value="25">
            <text:p>25</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office:value-type="string">
            <text:p>cantinota.jpg</text:p>
          </table:table-cell>
          <table:table-cell table:number-columns-repeated="3"/>
          <table:table-cell table:number-columns-repeated="2" office:value-type="float" office:value="0">
            <text:p>0</text:p>
          </table:table-cell>
          <table:table-cell office:value-type="string">
            <text:p>46.07003</text:p>
          </table:table-cell>
          <table:table-cell office:value-type="string">
            <text:p>11.125029</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40</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LA POSADA</text:p>
          </table:table-cell>
          <table:table-cell office:value-type="string">
            <text:p>Largo G. Carducci 24, Trento</text:p>
          </table:table-cell>
          <table:table-cell office:value-type="string">
            <text:p>Largo G. Carducci, 24, Trient, Italien</text:p>
          </table:table-cell>
          <table:table-cell office:value-type="string">
            <text:p>Largo G. Carducci, 24, Trento, Italy</text:p>
          </table:table-cell>
          <table:table-cell office:value-type="string">
            <text:p>0461/262694</text:p>
          </table:table-cell>
          <table:table-cell/>
          <table:table-cell office:value-type="string">
            <text:p>roberto_ciervo@excite.it</text:p>
          </table:table-cell>
          <table:table-cell office:value-type="string">
            <text:p>12.00 14.00/ 19.00 - 23.00</text:p>
          </table:table-cell>
          <table:table-cell office:value-type="string">
            <text:p>12.00 - 14.00/ 19.00 - 23.00 Uhr</text:p>
          </table:table-cell>
          <table:table-cell office:value-type="string">
            <text:p>12noon- 2pm/ 7pm - 11pm</text:p>
          </table:table-cell>
          <table:table-cell office:value-type="string">
            <text:p>domenica</text:p>
          </table:table-cell>
          <table:table-cell office:value-type="string">
            <text:p>Sonntag</text:p>
          </table:table-cell>
          <table:table-cell office:value-type="string">
            <text:p>Sunday</text:p>
          </table:table-cell>
          <table:table-cell table:style-name="ce2" office:value-type="float" office:value="15">
            <text:p>15</text:p>
          </table:table-cell>
          <table:table-cell table:number-columns-repeated="2" office:value-type="float" office:value="15">
            <text:p>15</text:p>
          </table:table-cell>
          <table:table-cell office:value-type="string">
            <text:p>Rampa di accesso;</text:p>
          </table:table-cell>
          <table:table-cell office:value-type="string">
            <text:p>Zufahrtsrampe;</text:p>
          </table:table-cell>
          <table:table-cell office:value-type="string">
            <text:p>Access ramp;</text:p>
          </table:table-cell>
          <table:table-cell office:value-type="string">
            <text:p>posada.jpg</text:p>
          </table:table-cell>
          <table:table-cell table:number-columns-repeated="3"/>
          <table:table-cell office:value-type="float" office:value="0">
            <text:p>0</text:p>
          </table:table-cell>
          <table:table-cell office:value-type="float" office:value="240">
            <text:p>240</text:p>
          </table:table-cell>
          <table:table-cell office:value-type="string">
            <text:p>46.068394</text:p>
          </table:table-cell>
          <table:table-cell office:value-type="string">
            <text:p>11.124459</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41</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LA STUA</text:p>
          </table:table-cell>
          <table:table-cell office:value-type="string">
            <text:p>Via dei Mille 20, Trento</text:p>
          </table:table-cell>
          <table:table-cell office:value-type="string">
            <text:p>Via dei Mille, 20, Trient, Italien</text:p>
          </table:table-cell>
          <table:table-cell office:value-type="string">
            <text:p>Via dei Mille, 20, Trento, Italy</text:p>
          </table:table-cell>
          <table:table-cell office:value-type="string">
            <text:p>0461/915879</text:p>
          </table:table-cell>
          <table:table-cell/>
          <table:table-cell office:value-type="string">
            <text:p>pisonithomas@virgilio.it</text:p>
          </table:table-cell>
          <table:table-cell office:value-type="string">
            <text:p>07.30 - 19.00 <text:s/>(ristorazione solo a pranzo)</text:p>
          </table:table-cell>
          <table:table-cell office:value-type="string">
            <text:p>07.30 - 19.00 Uhr (nur zum Mittagstisch geöffnet)</text:p>
          </table:table-cell>
          <table:table-cell office:value-type="string">
            <text:p>7.30am - 7pm (restaurant only at lunchtime)</text:p>
          </table:table-cell>
          <table:table-cell office:value-type="string">
            <text:p>domenica - mesi nov. Dic. Aperto tutti ti giorni</text:p>
          </table:table-cell>
          <table:table-cell office:value-type="string">
            <text:p>Sonntag - November und Dezember Täglich geöffnet</text:p>
          </table:table-cell>
          <table:table-cell office:value-type="string">
            <text:p>Sunday - month of Nov. Dec. open every day</text:p>
          </table:table-cell>
          <table:table-cell table:style-name="ce2" office:value-type="string">
            <text:p>dai 20 ai 30</text:p>
          </table:table-cell>
          <table:table-cell office:value-type="string">
            <text:p>von 20 bis 30</text:p>
          </table:table-cell>
          <table:table-cell office:value-type="string">
            <text:p>from 20 to 30</text:p>
          </table:table-cell>
          <table:table-cell office:value-type="string">
            <text:p>Ingresso con gradini;</text:p>
          </table:table-cell>
          <table:table-cell office:value-type="string">
            <text:p>Eingang mit Stufen;</text:p>
          </table:table-cell>
          <table:table-cell office:value-type="string">
            <text:p>Entrance with steps;</text:p>
          </table:table-cell>
          <table:table-cell office:value-type="string">
            <text:p>stua.JPG</text:p>
          </table:table-cell>
          <table:table-cell table:number-columns-repeated="3"/>
          <table:table-cell office:value-type="float" office:value="0">
            <text:p>0</text:p>
          </table:table-cell>
          <table:table-cell office:value-type="float" office:value="240">
            <text:p>240</text:p>
          </table:table-cell>
          <table:table-cell office:value-type="string">
            <text:p>46.062366</text:p>
          </table:table-cell>
          <table:table-cell office:value-type="string">
            <text:p>11.127994</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42</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LO SCRIGNO DEL DUOMO</text:p>
          </table:table-cell>
          <table:table-cell office:value-type="string">
            <text:p>Piazza del Duomo 29, Trento</text:p>
          </table:table-cell>
          <table:table-cell office:value-type="string">
            <text:p>Piazza del Duomo, 29, Trient, Italien</text:p>
          </table:table-cell>
          <table:table-cell office:value-type="string">
            <text:p>Piazza del Duomo, 29, Trento, Italy</text:p>
          </table:table-cell>
          <table:table-cell office:value-type="string">
            <text:p>0461/220030</text:p>
          </table:table-cell>
          <table:table-cell office:value-type="string">
            <text:p>http://www.scrignodelduomo.com</text:p>
          </table:table-cell>
          <table:table-cell office:value-type="string">
            <text:p>info@scrignodelduomo.com</text:p>
          </table:table-cell>
          <table:table-cell office:value-type="string">
            <text:p>11.00 - 15.30/ 18.00 - 24.00</text:p>
          </table:table-cell>
          <table:table-cell office:value-type="string">
            <text:p>11:00 - 15:30/ 18:00 - 24.00 Uhr</text:p>
          </table:table-cell>
          <table:table-cell office:value-type="string">
            <text:p>11am - 3.30pm/ 6pm - 12midnight</text:p>
          </table:table-cell>
          <table:table-cell table:number-columns-repeated="3"/>
          <table:table-cell table:style-name="ce2" office:value-type="float" office:value="80">
            <text:p>80</text:p>
          </table:table-cell>
          <table:table-cell table:number-columns-repeated="2" office:value-type="float" office:value="80">
            <text:p>80</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office:value-type="string">
            <text:p>scrigno.jpg</text:p>
          </table:table-cell>
          <table:table-cell table:number-columns-repeated="3"/>
          <table:table-cell office:value-type="float" office:value="0">
            <text:p>0</text:p>
          </table:table-cell>
          <table:table-cell office:value-type="float" office:value="212">
            <text:p>212</text:p>
          </table:table-cell>
          <table:table-cell office:value-type="string">
            <text:p>46.067432</text:p>
          </table:table-cell>
          <table:table-cell office:value-type="string">
            <text:p>11.121012</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43</text:p>
          </table:table-cell>
          <table:table-cell office:value-type="string">
            <text:p>ristorazione</text:p>
          </table:table-cell>
          <table:table-cell office:value-type="string">
            <text:p>it</text:p>
          </table:table-cell>
          <table:table-cell table:number-columns-repeated="2" office:value-type="string">
            <text:p>Pizzeria; Self-service</text:p>
          </table:table-cell>
          <table:table-cell office:value-type="string">
            <text:p>Pizzeria; self-service</text:p>
          </table:table-cell>
          <table:table-cell office:value-type="string">
            <text:p>MAGNETE</text:p>
          </table:table-cell>
          <table:table-cell office:value-type="string">
            <text:p>Passaggio B. Disertori 26, Trento</text:p>
          </table:table-cell>
          <table:table-cell office:value-type="string">
            <text:p>Passaggio B. Disertori, 26, Trient, Italien</text:p>
          </table:table-cell>
          <table:table-cell office:value-type="string">
            <text:p>Passaggio B. Disertori, 26, Trento, Italy</text:p>
          </table:table-cell>
          <table:table-cell office:value-type="string">
            <text:p>0461/420196</text:p>
          </table:table-cell>
          <table:table-cell/>
          <table:table-cell office:value-type="string">
            <text:p>fabriziolibardi@hotmail.com</text:p>
          </table:table-cell>
          <table:table-cell office:value-type="string">
            <text:p>11.30 - 16.30</text:p>
          </table:table-cell>
          <table:table-cell office:value-type="string">
            <text:p>11:30 - 16:30 Uhr</text:p>
          </table:table-cell>
          <table:table-cell office:value-type="string">
            <text:p>11.30am - 4.30pm</text:p>
          </table:table-cell>
          <table:table-cell office:value-type="string">
            <text:p>domenica</text:p>
          </table:table-cell>
          <table:table-cell office:value-type="string">
            <text:p>Sonntag</text:p>
          </table:table-cell>
          <table:table-cell office:value-type="string">
            <text:p>Sunday</text:p>
          </table:table-cell>
          <table:table-cell table:style-name="ce2" office:value-type="float" office:value="10">
            <text:p>10</text:p>
          </table:table-cell>
          <table:table-cell table:number-columns-repeated="2" office:value-type="float" office:value="10">
            <text:p>10</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magnete.jpg</text:p>
          </table:table-cell>
          <table:table-cell table:number-columns-repeated="3"/>
          <table:table-cell office:value-type="float" office:value="0">
            <text:p>0</text:p>
          </table:table-cell>
          <table:table-cell office:value-type="float" office:value="213">
            <text:p>213</text:p>
          </table:table-cell>
          <table:table-cell office:value-type="string">
            <text:p>46.090667</text:p>
          </table:table-cell>
          <table:table-cell office:value-type="string">
            <text:p>11.115089</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44</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MASO FINISTERRE</text:p>
          </table:table-cell>
          <table:table-cell office:value-type="string">
            <text:p>Via S.S. Cosma e Damiano 6, Trento</text:p>
          </table:table-cell>
          <table:table-cell office:value-type="string">
            <text:p>Via S.S. Cosma e Damiano, 6, Trient, Italien</text:p>
          </table:table-cell>
          <table:table-cell office:value-type="string">
            <text:p>Via S.S. Cosma e Damiano, 6, Trento, Italy</text:p>
          </table:table-cell>
          <table:table-cell office:value-type="string">
            <text:p>0461/825752</text:p>
          </table:table-cell>
          <table:table-cell office:value-type="string">
            <text:p>http://www.masofinisterre.it</text:p>
          </table:table-cell>
          <table:table-cell office:value-type="string">
            <text:p>masofinisterre@yahoo.it</text:p>
          </table:table-cell>
          <table:table-cell office:value-type="string">
            <text:p>12.00 14.00/ 19.00 - 22.00</text:p>
          </table:table-cell>
          <table:table-cell office:value-type="string">
            <text:p>12.00 - 14.00/ 19.00 - 22:00 Uhr</text:p>
          </table:table-cell>
          <table:table-cell office:value-type="string">
            <text:p>12noon - 2pm/ 7pm - 10pm</text:p>
          </table:table-cell>
          <table:table-cell office:value-type="string">
            <text:p>lunedì</text:p>
          </table:table-cell>
          <table:table-cell office:value-type="string">
            <text:p>Montag</text:p>
          </table:table-cell>
          <table:table-cell office:value-type="string">
            <text:p>Monday</text:p>
          </table:table-cell>
          <table:table-cell table:style-name="ce2" office:value-type="string">
            <text:p>20 - 25</text:p>
          </table:table-cell>
          <table:table-cell table:number-columns-repeated="2" office:value-type="string">
            <text:p>20 - 25</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finisterre.jpg</text:p>
          </table:table-cell>
          <table:table-cell table:number-columns-repeated="3"/>
          <table:table-cell office:value-type="float" office:value="0">
            <text:p>0</text:p>
          </table:table-cell>
          <table:table-cell office:value-type="float" office:value="240">
            <text:p>240</text:p>
          </table:table-cell>
          <table:table-cell office:value-type="string">
            <text:p>46.083732</text:p>
          </table:table-cell>
          <table:table-cell office:value-type="string">
            <text:p>11.099655</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4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NIKY'S RESTAURANT</text:p>
          </table:table-cell>
          <table:table-cell office:value-type="string">
            <text:p>Via S. Pio X 29, Trento</text:p>
          </table:table-cell>
          <table:table-cell office:value-type="string">
            <text:p>Via S. Pio X, 29, Trient, Italien</text:p>
          </table:table-cell>
          <table:table-cell office:value-type="string">
            <text:p>Via S. Pio X, 29, Trento, Italy</text:p>
          </table:table-cell>
          <table:table-cell office:value-type="string">
            <text:p>0461/390828</text:p>
          </table:table-cell>
          <table:table-cell office:value-type="string">
            <text:p>http://www.nikys.it</text:p>
          </table:table-cell>
          <table:table-cell office:value-type="string">
            <text:p>info@nikys.it</text:p>
          </table:table-cell>
          <table:table-cell office:value-type="string">
            <text:p>dal lunedì al sabato 12-14.30/18.30-23 domenica (da ottobre a maggio) 18.30 - 22.00</text:p>
          </table:table-cell>
          <table:table-cell office:value-type="string">
            <text:p>von Montag bis Samstag 12-14.30/18.30-23 Uhr - Sonntag (von Oktober bis Mai) 18.30 - 22.00 Uhr</text:p>
          </table:table-cell>
          <table:table-cell office:value-type="string">
            <text:p>from Monday to Saturday 12noon - 2.30pm/6.30pm - 11pm, Sunday (from October to May) 6.30pm - 10pm</text:p>
          </table:table-cell>
          <table:table-cell office:value-type="string">
            <text:p>domenica (solo da giugno a ottobre)</text:p>
          </table:table-cell>
          <table:table-cell office:value-type="string">
            <text:p>Sonntag (nur von Juni bis Oktober)</text:p>
          </table:table-cell>
          <table:table-cell office:value-type="string">
            <text:p>Sunday (only from June to October)</text:p>
          </table:table-cell>
          <table:table-cell table:style-name="ce2" office:value-type="string">
            <text:p>pizze 5 - 8,50 ristorante 10 -30</text:p>
          </table:table-cell>
          <table:table-cell office:value-type="string">
            <text:p>Pizza 5 - 8,50 - Restaurant 10-30</text:p>
          </table:table-cell>
          <table:table-cell office:value-type="string">
            <text:p>pizza 5 - 8.50 restaurant 10-30</text:p>
          </table:table-cell>
          <table:table-cell office:value-type="string">
            <text:p>Servizi igienici dedicati;</text:p>
          </table:table-cell>
          <table:table-cell office:value-type="string">
            <text:p>Behindertengerechte Toiletten;</text:p>
          </table:table-cell>
          <table:table-cell office:value-type="string">
            <text:p>Disabled toilets;</text:p>
          </table:table-cell>
          <table:table-cell office:value-type="string">
            <text:p>niky.jpg</text:p>
          </table:table-cell>
          <table:table-cell table:number-columns-repeated="3"/>
          <table:table-cell table:number-columns-repeated="2" office:value-type="float" office:value="0">
            <text:p>0</text:p>
          </table:table-cell>
          <table:table-cell office:value-type="string">
            <text:p>46.05602</text:p>
          </table:table-cell>
          <table:table-cell office:value-type="string">
            <text:p>11.120221</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46</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NUOVA CASTELLI</text:p>
          </table:table-cell>
          <table:table-cell office:value-type="string">
            <text:p>Piazza Centa 11, Trento</text:p>
          </table:table-cell>
          <table:table-cell office:value-type="string">
            <text:p>Piazza Centa, 11, Trient, Italien</text:p>
          </table:table-cell>
          <table:table-cell office:value-type="string">
            <text:p>Piazza Centa, 11, Trento, Italy</text:p>
          </table:table-cell>
          <table:table-cell office:value-type="string">
            <text:p>0461/827079</text:p>
          </table:table-cell>
          <table:table-cell/>
          <table:table-cell office:value-type="string">
            <text:p>castellife@gmail.com</text:p>
          </table:table-cell>
          <table:table-cell office:value-type="string">
            <text:p>12.00 - 14.30/ 18.30 - 23.30</text:p>
          </table:table-cell>
          <table:table-cell office:value-type="string">
            <text:p>12:00 - 14:30 / 18:30 - 23:30 Uhr</text:p>
          </table:table-cell>
          <table:table-cell office:value-type="string">
            <text:p>12noon - 2.30pm/ 6.30pm - 11.30pm</text:p>
          </table:table-cell>
          <table:table-cell office:value-type="string">
            <text:p>sabato e domenica a pranzo</text:p>
          </table:table-cell>
          <table:table-cell office:value-type="string">
            <text:p>Samstag und Sonntag zu Mittag</text:p>
          </table:table-cell>
          <table:table-cell office:value-type="string">
            <text:p>Saturday and Sunday at lunchtime</text:p>
          </table:table-cell>
          <table:table-cell table:style-name="ce2" office:value-type="string">
            <text:p>15 - 30</text:p>
          </table:table-cell>
          <table:table-cell table:number-columns-repeated="2" office:value-type="string">
            <text:p>15 - 30</text:p>
          </table:table-cell>
          <table:table-cell table:number-columns-repeated="3"/>
          <table:table-cell office:value-type="string">
            <text:p>nuova_castelli.JPG</text:p>
          </table:table-cell>
          <table:table-cell table:number-columns-repeated="3"/>
          <table:table-cell office:value-type="float" office:value="0">
            <text:p>0</text:p>
          </table:table-cell>
          <table:table-cell office:value-type="float" office:value="213">
            <text:p>213</text:p>
          </table:table-cell>
          <table:table-cell office:value-type="string">
            <text:p>46.076167</text:p>
          </table:table-cell>
          <table:table-cell office:value-type="string">
            <text:p>11.123882</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47</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VESUVIO</text:p>
          </table:table-cell>
          <table:table-cell office:value-type="string">
            <text:p>Via Malvasia 103, Trento</text:p>
          </table:table-cell>
          <table:table-cell office:value-type="string">
            <text:p>Via Malvasia, 103, Trient, Italien</text:p>
          </table:table-cell>
          <table:table-cell office:value-type="string">
            <text:p>Via Malvasia, 103, Trento, Italy</text:p>
          </table:table-cell>
          <table:table-cell office:value-type="string">
            <text:p>0461/987303</text:p>
          </table:table-cell>
          <table:table-cell/>
          <table:table-cell office:value-type="string">
            <text:p>alvesuvio@yahoo.it</text:p>
          </table:table-cell>
          <table:table-cell office:value-type="string">
            <text:p>12.00 - 14.30/ 18.30 - 02.00</text:p>
          </table:table-cell>
          <table:table-cell office:value-type="string">
            <text:p>12:00 - 14:30 / 18:30 - 02:00 Uhr</text:p>
          </table:table-cell>
          <table:table-cell office:value-type="string">
            <text:p>12noon - 2.30pm/ 6.30pm - 2am</text:p>
          </table:table-cell>
          <table:table-cell office:value-type="string">
            <text:p>nessuno</text:p>
          </table:table-cell>
          <table:table-cell office:value-type="string">
            <text:p>Donnerstag und Samstag zu Mittag</text:p>
          </table:table-cell>
          <table:table-cell office:value-type="string">
            <text:p>Thursday and Saturday at lunchtime</text:p>
          </table:table-cell>
          <table:table-cell table:style-name="ce2" office:value-type="string">
            <text:p>pizza 6 ristorante 13 pesce 25</text:p>
          </table:table-cell>
          <table:table-cell office:value-type="string">
            <text:p>Pizza 6 - Restaurant 13 - Fisch 25</text:p>
          </table:table-cell>
          <table:table-cell office:value-type="string">
            <text:p>pizza 6, restaurant 13, fish 25</text:p>
          </table:table-cell>
          <table:table-cell office:value-type="string">
            <text:p>Parcheggio;</text:p>
          </table:table-cell>
          <table:table-cell office:value-type="string">
            <text:p>Parkplatz;</text:p>
          </table:table-cell>
          <table:table-cell office:value-type="string">
            <text:p>Car park;</text:p>
          </table:table-cell>
          <table:table-cell office:value-type="string">
            <text:p>vesuvio.jpg</text:p>
          </table:table-cell>
          <table:table-cell table:number-columns-repeated="3"/>
          <table:table-cell office:value-type="float" office:value="0">
            <text:p>0</text:p>
          </table:table-cell>
          <table:table-cell office:value-type="float" office:value="240">
            <text:p>240</text:p>
          </table:table-cell>
          <table:table-cell office:value-type="string">
            <text:p>46.075192</text:p>
          </table:table-cell>
          <table:table-cell office:value-type="string">
            <text:p>11.125121</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48</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OLD BAR&amp;FOOD</text:p>
          </table:table-cell>
          <table:table-cell office:value-type="string">
            <text:p>Via Roggia Grande <text:s/>8, Trento</text:p>
          </table:table-cell>
          <table:table-cell office:value-type="string">
            <text:p>Via Roggia Grande, 8, Trient, Italien</text:p>
          </table:table-cell>
          <table:table-cell office:value-type="string">
            <text:p>Via Roggia Grande, 8, Trento, Italy</text:p>
          </table:table-cell>
          <table:table-cell office:value-type="string">
            <text:p>0461/263263</text:p>
          </table:table-cell>
          <table:table-cell office:value-type="string">
            <text:p>http://www.oldbar.it</text:p>
          </table:table-cell>
          <table:table-cell office:value-type="string">
            <text:p>info@oldbar.it</text:p>
          </table:table-cell>
          <table:table-cell office:value-type="string">
            <text:p>12.00 - 15.00/ 18.00 - 24.00</text:p>
          </table:table-cell>
          <table:table-cell office:value-type="string">
            <text:p>12:00 - 15:00/ 18:00 - 24.00 Uhr</text:p>
          </table:table-cell>
          <table:table-cell office:value-type="string">
            <text:p>12noon - 3pm/ 6pm - 12midnight</text:p>
          </table:table-cell>
          <table:table-cell office:value-type="string">
            <text:p>domenica</text:p>
          </table:table-cell>
          <table:table-cell office:value-type="string">
            <text:p>Sonntag</text:p>
          </table:table-cell>
          <table:table-cell office:value-type="string">
            <text:p>Sunday</text:p>
          </table:table-cell>
          <table:table-cell table:style-name="ce2" office:value-type="string">
            <text:p>menù con 4 portate 28 €</text:p>
          </table:table-cell>
          <table:table-cell office:value-type="string">
            <text:p>4-Gängemenü für 28 Euro,</text:p>
          </table:table-cell>
          <table:table-cell office:value-type="string">
            <text:p>menu with 4 courses 28</text:p>
          </table:table-cell>
          <table:table-cell office:value-type="string">
            <text:p>Rampa di accesso; Ingresso con gradini; Servizi igienici dedicati;</text:p>
          </table:table-cell>
          <table:table-cell office:value-type="string">
            <text:p>Zufahrtsrampe; Eingang mit Stufen; behindertengerechte Toiletten;</text:p>
          </table:table-cell>
          <table:table-cell office:value-type="string">
            <text:p>Access ramp; entrance with steps; disabled toilets;</text:p>
          </table:table-cell>
          <table:table-cell office:value-type="string">
            <text:p>old.jpg</text:p>
          </table:table-cell>
          <table:table-cell table:number-columns-repeated="3"/>
          <table:table-cell office:value-type="float" office:value="3">
            <text:p>3</text:p>
          </table:table-cell>
          <table:table-cell office:value-type="float" office:value="320">
            <text:p>320</text:p>
          </table:table-cell>
          <table:table-cell office:value-type="string">
            <text:p>46.067477</text:p>
          </table:table-cell>
          <table:table-cell office:value-type="string">
            <text:p>11.124493</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49</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OLYMPIC RESTAURANT</text:p>
          </table:table-cell>
          <table:table-cell office:value-type="string">
            <text:p>Via R. da Sanseverino 125, Trento</text:p>
          </table:table-cell>
          <table:table-cell office:value-type="string">
            <text:p>Via R. da Sanseverino, 125, Trient, Italien</text:p>
          </table:table-cell>
          <table:table-cell office:value-type="string">
            <text:p>Via R. da Sanseverino, 125, Trento, Italy</text:p>
          </table:table-cell>
          <table:table-cell office:value-type="string">
            <text:p>0461/391215</text:p>
          </table:table-cell>
          <table:table-cell office:value-type="string">
            <text:p>http://www.hotelsportingtrento.com</text:p>
          </table:table-cell>
          <table:table-cell office:value-type="string">
            <text:p>info@hotelsportingtrento.com</text:p>
          </table:table-cell>
          <table:table-cell office:value-type="string">
            <text:p>12.00 - 14.00/ 19.00 - 22.00</text:p>
          </table:table-cell>
          <table:table-cell office:value-type="string">
            <text:p>12:00 - 14:00 / 19:00 - 22:00 Uhr</text:p>
          </table:table-cell>
          <table:table-cell office:value-type="string">
            <text:p>12noon - 2pm/ 7pm - 10pm</text:p>
          </table:table-cell>
          <table:table-cell office:value-type="string">
            <text:p>domenica</text:p>
          </table:table-cell>
          <table:table-cell office:value-type="string">
            <text:p>Sonntag</text:p>
          </table:table-cell>
          <table:table-cell office:value-type="string">
            <text:p>Sunday</text:p>
          </table:table-cell>
          <table:table-cell office:value-type="string">
            <text:p>a partire da 25€ bevande escluse</text:p>
          </table:table-cell>
          <table:table-cell office:value-type="string">
            <text:p>ab 25 Euro, Getränke ausgenommen</text:p>
          </table:table-cell>
          <table:table-cell office:value-type="string">
            <text:p>from 25 €, drinks not included</text:p>
          </table:table-cell>
          <table:table-cell office:value-type="string">
            <text:p>Parcheggio; Ascensore; Servizi igienici dedicati;</text:p>
          </table:table-cell>
          <table:table-cell office:value-type="string">
            <text:p>Parkplatz, Aufzug, behindertengerechte Toiletten;</text:p>
          </table:table-cell>
          <table:table-cell office:value-type="string">
            <text:p>Car park; lift; disabled toilets;</text:p>
          </table:table-cell>
          <table:table-cell office:value-type="string">
            <text:p>olympic.jpg</text:p>
          </table:table-cell>
          <table:table-cell table:number-columns-repeated="3"/>
          <table:table-cell office:value-type="float" office:value="0">
            <text:p>0</text:p>
          </table:table-cell>
          <table:table-cell office:value-type="float" office:value="223">
            <text:p>223</text:p>
          </table:table-cell>
          <table:table-cell office:value-type="string">
            <text:p>46.051124</text:p>
          </table:table-cell>
          <table:table-cell office:value-type="string">
            <text:p>11.112327</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50</text:p>
          </table:table-cell>
          <table:table-cell office:value-type="string">
            <text:p>ristorazione</text:p>
          </table:table-cell>
          <table:table-cell office:value-type="string">
            <text:p>it</text:p>
          </table:table-cell>
          <table:table-cell office:value-type="string">
            <text:p>Specialità orientali</text:p>
          </table:table-cell>
          <table:table-cell office:value-type="string">
            <text:p>Orientalische Spezialitäten</text:p>
          </table:table-cell>
          <table:table-cell office:value-type="string">
            <text:p>Oriental specialities</text:p>
          </table:table-cell>
          <table:table-cell office:value-type="string">
            <text:p>ORIENT</text:p>
          </table:table-cell>
          <table:table-cell office:value-type="string">
            <text:p>Via Giovanni Zanella 3, Trento</text:p>
          </table:table-cell>
          <table:table-cell office:value-type="string">
            <text:p>Via Giovanni Zanella, 3, Trient, Italien</text:p>
          </table:table-cell>
          <table:table-cell office:value-type="string">
            <text:p>Via Giovanni Zanella, 3, Trento, Italy</text:p>
          </table:table-cell>
          <table:table-cell office:value-type="string">
            <text:p>0461/234435</text:p>
          </table:table-cell>
          <table:table-cell table:number-columns-repeated="14"/>
          <table:table-cell office:value-type="string">
            <text:p>orient.jpg</text:p>
          </table:table-cell>
          <table:table-cell table:number-columns-repeated="3"/>
          <table:table-cell table:number-columns-repeated="2" office:value-type="float" office:value="0">
            <text:p>0</text:p>
          </table:table-cell>
          <table:table-cell office:value-type="string">
            <text:p>46.067408</text:p>
          </table:table-cell>
          <table:table-cell office:value-type="string">
            <text:p>11.117869</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51</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text:p>
          </table:table-cell>
          <table:table-cell office:value-type="string">
            <text:p>ORSO GRIGIO</text:p>
          </table:table-cell>
          <table:table-cell office:value-type="string">
            <text:p>Via degli Orti 19, Trento</text:p>
          </table:table-cell>
          <table:table-cell office:value-type="string">
            <text:p>Via degli Orti, 19, Trient, Italien</text:p>
          </table:table-cell>
          <table:table-cell office:value-type="string">
            <text:p>Via degli Orti, 19, Trento, Italy</text:p>
          </table:table-cell>
          <table:table-cell office:value-type="string">
            <text:p>0461/984400</text:p>
          </table:table-cell>
          <table:table-cell/>
          <table:table-cell office:value-type="string">
            <text:p>info@orsogrigiotrento.com</text:p>
          </table:table-cell>
          <table:table-cell office:value-type="string">
            <text:p>12.00 - 14.00/ 19.30 - 22.00</text:p>
          </table:table-cell>
          <table:table-cell office:value-type="string">
            <text:p>12:00 - 14:00/ 19:30 - 22:00 Uhr</text:p>
          </table:table-cell>
          <table:table-cell office:value-type="string">
            <text:p>12noon - 2pm / 7.30pm - 10pm</text:p>
          </table:table-cell>
          <table:table-cell office:value-type="string">
            <text:p>domenica</text:p>
          </table:table-cell>
          <table:table-cell office:value-type="string">
            <text:p>Sonntag</text:p>
          </table:table-cell>
          <table:table-cell office:value-type="string">
            <text:p>Sunday</text:p>
          </table:table-cell>
          <table:table-cell table:style-name="ce2" office:value-type="string">
            <text:p>25 - 35</text:p>
          </table:table-cell>
          <table:table-cell table:number-columns-repeated="2" office:value-type="string">
            <text:p>25 - 35</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office:value-type="string">
            <text:p>orso_grigio.jpg</text:p>
          </table:table-cell>
          <table:table-cell table:number-columns-repeated="3"/>
          <table:table-cell office:value-type="float" office:value="0">
            <text:p>0</text:p>
          </table:table-cell>
          <table:table-cell office:value-type="float" office:value="105">
            <text:p>105</text:p>
          </table:table-cell>
          <table:table-cell office:value-type="string">
            <text:p>46.065564</text:p>
          </table:table-cell>
          <table:table-cell office:value-type="string">
            <text:p>11.122434</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52</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OSTERIA VINERIA S. MARTINO</text:p>
          </table:table-cell>
          <table:table-cell office:value-type="string">
            <text:p>Via S. Martino 42, Trento</text:p>
          </table:table-cell>
          <table:table-cell office:value-type="string">
            <text:p>Via S. Martino, 42, Trient, Italien</text:p>
          </table:table-cell>
          <table:table-cell office:value-type="string">
            <text:p>Via S. Martino, 42, Trento, Italy</text:p>
          </table:table-cell>
          <table:table-cell office:value-type="string">
            <text:p>0461/263975</text:p>
          </table:table-cell>
          <table:table-cell table:number-columns-repeated="2"/>
          <table:table-cell office:value-type="string">
            <text:p>12.00 - 21.00</text:p>
          </table:table-cell>
          <table:table-cell office:value-type="string">
            <text:p>12:00 - 21:00 Uhr</text:p>
          </table:table-cell>
          <table:table-cell office:value-type="string">
            <text:p>12noon - 9pm</text:p>
          </table:table-cell>
          <table:table-cell office:value-type="string">
            <text:p>sabato a pranzo e domenica</text:p>
          </table:table-cell>
          <table:table-cell office:value-type="string">
            <text:p>Samstag zu Mittag und Sonntag</text:p>
          </table:table-cell>
          <table:table-cell office:value-type="string">
            <text:p>Saturday at lunchtime and Sunday</text:p>
          </table:table-cell>
          <table:table-cell table:style-name="ce2" office:value-type="string">
            <text:p>20 - 25</text:p>
          </table:table-cell>
          <table:table-cell table:number-columns-repeated="2" office:value-type="string">
            <text:p>20 - 25</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office:value-type="string">
            <text:p>san_martino.jpg</text:p>
          </table:table-cell>
          <table:table-cell table:number-columns-repeated="3"/>
          <table:table-cell office:value-type="float" office:value="0">
            <text:p>0</text:p>
          </table:table-cell>
          <table:table-cell office:value-type="float" office:value="240">
            <text:p>240</text:p>
          </table:table-cell>
          <table:table-cell office:value-type="string">
            <text:p>46.073188</text:p>
          </table:table-cell>
          <table:table-cell office:value-type="string">
            <text:p>11.125336</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53</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PATELLI</text:p>
          </table:table-cell>
          <table:table-cell office:value-type="string">
            <text:p>Via Dietro Le Mura A 1/5, Trento</text:p>
          </table:table-cell>
          <table:table-cell office:value-type="string">
            <text:p>Via Dietro Le Mura A, 1/5, Trient, Italien</text:p>
          </table:table-cell>
          <table:table-cell office:value-type="string">
            <text:p>Via Dietro Le Mura A, 1/5, Trento, Italy</text:p>
          </table:table-cell>
          <table:table-cell office:value-type="string">
            <text:p>0461/235236</text:p>
          </table:table-cell>
          <table:table-cell/>
          <table:table-cell office:value-type="string">
            <text:p>ristopat@tiscali.it</text:p>
          </table:table-cell>
          <table:table-cell office:value-type="string">
            <text:p>12.00 - 14.15/ 19.00 - 22.30</text:p>
          </table:table-cell>
          <table:table-cell office:value-type="string">
            <text:p>12:00 - 14:15 / 19:00 - 22:30 Uhr</text:p>
          </table:table-cell>
          <table:table-cell office:value-type="string">
            <text:p>12noon - 2.15pm/ 7pm - 10.30pm</text:p>
          </table:table-cell>
          <table:table-cell office:value-type="string">
            <text:p>sabato a pranzo e domenica</text:p>
          </table:table-cell>
          <table:table-cell office:value-type="string">
            <text:p>Samstag zu Mittag und Sonntag</text:p>
          </table:table-cell>
          <table:table-cell office:value-type="string">
            <text:p>Saturday at lunchtime and Sunday</text:p>
          </table:table-cell>
          <table:table-cell table:style-name="ce2" office:value-type="string">
            <text:p>20 - 35</text:p>
          </table:table-cell>
          <table:table-cell table:number-columns-repeated="2" office:value-type="string">
            <text:p>20 - 35</text:p>
          </table:table-cell>
          <table:table-cell office:value-type="string">
            <text:p>Rampa di accesso; Piattaforma elevatrice; Ingresso con gradini; Servizi igienici dedicati;</text:p>
          </table:table-cell>
          <table:table-cell office:value-type="string">
            <text:p>Zufahrtsrampe; Hebefläche; Eingang mit Stufen; behindertengerechte Toiletten;</text:p>
          </table:table-cell>
          <table:table-cell office:value-type="string">
            <text:p>Access ramp; platform lift; entrance with steps; disabled toilets;</text:p>
          </table:table-cell>
          <table:table-cell office:value-type="string">
            <text:p>patelli.jpg</text:p>
          </table:table-cell>
          <table:table-cell table:number-columns-repeated="3"/>
          <table:table-cell office:value-type="float" office:value="1">
            <text:p>1</text:p>
          </table:table-cell>
          <table:table-cell office:value-type="float" office:value="478">
            <text:p>478</text:p>
          </table:table-cell>
          <table:table-cell office:value-type="string">
            <text:p>46.065417</text:p>
          </table:table-cell>
          <table:table-cell office:value-type="string">
            <text:p>11.123131</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54</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BIRRERIA PEDAVENA</text:p>
          </table:table-cell>
          <table:table-cell office:value-type="string">
            <text:p>Via Santa Croce 15, Trento</text:p>
          </table:table-cell>
          <table:table-cell office:value-type="string">
            <text:p>Via Santa Croce, 15, Trient, Italien</text:p>
          </table:table-cell>
          <table:table-cell office:value-type="string">
            <text:p>Via Santa Croce, 15, Trento, Italy</text:p>
          </table:table-cell>
          <table:table-cell office:value-type="string">
            <text:p>0461/986255</text:p>
          </table:table-cell>
          <table:table-cell office:value-type="string">
            <text:p>http://www.birreriapedavena.com</text:p>
          </table:table-cell>
          <table:table-cell office:value-type="string">
            <text:p>info@birreriapedavena.com</text:p>
          </table:table-cell>
          <table:table-cell table:number-columns-repeated="3"/>
          <table:table-cell office:value-type="string">
            <text:p>martedì</text:p>
          </table:table-cell>
          <table:table-cell office:value-type="string">
            <text:p>Dienstag</text:p>
          </table:table-cell>
          <table:table-cell office:value-type="string">
            <text:p>Tuesday</text:p>
          </table:table-cell>
          <table:table-cell table:style-name="ce2" office:value-type="string">
            <text:p>primo 6,50 piatto tipico 11,50</text:p>
          </table:table-cell>
          <table:table-cell office:value-type="string">
            <text:p>erster Gang 6,50 - typische Platte 11,50</text:p>
          </table:table-cell>
          <table:table-cell office:value-type="string">
            <text:p>first course 6.50, local dish 11.50</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office:value-type="string">
            <text:p>pedavena.jpg</text:p>
          </table:table-cell>
          <table:table-cell table:number-columns-repeated="3"/>
          <table:table-cell office:value-type="float" office:value="0">
            <text:p>0</text:p>
          </table:table-cell>
          <table:table-cell office:value-type="float" office:value="240">
            <text:p>240</text:p>
          </table:table-cell>
          <table:table-cell office:value-type="string">
            <text:p>46.064685</text:p>
          </table:table-cell>
          <table:table-cell office:value-type="string">
            <text:p>11.123461</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5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PETRARCA</text:p>
          </table:table-cell>
          <table:table-cell office:value-type="string">
            <text:p>Via Petrarca 4, Trento</text:p>
          </table:table-cell>
          <table:table-cell office:value-type="string">
            <text:p>Via Petrarca, 4, Trient, Italien</text:p>
          </table:table-cell>
          <table:table-cell office:value-type="string">
            <text:p>Via Petrarca, 4, Trento, Italy</text:p>
          </table:table-cell>
          <table:table-cell office:value-type="string">
            <text:p>0461/983189</text:p>
          </table:table-cell>
          <table:table-cell/>
          <table:table-cell office:value-type="string">
            <text:p>ristorante.petrarca@gmail.com</text:p>
          </table:table-cell>
          <table:table-cell office:value-type="string">
            <text:p>12.00 - 14.00/ 18.00 - 23.00</text:p>
          </table:table-cell>
          <table:table-cell office:value-type="string">
            <text:p>12:00 - 14:00 / 18:00 - 23:00 Uhr</text:p>
          </table:table-cell>
          <table:table-cell office:value-type="string">
            <text:p>12noon - 2pm/ 6pm - 11pm</text:p>
          </table:table-cell>
          <table:table-cell office:value-type="string">
            <text:p>sabato a pranzo e domenica</text:p>
          </table:table-cell>
          <table:table-cell office:value-type="string">
            <text:p>Samstag zu Mittag und Sonntag</text:p>
          </table:table-cell>
          <table:table-cell office:value-type="string">
            <text:p>Saturday at lunchtime and Sunday</text:p>
          </table:table-cell>
          <table:table-cell office:value-type="string">
            <text:p>a partire da 6 euro</text:p>
          </table:table-cell>
          <table:table-cell office:value-type="string">
            <text:p>ab 6 euro</text:p>
          </table:table-cell>
          <table:table-cell office:value-type="string">
            <text:p>from 6 euro</text:p>
          </table:table-cell>
          <table:table-cell office:value-type="string">
            <text:p>Parcheggio; Ingresso con gradini; Servizi igienici dedicati;</text:p>
          </table:table-cell>
          <table:table-cell office:value-type="string">
            <text:p>Parkplatz; Eingang mit Stufen; behindertengerechte Toiletten;</text:p>
          </table:table-cell>
          <table:table-cell office:value-type="string">
            <text:p>Car park; entrance with steps; disabled toilets;</text:p>
          </table:table-cell>
          <table:table-cell office:value-type="string">
            <text:p>petrarca.JPG</text:p>
          </table:table-cell>
          <table:table-cell table:number-columns-repeated="3"/>
          <table:table-cell office:value-type="float" office:value="0">
            <text:p>0</text:p>
          </table:table-cell>
          <table:table-cell office:value-type="float" office:value="240">
            <text:p>240</text:p>
          </table:table-cell>
          <table:table-cell office:value-type="string">
            <text:p>46.074838</text:p>
          </table:table-cell>
          <table:table-cell office:value-type="string">
            <text:p>11.123826</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56</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PIEDICASTELLO</text:p>
          </table:table-cell>
          <table:table-cell office:value-type="string">
            <text:p>Piazza Piedicastello 12, Trento</text:p>
          </table:table-cell>
          <table:table-cell office:value-type="string">
            <text:p>Piazza Piedicastello, 12, Trient, Italien</text:p>
          </table:table-cell>
          <table:table-cell office:value-type="string">
            <text:p>Piazza Piedicastello, 12, Trento, Italy</text:p>
          </table:table-cell>
          <table:table-cell office:value-type="string">
            <text:p>0461/230730</text:p>
          </table:table-cell>
          <table:table-cell table:number-columns-repeated="2"/>
          <table:table-cell office:value-type="string">
            <text:p>12.00 15.00/ 19.00 - 24.00</text:p>
          </table:table-cell>
          <table:table-cell office:value-type="string">
            <text:p>12.00 15:00/ 19:00 - 24.00 Uhr</text:p>
          </table:table-cell>
          <table:table-cell office:value-type="string">
            <text:p>12noon - 3pm/ 7pm - 12midnight</text:p>
          </table:table-cell>
          <table:table-cell office:value-type="string">
            <text:p>domenica</text:p>
          </table:table-cell>
          <table:table-cell office:value-type="string">
            <text:p>Sonntag</text:p>
          </table:table-cell>
          <table:table-cell office:value-type="string">
            <text:p>Sunday</text:p>
          </table:table-cell>
          <table:table-cell table:style-name="ce2" office:value-type="string">
            <text:p>20 - 25</text:p>
          </table:table-cell>
          <table:table-cell table:number-columns-repeated="2" office:value-type="string">
            <text:p>20 - 25</text:p>
          </table:table-cell>
          <table:table-cell office:value-type="string">
            <text:p>Servizi igienici dedicati;</text:p>
          </table:table-cell>
          <table:table-cell office:value-type="string">
            <text:p>Behindertengerechte Toiletten;</text:p>
          </table:table-cell>
          <table:table-cell office:value-type="string">
            <text:p>Disabled toilets;</text:p>
          </table:table-cell>
          <table:table-cell office:value-type="string">
            <text:p>piedicastello.jpg</text:p>
          </table:table-cell>
          <table:table-cell table:number-columns-repeated="3"/>
          <table:table-cell table:number-columns-repeated="2" office:value-type="float" office:value="0">
            <text:p>0</text:p>
          </table:table-cell>
          <table:table-cell office:value-type="string">
            <text:p>46.07099</text:p>
          </table:table-cell>
          <table:table-cell office:value-type="string">
            <text:p>11.112744</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57</text:p>
          </table:table-cell>
          <table:table-cell office:value-type="string">
            <text:p>ristorazione</text:p>
          </table:table-cell>
          <table:table-cell office:value-type="string">
            <text:p>it</text:p>
          </table:table-cell>
          <table:table-cell table:number-columns-repeated="3" office:value-type="string">
            <text:p>Pizzeria</text:p>
          </table:table-cell>
          <table:table-cell office:value-type="string">
            <text:p>PIZZA GRANDA</text:p>
          </table:table-cell>
          <table:table-cell office:value-type="string">
            <text:p>Via A. Manzoni 35, Trento</text:p>
          </table:table-cell>
          <table:table-cell office:value-type="string">
            <text:p>Via A. Manzoni, 35, Trient, Italien</text:p>
          </table:table-cell>
          <table:table-cell office:value-type="string">
            <text:p>Via A. Manzoni, 35, Trento, Italy</text:p>
          </table:table-cell>
          <table:table-cell office:value-type="string">
            <text:p>0461/236008</text:p>
          </table:table-cell>
          <table:table-cell/>
          <table:table-cell office:value-type="string">
            <text:p>pizza.granda@libero.it</text:p>
          </table:table-cell>
          <table:table-cell office:value-type="string">
            <text:p>12.00 - 15.00/ 18.00 - 24.00</text:p>
          </table:table-cell>
          <table:table-cell office:value-type="string">
            <text:p>12:00 - 15:00/ 18:00 - 24.00</text:p>
          </table:table-cell>
          <table:table-cell office:value-type="string">
            <text:p>12noon - 3pm/ 6pm - 12midnight</text:p>
          </table:table-cell>
          <table:table-cell table:number-columns-repeated="6"/>
          <table:table-cell office:value-type="string">
            <text:p>Parcheggio; Rampa di accesso; Ingresso con gradini; Servizi igienici dedicati;</text:p>
          </table:table-cell>
          <table:table-cell office:value-type="string">
            <text:p>Parkplatz; Zufahrtsrampe; Eingang mit Treppen; behindertengerechte Toiletten;</text:p>
          </table:table-cell>
          <table:table-cell office:value-type="string">
            <text:p>Car-park; access ramp; entrance with steps; disabled toilets;</text:p>
          </table:table-cell>
          <table:table-cell office:value-type="string">
            <text:p>piazza_granda.jpg</text:p>
          </table:table-cell>
          <table:table-cell table:number-columns-repeated="3"/>
          <table:table-cell office:value-type="float" office:value="0">
            <text:p>0</text:p>
          </table:table-cell>
          <table:table-cell office:value-type="float" office:value="240">
            <text:p>240</text:p>
          </table:table-cell>
          <table:table-cell office:value-type="string">
            <text:p>46.072873</text:p>
          </table:table-cell>
          <table:table-cell office:value-type="string">
            <text:p>11.12507</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58</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PRIMAVERA</text:p>
          </table:table-cell>
          <table:table-cell office:value-type="string">
            <text:p>Via Suffragio 92, Trento</text:p>
          </table:table-cell>
          <table:table-cell office:value-type="string">
            <text:p>Via Suffragio, 92, Trient, Italien</text:p>
          </table:table-cell>
          <table:table-cell office:value-type="string">
            <text:p>Via Suffragio, 92, Trento, Italy</text:p>
          </table:table-cell>
          <table:table-cell office:value-type="string">
            <text:p>0461/239840</text:p>
          </table:table-cell>
          <table:table-cell table:number-columns-repeated="2"/>
          <table:table-cell office:value-type="string">
            <text:p>12.00 - 14.00/ 18.30 - 23.00</text:p>
          </table:table-cell>
          <table:table-cell office:value-type="string">
            <text:p>12:00 - 14:00 / 18:30 - 23:00 Uhr</text:p>
          </table:table-cell>
          <table:table-cell office:value-type="string">
            <text:p>12noon - 2pm/ 6.30pm - 11pm</text:p>
          </table:table-cell>
          <table:table-cell office:value-type="string">
            <text:p>venerdì</text:p>
          </table:table-cell>
          <table:table-cell office:value-type="string">
            <text:p>Freitag</text:p>
          </table:table-cell>
          <table:table-cell office:value-type="string">
            <text:p>Friday</text:p>
          </table:table-cell>
          <table:table-cell table:number-columns-repeated="3"/>
          <table:table-cell office:value-type="string">
            <text:p>Rampa di accesso;</text:p>
          </table:table-cell>
          <table:table-cell office:value-type="string">
            <text:p>Zufahrtsrampe;</text:p>
          </table:table-cell>
          <table:table-cell office:value-type="string">
            <text:p>Access ramp;</text:p>
          </table:table-cell>
          <table:table-cell office:value-type="string">
            <text:p>primavera.jpg</text:p>
          </table:table-cell>
          <table:table-cell table:number-columns-repeated="3"/>
          <table:table-cell office:value-type="float" office:value="0">
            <text:p>0</text:p>
          </table:table-cell>
          <table:table-cell office:value-type="float" office:value="240">
            <text:p>240</text:p>
          </table:table-cell>
          <table:table-cell office:value-type="string">
            <text:p>46.070745</text:p>
          </table:table-cell>
          <table:table-cell office:value-type="string">
            <text:p>11.124791</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59</text:p>
          </table:table-cell>
          <table:table-cell office:value-type="string">
            <text:p>ristorazione</text:p>
          </table:table-cell>
          <table:table-cell office:value-type="string">
            <text:p>it</text:p>
          </table:table-cell>
          <table:table-cell office:value-type="string">
            <text:p>Ristorante; Pizzeria; Bar</text:p>
          </table:table-cell>
          <table:table-cell table:number-columns-repeated="2" office:value-type="string">
            <text:p>Restaurant; Pizzeria; Bar</text:p>
          </table:table-cell>
          <table:table-cell office:value-type="string">
            <text:p>RENEE'</text:p>
          </table:table-cell>
          <table:table-cell office:value-type="string">
            <text:p>Via Maccani 203, Trento</text:p>
          </table:table-cell>
          <table:table-cell office:value-type="string">
            <text:p>Via Maccani, 203, Trient, Italien</text:p>
          </table:table-cell>
          <table:table-cell office:value-type="string">
            <text:p>Via Maccani, 203, Trento, Italy</text:p>
          </table:table-cell>
          <table:table-cell office:value-type="string">
            <text:p>0461/823980</text:p>
          </table:table-cell>
          <table:table-cell/>
          <table:table-cell office:value-type="string">
            <text:p>ristoranterenee@libero.it</text:p>
          </table:table-cell>
          <table:table-cell office:value-type="string">
            <text:p>06.30 - 24.00</text:p>
          </table:table-cell>
          <table:table-cell office:value-type="string">
            <text:p>06.30 - 24.00 Uhr</text:p>
          </table:table-cell>
          <table:table-cell office:value-type="string">
            <text:p>6.30am - 12 midnight</text:p>
          </table:table-cell>
          <table:table-cell office:value-type="string">
            <text:p>sabato mattina e domenica</text:p>
          </table:table-cell>
          <table:table-cell office:value-type="string">
            <text:p>Samstag früh und Sonntag</text:p>
          </table:table-cell>
          <table:table-cell office:value-type="string">
            <text:p>Saturday morning and Sunday</text:p>
          </table:table-cell>
          <table:table-cell table:style-name="ce2" office:value-type="string">
            <text:p>cucina 15/30 pizza bibite 10</text:p>
          </table:table-cell>
          <table:table-cell office:value-type="string">
            <text:p>Küche 15/30 - Pizza Getränke 10</text:p>
          </table:table-cell>
          <table:table-cell office:value-type="string">
            <text:p>Restaurant 15/30, pizza and drinks 10</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renee.JPG</text:p>
          </table:table-cell>
          <table:table-cell table:number-columns-repeated="3"/>
          <table:table-cell office:value-type="float" office:value="0">
            <text:p>0</text:p>
          </table:table-cell>
          <table:table-cell office:value-type="float" office:value="180">
            <text:p>180</text:p>
          </table:table-cell>
          <table:table-cell office:value-type="string">
            <text:p>46.093829</text:p>
          </table:table-cell>
          <table:table-cell office:value-type="string">
            <text:p>11.105541</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60</text:p>
          </table:table-cell>
          <table:table-cell office:value-type="string">
            <text:p>ristorazione</text:p>
          </table:table-cell>
          <table:table-cell office:value-type="string">
            <text:p>it</text:p>
          </table:table-cell>
          <table:table-cell office:value-type="string">
            <text:p>Ristorante; Pizzeria</text:p>
          </table:table-cell>
          <table:table-cell office:value-type="string">
            <text:p>Gastwirtschaft</text:p>
          </table:table-cell>
          <table:table-cell office:value-type="string">
            <text:p>Trattoria (family restaurant)</text:p>
          </table:table-cell>
          <table:table-cell office:value-type="string">
            <text:p>DOLOMITI</text:p>
          </table:table-cell>
          <table:table-cell office:value-type="string">
            <text:p>Corso Buonarroti 101, Trento</text:p>
          </table:table-cell>
          <table:table-cell office:value-type="string">
            <text:p>Corso Buonarroti, 101, Trient, Italien</text:p>
          </table:table-cell>
          <table:table-cell office:value-type="string">
            <text:p>Corso Buonarroti, 101, Trento, Italy</text:p>
          </table:table-cell>
          <table:table-cell office:value-type="string">
            <text:p>0461/983059</text:p>
          </table:table-cell>
          <table:table-cell/>
          <table:table-cell office:value-type="string">
            <text:p>Danieldal-pai@hotmail.it</text:p>
          </table:table-cell>
          <table:table-cell office:value-type="string">
            <text:p>07.00 - 15.00/ 18.00 - 22.00</text:p>
          </table:table-cell>
          <table:table-cell office:value-type="string">
            <text:p>07:00 - 15:00 / 18:00 - 22:00 Uhr</text:p>
          </table:table-cell>
          <table:table-cell office:value-type="string">
            <text:p>7am - 3pm/ 6pm - 10pm</text:p>
          </table:table-cell>
          <table:table-cell office:value-type="string">
            <text:p>sabato pomeriggio e domenica</text:p>
          </table:table-cell>
          <table:table-cell office:value-type="string">
            <text:p>Samstag Nachmittag und Sonntag</text:p>
          </table:table-cell>
          <table:table-cell office:value-type="string">
            <text:p>Saturday afternoon and Sunday</text:p>
          </table:table-cell>
          <table:table-cell table:style-name="ce2" office:value-type="float" office:value="11">
            <text:p>11</text:p>
          </table:table-cell>
          <table:table-cell table:number-columns-repeated="2" office:value-type="float" office:value="11">
            <text:p>11</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table:number-columns-repeated="4"/>
          <table:table-cell table:number-columns-repeated="2" office:value-type="float" office:value="0">
            <text:p>0</text:p>
          </table:table-cell>
          <table:table-cell office:value-type="string">
            <text:p>46.071042</text:p>
          </table:table-cell>
          <table:table-cell office:value-type="string">
            <text:p>11.116938</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6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ROSA D'ORO</text:p>
          </table:table-cell>
          <table:table-cell office:value-type="string">
            <text:p>Piazza S. Maria Maggiore 21, Trento</text:p>
          </table:table-cell>
          <table:table-cell office:value-type="string">
            <text:p>Piazza S. Maria Maggiore, 21, Trient, Italien</text:p>
          </table:table-cell>
          <table:table-cell office:value-type="string">
            <text:p>Piazza S. Maria Maggiore, 21, Trento, Italy</text:p>
          </table:table-cell>
          <table:table-cell office:value-type="string">
            <text:p>0461/261792</text:p>
          </table:table-cell>
          <table:table-cell office:value-type="string">
            <text:p>http://www.rosadoro.net</text:p>
          </table:table-cell>
          <table:table-cell office:value-type="string">
            <text:p>info@rosadoro.net</text:p>
          </table:table-cell>
          <table:table-cell office:value-type="string">
            <text:p>12.00 - 14.00/ 19.00 - 24.00</text:p>
          </table:table-cell>
          <table:table-cell office:value-type="string">
            <text:p>12:00 - 14:00/ 19:00 - 24.00 Uhr</text:p>
          </table:table-cell>
          <table:table-cell office:value-type="string">
            <text:p>12noon - 2pm/ 7pm - 12 midnight</text:p>
          </table:table-cell>
          <table:table-cell office:value-type="string">
            <text:p>domenica</text:p>
          </table:table-cell>
          <table:table-cell office:value-type="string">
            <text:p>Sonntag</text:p>
          </table:table-cell>
          <table:table-cell office:value-type="string">
            <text:p>Sunday</text:p>
          </table:table-cell>
          <table:table-cell table:style-name="ce2" office:value-type="string">
            <text:p>pizza 10 <text:s text:c="2"/>cucina 10-20</text:p>
          </table:table-cell>
          <table:table-cell office:value-type="string">
            <text:p>Pizza 10 - Küche 10-20</text:p>
          </table:table-cell>
          <table:table-cell office:value-type="string">
            <text:p>pizza 10, restaurant 10-20</text:p>
          </table:table-cell>
          <table:table-cell office:value-type="string">
            <text:p>Rampa di accesso; Ingresso con gradini; Servizi igienici dedicati;</text:p>
          </table:table-cell>
          <table:table-cell office:value-type="string">
            <text:p>Zufahrtsrampe; Eingang mit Stufen; behindertengerechte Toiletten;</text:p>
          </table:table-cell>
          <table:table-cell office:value-type="string">
            <text:p>Access ramp; entrance with steps; disabled toilets;</text:p>
          </table:table-cell>
          <table:table-cell office:value-type="string">
            <text:p>rosa_oro.jpg</text:p>
          </table:table-cell>
          <table:table-cell table:number-columns-repeated="3"/>
          <table:table-cell office:value-type="float" office:value="1">
            <text:p>1</text:p>
          </table:table-cell>
          <table:table-cell office:value-type="float" office:value="399">
            <text:p>399</text:p>
          </table:table-cell>
          <table:table-cell office:value-type="string">
            <text:p>46.068482</text:p>
          </table:table-cell>
          <table:table-cell office:value-type="string">
            <text:p>11.11992</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62</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SAPORI MEDITERRANEI</text:p>
          </table:table-cell>
          <table:table-cell office:value-type="string">
            <text:p>Via R. da Sanseverino 39/4, Trento</text:p>
          </table:table-cell>
          <table:table-cell office:value-type="string">
            <text:p>Via R. da Sanseverino, 39/4, Trient, Italien</text:p>
          </table:table-cell>
          <table:table-cell office:value-type="string">
            <text:p>Via R. da Sanseverino, 39/4, Trento, Italy</text:p>
          </table:table-cell>
          <table:table-cell office:value-type="string">
            <text:p>0461/984360</text:p>
          </table:table-cell>
          <table:table-cell office:value-type="string">
            <text:p>http://www.saporimediterranei-trento.com</text:p>
          </table:table-cell>
          <table:table-cell office:value-type="string">
            <text:p>sapori.mediterranei@hotmail.it</text:p>
          </table:table-cell>
          <table:table-cell office:value-type="string">
            <text:p>12.00 - 14.30/ 19.00 - 23.30</text:p>
          </table:table-cell>
          <table:table-cell office:value-type="string">
            <text:p>12:00 - 14:30 / 19:00 - 23:30 Uhr</text:p>
          </table:table-cell>
          <table:table-cell office:value-type="string">
            <text:p>12noon - 2.30pm/ 7pm - 11.30pm</text:p>
          </table:table-cell>
          <table:table-cell office:value-type="string">
            <text:p>lunedì</text:p>
          </table:table-cell>
          <table:table-cell office:value-type="string">
            <text:p>Montag</text:p>
          </table:table-cell>
          <table:table-cell office:value-type="string">
            <text:p>Monday</text:p>
          </table:table-cell>
          <table:table-cell table:style-name="ce2" office:value-type="string">
            <text:p>20 - 35</text:p>
          </table:table-cell>
          <table:table-cell table:number-columns-repeated="2" office:value-type="string">
            <text:p>20 - 35</text:p>
          </table:table-cell>
          <table:table-cell office:value-type="string">
            <text:p>Parcheggio; Servizi igienici dedicati;</text:p>
          </table:table-cell>
          <table:table-cell office:value-type="string">
            <text:p>Parkplatz; behindertengerechte Toiletten;</text:p>
          </table:table-cell>
          <table:table-cell office:value-type="string">
            <text:p>Car park, disabled toilets;</text:p>
          </table:table-cell>
          <table:table-cell office:value-type="string">
            <text:p>sapori.jpg</text:p>
          </table:table-cell>
          <table:table-cell table:number-columns-repeated="3"/>
          <table:table-cell table:number-columns-repeated="2" office:value-type="float" office:value="0">
            <text:p>0</text:p>
          </table:table-cell>
          <table:table-cell office:value-type="string">
            <text:p>46.065043</text:p>
          </table:table-cell>
          <table:table-cell office:value-type="string">
            <text:p>11.114032</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63</text:p>
          </table:table-cell>
          <table:table-cell office:value-type="string">
            <text:p>ristorazione</text:p>
          </table:table-cell>
          <table:table-cell office:value-type="string">
            <text:p>it</text:p>
          </table:table-cell>
          <table:table-cell office:value-type="string">
            <text:p>Specialità orientali</text:p>
          </table:table-cell>
          <table:table-cell office:value-type="string">
            <text:p>Orientalische Spezialitäten</text:p>
          </table:table-cell>
          <table:table-cell office:value-type="string">
            <text:p>Oriental specialities</text:p>
          </table:table-cell>
          <table:table-cell office:value-type="string">
            <text:p>SAPOROSO</text:p>
          </table:table-cell>
          <table:table-cell office:value-type="string">
            <text:p>Via dei Mille 1, Trento</text:p>
          </table:table-cell>
          <table:table-cell office:value-type="string">
            <text:p>Via dei Mille, 1, Trient, Italien</text:p>
          </table:table-cell>
          <table:table-cell office:value-type="string">
            <text:p>Via dei Mille, 1, Trento, Italy</text:p>
          </table:table-cell>
          <table:table-cell office:value-type="string">
            <text:p>0461/391118</text:p>
          </table:table-cell>
          <table:table-cell/>
          <table:table-cell office:value-type="string">
            <text:p>saporosomei@99.com</text:p>
          </table:table-cell>
          <table:table-cell office:value-type="string">
            <text:p>12.00 - 15.00/ 18.30 - 23.00</text:p>
          </table:table-cell>
          <table:table-cell office:value-type="string">
            <text:p>12:00 - 15:00 / 18:30 - 23:00 Uhr</text:p>
          </table:table-cell>
          <table:table-cell office:value-type="string">
            <text:p>12noon - 3pm/ 6.30pm - 11pm</text:p>
          </table:table-cell>
          <table:table-cell table:number-columns-repeated="3"/>
          <table:table-cell table:style-name="ce2" office:value-type="float" office:value="20">
            <text:p>20</text:p>
          </table:table-cell>
          <table:table-cell table:number-columns-repeated="2" office:value-type="float" office:value="20">
            <text:p>20</text:p>
          </table:table-cell>
          <table:table-cell office:value-type="string">
            <text:p>Parcheggio; Ingresso con gradini;</text:p>
          </table:table-cell>
          <table:table-cell office:value-type="string">
            <text:p>Parkplatz; Eingang mit Stufen;</text:p>
          </table:table-cell>
          <table:table-cell office:value-type="string">
            <text:p>Car park; entrance with steps;</text:p>
          </table:table-cell>
          <table:table-cell office:value-type="string">
            <text:p>saporoso.jpg</text:p>
          </table:table-cell>
          <table:table-cell table:number-columns-repeated="3"/>
          <table:table-cell office:value-type="float" office:value="0">
            <text:p>0</text:p>
          </table:table-cell>
          <table:table-cell office:value-type="float" office:value="240">
            <text:p>240</text:p>
          </table:table-cell>
          <table:table-cell office:value-type="string">
            <text:p>46.062988</text:p>
          </table:table-cell>
          <table:table-cell office:value-type="string">
            <text:p>11.127535</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64</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TARTUFO</text:p>
          </table:table-cell>
          <table:table-cell office:value-type="string">
            <text:p>Via Chiocchetti P. Emilio 42, Trento</text:p>
          </table:table-cell>
          <table:table-cell office:value-type="string">
            <text:p>Via Chiocchetti P. Emilio, 42, Trient, Italien</text:p>
          </table:table-cell>
          <table:table-cell office:value-type="string">
            <text:p>Via Chiocchetti P. Emilio, 42, Trento, Italy</text:p>
          </table:table-cell>
          <table:table-cell office:value-type="string">
            <text:p>0461/822233</text:p>
          </table:table-cell>
          <table:table-cell/>
          <table:table-cell office:value-type="string">
            <text:p>magnetesrl@gmail.com</text:p>
          </table:table-cell>
          <table:table-cell office:value-type="string">
            <text:p>11.30 - 14.30/ 18.30 - 22.30</text:p>
          </table:table-cell>
          <table:table-cell office:value-type="string">
            <text:p>11:30 - 14:30 / 18:30 - 22:30 Uhr</text:p>
          </table:table-cell>
          <table:table-cell office:value-type="string">
            <text:p>11.30am - 2.30pm/ 6.30pm - 10.30pm</text:p>
          </table:table-cell>
          <table:table-cell office:value-type="string">
            <text:p>domenica</text:p>
          </table:table-cell>
          <table:table-cell office:value-type="string">
            <text:p>Sonntag</text:p>
          </table:table-cell>
          <table:table-cell office:value-type="string">
            <text:p>Sunday</text:p>
          </table:table-cell>
          <table:table-cell table:style-name="ce2" office:value-type="string">
            <text:p>da 7 a 22</text:p>
          </table:table-cell>
          <table:table-cell office:value-type="string">
            <text:p>von 7 bis 22</text:p>
          </table:table-cell>
          <table:table-cell office:value-type="string">
            <text:p>from 7 to 22</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table:number-columns-repeated="4"/>
          <table:table-cell table:number-columns-repeated="2" office:value-type="float" office:value="0">
            <text:p>0</text:p>
          </table:table-cell>
          <table:table-cell office:value-type="string">
            <text:p>46.09406</text:p>
          </table:table-cell>
          <table:table-cell office:value-type="string">
            <text:p>11.118753</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6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TETLEY'S</text:p>
          </table:table-cell>
          <table:table-cell office:value-type="string">
            <text:p>Via degli Orti 1, Trento</text:p>
          </table:table-cell>
          <table:table-cell office:value-type="string">
            <text:p>Via degli Orti, 1, Trient, Italien</text:p>
          </table:table-cell>
          <table:table-cell office:value-type="string">
            <text:p>Via degli Orti, 1, Trento, Italy</text:p>
          </table:table-cell>
          <table:table-cell office:value-type="string">
            <text:p>0461/233477</text:p>
          </table:table-cell>
          <table:table-cell office:value-type="string">
            <text:p>http://www.tetleyspub.it</text:p>
          </table:table-cell>
          <table:table-cell office:value-type="string">
            <text:p>info@tetleyspub.it</text:p>
          </table:table-cell>
          <table:table-cell office:value-type="string">
            <text:p>18.00 - 24.00 giovedì 06.00-14,00/ 17,00-24,00</text:p>
          </table:table-cell>
          <table:table-cell office:value-type="string">
            <text:p>18.00 - 24.00 Uhr - Donnerstag 06.00-14,00/ 17,00-24,00 Uhr</text:p>
          </table:table-cell>
          <table:table-cell office:value-type="string">
            <text:p>6pm - 12 midnight Thursday 6am - 2.pm/ 5pm - 12 midnight</text:p>
          </table:table-cell>
          <table:table-cell office:value-type="string">
            <text:p>domenica</text:p>
          </table:table-cell>
          <table:table-cell office:value-type="string">
            <text:p>Sonntag</text:p>
          </table:table-cell>
          <table:table-cell office:value-type="string">
            <text:p>Sunday</text:p>
          </table:table-cell>
          <table:table-cell table:style-name="ce2" office:value-type="string">
            <text:p>margherita 5</text:p>
          </table:table-cell>
          <table:table-cell office:value-type="string">
            <text:p>Margherita 5</text:p>
          </table:table-cell>
          <table:table-cell office:value-type="string">
            <text:p>margherita 5</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tetleys.jpg</text:p>
          </table:table-cell>
          <table:table-cell table:number-columns-repeated="3"/>
          <table:table-cell office:value-type="float" office:value="0">
            <text:p>0</text:p>
          </table:table-cell>
          <table:table-cell office:value-type="float" office:value="221">
            <text:p>221</text:p>
          </table:table-cell>
          <table:table-cell office:value-type="string">
            <text:p>46.065742</text:p>
          </table:table-cell>
          <table:table-cell office:value-type="string">
            <text:p>11.121317</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66</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TRITTICO</text:p>
          </table:table-cell>
          <table:table-cell office:value-type="string">
            <text:p>Piazza Tridente 19, Trento</text:p>
          </table:table-cell>
          <table:table-cell office:value-type="string">
            <text:p>Piazza Tridente, 19, Trient, Italien</text:p>
          </table:table-cell>
          <table:table-cell office:value-type="string">
            <text:p>Piazza Tridente, 19, Trento, Italy</text:p>
          </table:table-cell>
          <table:table-cell office:value-type="string">
            <text:p>0461/822287</text:p>
          </table:table-cell>
          <table:table-cell/>
          <table:table-cell office:value-type="string">
            <text:p>luca.trittico@live.it</text:p>
          </table:table-cell>
          <table:table-cell office:value-type="string">
            <text:p>12.00 - 14.00/ 18.30 - 23.00</text:p>
          </table:table-cell>
          <table:table-cell office:value-type="string">
            <text:p>12:00 - 14:00/ 18:30 - 23:00 Uhr</text:p>
          </table:table-cell>
          <table:table-cell office:value-type="string">
            <text:p>12noon - 2pm/ 6.30pm - 11pm</text:p>
          </table:table-cell>
          <table:table-cell office:value-type="string">
            <text:p>domenica</text:p>
          </table:table-cell>
          <table:table-cell office:value-type="string">
            <text:p>Sonntag</text:p>
          </table:table-cell>
          <table:table-cell office:value-type="string">
            <text:p>Sunday</text:p>
          </table:table-cell>
          <table:table-cell table:style-name="ce2" office:value-type="string">
            <text:p>primi 7-8 secondi 9-15</text:p>
          </table:table-cell>
          <table:table-cell office:value-type="string">
            <text:p>erster Gang 7-8 - Hauptgang 9-15</text:p>
          </table:table-cell>
          <table:table-cell office:value-type="string">
            <text:p>first courses 7-8, main courses 9-15</text:p>
          </table:table-cell>
          <table:table-cell office:value-type="string">
            <text:p>Parcheggio; Servizi igienici dedicati;</text:p>
          </table:table-cell>
          <table:table-cell office:value-type="string">
            <text:p>Parkplatz; behindertengerechte Toiletten;</text:p>
          </table:table-cell>
          <table:table-cell office:value-type="string">
            <text:p>Car park, disabled toilets;</text:p>
          </table:table-cell>
          <table:table-cell office:value-type="string">
            <text:p>trittico.jpg</text:p>
          </table:table-cell>
          <table:table-cell table:number-columns-repeated="3"/>
          <table:table-cell table:number-columns-repeated="2" office:value-type="float" office:value="0">
            <text:p>0</text:p>
          </table:table-cell>
          <table:table-cell office:value-type="string">
            <text:p>46.086504</text:p>
          </table:table-cell>
          <table:table-cell office:value-type="string">
            <text:p>11.119837</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6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UNIVERSITA'</text:p>
          </table:table-cell>
          <table:table-cell office:value-type="string">
            <text:p>Via Giovanni Prati 6, Trento</text:p>
          </table:table-cell>
          <table:table-cell office:value-type="string">
            <text:p>Via Giovanni Prati, 6, Trient, Italien</text:p>
          </table:table-cell>
          <table:table-cell office:value-type="string">
            <text:p>Via Giovanni Prati, 6, Trento, Italy</text:p>
          </table:table-cell>
          <table:table-cell office:value-type="string">
            <text:p>0461/236524</text:p>
          </table:table-cell>
          <table:table-cell/>
          <table:table-cell office:value-type="string">
            <text:p>baruniversita@alice.it</text:p>
          </table:table-cell>
          <table:table-cell office:value-type="string">
            <text:p>07.00 - 19.00</text:p>
          </table:table-cell>
          <table:table-cell office:value-type="string">
            <text:p>07:00 - 19:00 Uhr</text:p>
          </table:table-cell>
          <table:table-cell office:value-type="string">
            <text:p>7am - 7pm</text:p>
          </table:table-cell>
          <table:table-cell office:value-type="string">
            <text:p>sabato pomeriggio e domenica</text:p>
          </table:table-cell>
          <table:table-cell office:value-type="string">
            <text:p>Samstag Nachmittag und Sonntag</text:p>
          </table:table-cell>
          <table:table-cell office:value-type="string">
            <text:p>Saturday afternoon and Sunday</text:p>
          </table:table-cell>
          <table:table-cell table:style-name="ce2" office:value-type="string">
            <text:p>25 comprese bevande</text:p>
          </table:table-cell>
          <table:table-cell office:value-type="string">
            <text:p>25, Getränke inbegriffen</text:p>
          </table:table-cell>
          <table:table-cell office:value-type="string">
            <text:p>25 drinks included</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universita.jpg</text:p>
          </table:table-cell>
          <table:table-cell table:number-columns-repeated="3"/>
          <table:table-cell table:number-columns-repeated="2" office:value-type="float" office:value="0">
            <text:p>0</text:p>
          </table:table-cell>
          <table:table-cell office:value-type="string">
            <text:p>46.065858</text:p>
          </table:table-cell>
          <table:table-cell office:value-type="string">
            <text:p>11.119312</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68</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VERUSCHKA</text:p>
          </table:table-cell>
          <table:table-cell office:value-type="string">
            <text:p>Via Grazioli 140, Trento</text:p>
          </table:table-cell>
          <table:table-cell office:value-type="string">
            <text:p>Via Grazioli, 140, Trient, Italien</text:p>
          </table:table-cell>
          <table:table-cell office:value-type="string">
            <text:p>Via Grazioli, 140, Trento, Italy</text:p>
          </table:table-cell>
          <table:table-cell office:value-type="string">
            <text:p>0461/234158</text:p>
          </table:table-cell>
          <table:table-cell office:value-type="string">
            <text:p>http://www.pizzeriaversuschka.it</text:p>
          </table:table-cell>
          <table:table-cell office:value-type="string">
            <text:p>guerrinigiuseppe@yahoo.it</text:p>
          </table:table-cell>
          <table:table-cell office:value-type="string">
            <text:p>12.00 - 14.00/ 18.30 - 24.00</text:p>
          </table:table-cell>
          <table:table-cell office:value-type="string">
            <text:p>12:00 - 14:00/ 18:30 - 24.00 Uhr</text:p>
          </table:table-cell>
          <table:table-cell office:value-type="string">
            <text:p>12noon - 2pm/ 6.30pm - 12 midnight</text:p>
          </table:table-cell>
          <table:table-cell office:value-type="string">
            <text:p>domenica</text:p>
          </table:table-cell>
          <table:table-cell office:value-type="string">
            <text:p>Sonntag</text:p>
          </table:table-cell>
          <table:table-cell office:value-type="string">
            <text:p>Sunday</text:p>
          </table:table-cell>
          <table:table-cell office:value-type="string">
            <text:p>10 - 12</text:p>
          </table:table-cell>
          <table:table-cell table:number-columns-repeated="2" table:style-name="ce4" office:value-type="string">
            <text:p>10 - 12</text:p>
          </table:table-cell>
          <table:table-cell office:value-type="string">
            <text:p>Rampa di accesso; Servizi igienici dedicati;</text:p>
          </table:table-cell>
          <table:table-cell office:value-type="string">
            <text:p>Zufahrtsrampe; behindertengerechte Toiletten;</text:p>
          </table:table-cell>
          <table:table-cell office:value-type="string">
            <text:p>Access ramp; disabled toilets;</text:p>
          </table:table-cell>
          <table:table-cell office:value-type="string">
            <text:p>veruschka.jpg</text:p>
          </table:table-cell>
          <table:table-cell table:number-columns-repeated="3"/>
          <table:table-cell office:value-type="float" office:value="1">
            <text:p>1</text:p>
          </table:table-cell>
          <table:table-cell office:value-type="float" office:value="451">
            <text:p>451</text:p>
          </table:table-cell>
          <table:table-cell office:value-type="string">
            <text:p>46.065046</text:p>
          </table:table-cell>
          <table:table-cell office:value-type="string">
            <text:p>11.134375</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69</text:p>
          </table:table-cell>
          <table:table-cell office:value-type="string">
            <text:p>ristorazione</text:p>
          </table:table-cell>
          <table:table-cell office:value-type="string">
            <text:p>it</text:p>
          </table:table-cell>
          <table:table-cell office:value-type="string">
            <text:p>Ristorante; Pizzeria; Bar</text:p>
          </table:table-cell>
          <table:table-cell table:number-columns-repeated="2" office:value-type="string">
            <text:p>Restaurant; Pizzeria; Bar</text:p>
          </table:table-cell>
          <table:table-cell office:value-type="float" office:value="38">
            <text:p>38</text:p>
          </table:table-cell>
          <table:table-cell office:value-type="string">
            <text:p>Via Maestri del Lavoro 12, Trento</text:p>
          </table:table-cell>
          <table:table-cell office:value-type="string">
            <text:p>Via Maestri del Lavoro, 12, Trient, Italien</text:p>
          </table:table-cell>
          <table:table-cell office:value-type="string">
            <text:p>Via Maestri del Lavoro, 12, Trento, Italy</text:p>
          </table:table-cell>
          <table:table-cell office:value-type="string">
            <text:p>0461/830523</text:p>
          </table:table-cell>
          <table:table-cell/>
          <table:table-cell office:value-type="string">
            <text:p>zicarisimona@hotmail.it</text:p>
          </table:table-cell>
          <table:table-cell office:value-type="string">
            <text:p>7,00-24,00</text:p>
          </table:table-cell>
          <table:table-cell office:value-type="string">
            <text:p>7,00-24,00 Uhr</text:p>
          </table:table-cell>
          <table:table-cell office:value-type="string">
            <text:p>7am - 12 midnight</text:p>
          </table:table-cell>
          <table:table-cell office:value-type="string">
            <text:p>domenica</text:p>
          </table:table-cell>
          <table:table-cell office:value-type="string">
            <text:p>Sonntag</text:p>
          </table:table-cell>
          <table:table-cell office:value-type="string">
            <text:p>Sunday</text:p>
          </table:table-cell>
          <table:table-cell table:style-name="ce2" office:value-type="string">
            <text:p>menù pizza 6, menù fisso 11</text:p>
          </table:table-cell>
          <table:table-cell office:value-type="string">
            <text:p>Pizza Menü 6 - Tagesmenü 11</text:p>
          </table:table-cell>
          <table:table-cell office:value-type="string">
            <text:p>pizza menu 6, set menu 11</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table:number-columns-repeated="4"/>
          <table:table-cell table:number-columns-repeated="2" office:value-type="float" office:value="0">
            <text:p>0</text:p>
          </table:table-cell>
          <table:table-cell office:value-type="string">
            <text:p>46.088174</text:p>
          </table:table-cell>
          <table:table-cell office:value-type="string">
            <text:p>11.109665</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70</text:p>
          </table:table-cell>
          <table:table-cell office:value-type="string">
            <text:p>ristorazione</text:p>
          </table:table-cell>
          <table:table-cell office:value-type="string">
            <text:p>it</text:p>
          </table:table-cell>
          <table:table-cell office:value-type="string">
            <text:p>Ristorante brasiliano</text:p>
          </table:table-cell>
          <table:table-cell office:value-type="string">
            <text:p>Brasilianisches Restaurant</text:p>
          </table:table-cell>
          <table:table-cell office:value-type="string">
            <text:p>Brazilian Restaurant</text:p>
          </table:table-cell>
          <table:table-cell office:value-type="string">
            <text:p>CHURRASCARIA NOVOS BAIANOS</text:p>
          </table:table-cell>
          <table:table-cell office:value-type="string">
            <text:p>Via Ss Cosma e Damiano 66, Trento</text:p>
          </table:table-cell>
          <table:table-cell office:value-type="string">
            <text:p>Via Ss Cosma e Damiano, 66, Trient, Italien</text:p>
          </table:table-cell>
          <table:table-cell office:value-type="string">
            <text:p>Via Ss Cosma e Damiano, 66 , Trento, Italy</text:p>
          </table:table-cell>
          <table:table-cell office:value-type="string">
            <text:p>347/9475708</text:p>
          </table:table-cell>
          <table:table-cell/>
          <table:table-cell office:value-type="string">
            <text:p>daniloallmeida@hotmail.com</text:p>
          </table:table-cell>
          <table:table-cell table:number-columns-repeated="3"/>
          <table:table-cell office:value-type="string">
            <text:p>lunedì</text:p>
          </table:table-cell>
          <table:table-cell office:value-type="string">
            <text:p>Montag</text:p>
          </table:table-cell>
          <table:table-cell office:value-type="string">
            <text:p>Monday</text:p>
          </table:table-cell>
          <table:table-cell table:number-columns-repeated="6"/>
          <table:table-cell office:value-type="string">
            <text:p>churrascaria.jpg</text:p>
          </table:table-cell>
          <table:table-cell table:number-columns-repeated="3"/>
          <table:table-cell office:value-type="float" office:value="0">
            <text:p>0</text:p>
          </table:table-cell>
          <table:table-cell office:value-type="float" office:value="178">
            <text:p>178</text:p>
          </table:table-cell>
          <table:table-cell office:value-type="string">
            <text:p>46.075553</text:p>
          </table:table-cell>
          <table:table-cell office:value-type="string">
            <text:p>11.105626</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7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MORDI E FUGGI</text:p>
          </table:table-cell>
          <table:table-cell office:value-type="string">
            <text:p>Via A. Degasperi 7/8, Trento</text:p>
          </table:table-cell>
          <table:table-cell office:value-type="string">
            <text:p>Via A. Degasperi, 7/8, Trient, Italien</text:p>
          </table:table-cell>
          <table:table-cell office:value-type="string">
            <text:p>Via A. Degasperi, 7/8, Trento, Italy</text:p>
          </table:table-cell>
          <table:table-cell office:value-type="string">
            <text:p>0461/910901</text:p>
          </table:table-cell>
          <table:table-cell/>
          <table:table-cell office:value-type="string">
            <text:p>mordiefuggi.p@libero.it</text:p>
          </table:table-cell>
          <table:table-cell table:number-columns-repeated="3"/>
          <table:table-cell office:value-type="string">
            <text:p>domenica</text:p>
          </table:table-cell>
          <table:table-cell office:value-type="string">
            <text:p>Sonntag</text:p>
          </table:table-cell>
          <table:table-cell office:value-type="string">
            <text:p>Sunday</text:p>
          </table:table-cell>
          <table:table-cell table:style-name="ce2" office:value-type="float" office:value="8">
            <text:p>8</text:p>
          </table:table-cell>
          <table:table-cell table:number-columns-repeated="2" office:value-type="float" office:value="8">
            <text:p>8</text:p>
          </table:table-cell>
          <table:table-cell office:value-type="string">
            <text:p>Parcheggio; Servizi igienici dedicati;</text:p>
          </table:table-cell>
          <table:table-cell office:value-type="string">
            <text:p>Parkplatz; behindertengerechte Toiletten;</text:p>
          </table:table-cell>
          <table:table-cell office:value-type="string">
            <text:p>Car park, disabled toilets;</text:p>
          </table:table-cell>
          <table:table-cell table:number-columns-repeated="4"/>
          <table:table-cell table:number-columns-repeated="2" office:value-type="float" office:value="0">
            <text:p>0</text:p>
          </table:table-cell>
          <table:table-cell office:value-type="string">
            <text:p>46.051977</text:p>
          </table:table-cell>
          <table:table-cell office:value-type="string">
            <text:p>11.122036</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72</text:p>
          </table:table-cell>
          <table:table-cell office:value-type="string">
            <text:p>ristorazione</text:p>
          </table:table-cell>
          <table:table-cell office:value-type="string">
            <text:p>it</text:p>
          </table:table-cell>
          <table:table-cell office:value-type="string">
            <text:p>Ristorante; Bar</text:p>
          </table:table-cell>
          <table:table-cell office:value-type="string">
            <text:p>Restaurant; Bar</text:p>
          </table:table-cell>
          <table:table-cell office:value-type="string">
            <text:p>Ristorante; Bar</text:p>
          </table:table-cell>
          <table:table-cell office:value-type="string">
            <text:p>HAPPY HOUR</text:p>
          </table:table-cell>
          <table:table-cell office:value-type="string">
            <text:p>Via Fratelli Perini 57, Trento</text:p>
          </table:table-cell>
          <table:table-cell office:value-type="string">
            <text:p>Via Fratelli Perini, 57, Trient, Italien</text:p>
          </table:table-cell>
          <table:table-cell office:value-type="string">
            <text:p>Via Fratelli Perini, 57, Trento, Italy</text:p>
          </table:table-cell>
          <table:table-cell office:value-type="string">
            <text:p>0461/392394</text:p>
          </table:table-cell>
          <table:table-cell/>
          <table:table-cell office:value-type="string">
            <text:p>happyhour@legalmail.it</text:p>
          </table:table-cell>
          <table:table-cell office:value-type="string">
            <text:p>10,30-23,00</text:p>
          </table:table-cell>
          <table:table-cell office:value-type="string">
            <text:p>10,30-23,00 Uhr</text:p>
          </table:table-cell>
          <table:table-cell office:value-type="string">
            <text:p>10.30am -11pm</text:p>
          </table:table-cell>
          <table:table-cell office:value-type="string">
            <text:p>domenica sera e lunedì</text:p>
          </table:table-cell>
          <table:table-cell office:value-type="string">
            <text:p>Sonntag Abend und Montag</text:p>
          </table:table-cell>
          <table:table-cell office:value-type="string">
            <text:p>Sunday evening and Monday</text:p>
          </table:table-cell>
          <table:table-cell office:value-type="string">
            <text:p>15 - 50</text:p>
          </table:table-cell>
          <table:table-cell table:number-columns-repeated="2" table:style-name="ce4" office:value-type="string">
            <text:p>15 - 50</text:p>
          </table:table-cell>
          <table:table-cell office:value-type="string">
            <text:p>Servizi igienici dedicati;</text:p>
          </table:table-cell>
          <table:table-cell office:value-type="string">
            <text:p>Behindertengerechte Toiletten;</text:p>
          </table:table-cell>
          <table:table-cell office:value-type="string">
            <text:p>Disabled toilets;</text:p>
          </table:table-cell>
          <table:table-cell office:value-type="string">
            <text:p>happy_hour.jpg</text:p>
          </table:table-cell>
          <table:table-cell table:number-columns-repeated="3"/>
          <table:table-cell office:value-type="float" office:value="0">
            <text:p>0</text:p>
          </table:table-cell>
          <table:table-cell office:value-type="float" office:value="240">
            <text:p>240</text:p>
          </table:table-cell>
          <table:table-cell office:value-type="string">
            <text:p>46.060196</text:p>
          </table:table-cell>
          <table:table-cell office:value-type="string">
            <text:p>11.120518</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73</text:p>
          </table:table-cell>
          <table:table-cell office:value-type="string">
            <text:p>ristorazione</text:p>
          </table:table-cell>
          <table:table-cell office:value-type="string">
            <text:p>it</text:p>
          </table:table-cell>
          <table:table-cell office:value-type="string">
            <text:p>Specialità orientali</text:p>
          </table:table-cell>
          <table:table-cell office:value-type="string">
            <text:p>Orientalische Spezialitäten</text:p>
          </table:table-cell>
          <table:table-cell office:value-type="string">
            <text:p>Oriental specialities</text:p>
          </table:table-cell>
          <table:table-cell office:value-type="string">
            <text:p>NUOVA ASIA</text:p>
          </table:table-cell>
          <table:table-cell office:value-type="string">
            <text:p>Via Prepositura 15, Trento</text:p>
          </table:table-cell>
          <table:table-cell office:value-type="string">
            <text:p>Via Prepositura, 15, Trient, Italien</text:p>
          </table:table-cell>
          <table:table-cell office:value-type="string">
            <text:p>Via Prepositura, 15, Trento, Italy</text:p>
          </table:table-cell>
          <table:table-cell office:value-type="string">
            <text:p>0461/983576</text:p>
          </table:table-cell>
          <table:table-cell table:number-columns-repeated="14"/>
          <table:table-cell office:value-type="string">
            <text:p>asia.jpg</text:p>
          </table:table-cell>
          <table:table-cell table:number-columns-repeated="3"/>
          <table:table-cell table:number-columns-repeated="2" office:value-type="float" office:value="0">
            <text:p>0</text:p>
          </table:table-cell>
          <table:table-cell office:value-type="string">
            <text:p>46.069066</text:p>
          </table:table-cell>
          <table:table-cell office:value-type="string">
            <text:p>11.118635</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74</text:p>
          </table:table-cell>
          <table:table-cell office:value-type="string">
            <text:p>ristorazione</text:p>
          </table:table-cell>
          <table:table-cell office:value-type="string">
            <text:p>it</text:p>
          </table:table-cell>
          <table:table-cell office:value-type="string">
            <text:p>Specialità thailandese e cinese</text:p>
          </table:table-cell>
          <table:table-cell office:value-type="string">
            <text:p>Thailändische und chinesische Spezialitäten</text:p>
          </table:table-cell>
          <table:table-cell office:value-type="string">
            <text:p>Thai and Chinese specialities</text:p>
          </table:table-cell>
          <table:table-cell office:value-type="string">
            <text:p>WANG</text:p>
          </table:table-cell>
          <table:table-cell office:value-type="string">
            <text:p>Via Livio Marchetti 13, Trento</text:p>
          </table:table-cell>
          <table:table-cell office:value-type="string">
            <text:p>Via Livio Marchetti,13, Trient, Italien</text:p>
          </table:table-cell>
          <table:table-cell office:value-type="string">
            <text:p>Via Livio Marchetti, 13, Trento, Italy</text:p>
          </table:table-cell>
          <table:table-cell office:value-type="string">
            <text:p>0461/092176</text:p>
          </table:table-cell>
          <table:table-cell table:number-columns-repeated="2"/>
          <table:table-cell office:value-type="string">
            <text:p>11,00-14,30/18,00-23,30</text:p>
          </table:table-cell>
          <table:table-cell office:value-type="string">
            <text:p>11,00-14,30/18,00-23,30 Uhr</text:p>
          </table:table-cell>
          <table:table-cell office:value-type="string">
            <text:p>11am-2.30pm/6pm-11.30pm</text:p>
          </table:table-cell>
          <table:table-cell table:number-columns-repeated="3"/>
          <table:table-cell office:value-type="string">
            <text:p>10 - 12</text:p>
          </table:table-cell>
          <table:table-cell table:number-columns-repeated="2" table:style-name="ce4" office:value-type="string">
            <text:p>10 - 12</text:p>
          </table:table-cell>
          <table:table-cell office:value-type="string">
            <text:p>Ingresso con gradini; Servizi igienici dedicati;</text:p>
          </table:table-cell>
          <table:table-cell office:value-type="string">
            <text:p>Eingang mit Stufen; behindertengerechte Toiletten;</text:p>
          </table:table-cell>
          <table:table-cell office:value-type="string">
            <text:p>Entrance with steps; disabled toilets;</text:p>
          </table:table-cell>
          <table:table-cell office:value-type="string">
            <text:p>wang.jpg</text:p>
          </table:table-cell>
          <table:table-cell office:value-type="string">
            <text:p>Cucina tipica thai-cinese con la possibilità di consegne a domicilio.</text:p>
          </table:table-cell>
          <table:table-cell office:value-type="string">
            <text:p>Typische China-Thai-Küche mit Hauslieferung</text:p>
          </table:table-cell>
          <table:table-cell office:value-type="string">
            <text:p>Typical Thai and Chinese cuisine with a home delivery service possible.</text:p>
          </table:table-cell>
          <table:table-cell table:number-columns-repeated="2" office:value-type="float" office:value="0">
            <text:p>0</text:p>
          </table:table-cell>
          <table:table-cell office:value-type="string">
            <text:p>46.069321</text:p>
          </table:table-cell>
          <table:table-cell office:value-type="string">
            <text:p>11.126521</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75</text:p>
          </table:table-cell>
          <table:table-cell office:value-type="string">
            <text:p>ristorazione</text:p>
          </table:table-cell>
          <table:table-cell office:value-type="string">
            <text:p>it</text:p>
          </table:table-cell>
          <table:table-cell office:value-type="string">
            <text:p>Specialità giapponese e cinese</text:p>
          </table:table-cell>
          <table:table-cell office:value-type="string">
            <text:p>Japanische und chinesische Spezialitäten</text:p>
          </table:table-cell>
          <table:table-cell office:value-type="string">
            <text:p>Japanese and Chinese specialities</text:p>
          </table:table-cell>
          <table:table-cell office:value-type="string">
            <text:p>FU YUANCHUN</text:p>
          </table:table-cell>
          <table:table-cell office:value-type="string">
            <text:p>Corso Tre Novembre 29, Trento</text:p>
          </table:table-cell>
          <table:table-cell office:value-type="string">
            <text:p>Corso Tre Novembre, 29, Trient, Italien</text:p>
          </table:table-cell>
          <table:table-cell office:value-type="string">
            <text:p>Corso Tre Novembre, 29 , Trento, Italy</text:p>
          </table:table-cell>
          <table:table-cell office:value-type="string">
            <text:p>0461/916318</text:p>
          </table:table-cell>
          <table:table-cell office:value-type="string">
            <text:p>http://www.ristorantegiapponesefuyuanchun.com</text:p>
          </table:table-cell>
          <table:table-cell table:number-columns-repeated="4"/>
          <table:table-cell office:value-type="string">
            <text:p>lunedì</text:p>
          </table:table-cell>
          <table:table-cell office:value-type="string">
            <text:p>Montag</text:p>
          </table:table-cell>
          <table:table-cell office:value-type="string">
            <text:p>Monday</text:p>
          </table:table-cell>
          <table:table-cell table:number-columns-repeated="6"/>
          <table:table-cell office:value-type="string">
            <text:p>fu.png</text:p>
          </table:table-cell>
          <table:table-cell table:number-columns-repeated="3"/>
          <table:table-cell office:value-type="float" office:value="3">
            <text:p>3</text:p>
          </table:table-cell>
          <table:table-cell office:value-type="float" office:value="320">
            <text:p>320</text:p>
          </table:table-cell>
          <table:table-cell office:value-type="string">
            <text:p>46.061592</text:p>
          </table:table-cell>
          <table:table-cell office:value-type="string">
            <text:p>11.124708</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76</text:p>
          </table:table-cell>
          <table:table-cell office:value-type="string">
            <text:p>ristorazione</text:p>
          </table:table-cell>
          <table:table-cell office:value-type="string">
            <text:p>it</text:p>
          </table:table-cell>
          <table:table-cell office:value-type="string">
            <text:p>Ristorante; Pizzeria; Bar</text:p>
          </table:table-cell>
          <table:table-cell table:number-columns-repeated="2" office:value-type="string">
            <text:p>Restaurant; Pizzeria; Bar</text:p>
          </table:table-cell>
          <table:table-cell office:value-type="string">
            <text:p>LOTO</text:p>
          </table:table-cell>
          <table:table-cell office:value-type="string">
            <text:p>Via Gocciadoro 62, Trento</text:p>
          </table:table-cell>
          <table:table-cell office:value-type="string">
            <text:p>Via Gocciadoro, 62, Trient, Italien</text:p>
          </table:table-cell>
          <table:table-cell office:value-type="string">
            <text:p>Via Gocciadoro, 62, Trento, Italy</text:p>
          </table:table-cell>
          <table:table-cell office:value-type="string">
            <text:p>0461/917190</text:p>
          </table:table-cell>
          <table:table-cell/>
          <table:table-cell office:value-type="string">
            <text:p>lotosrl@yahoo.it</text:p>
          </table:table-cell>
          <table:table-cell table:number-columns-repeated="3"/>
          <table:table-cell office:value-type="string">
            <text:p>lunedì</text:p>
          </table:table-cell>
          <table:table-cell office:value-type="string">
            <text:p>Montag</text:p>
          </table:table-cell>
          <table:table-cell office:value-type="string">
            <text:p>Monday</text:p>
          </table:table-cell>
          <table:table-cell table:number-columns-repeated="10"/>
          <table:table-cell table:number-columns-repeated="2" office:value-type="float" office:value="0">
            <text:p>0</text:p>
          </table:table-cell>
          <table:table-cell office:value-type="string">
            <text:p>46.056049</text:p>
          </table:table-cell>
          <table:table-cell office:value-type="string">
            <text:p>11.131443</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7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DA GUIDO (chiuso per ristrutturazione)</text:p>
          </table:table-cell>
          <table:table-cell office:value-type="string">
            <text:p>Via Marchetti 9, Trento</text:p>
          </table:table-cell>
          <table:table-cell office:value-type="string">
            <text:p>Via Marchetti, 5, Trient, Italien</text:p>
          </table:table-cell>
          <table:table-cell office:value-type="string">
            <text:p>Via Marchetti, 5, Trento, Italy</text:p>
          </table:table-cell>
          <table:table-cell office:value-type="string">
            <text:p>0461/262418</text:p>
          </table:table-cell>
          <table:table-cell office:value-type="string">
            <text:p>http://www.osteriadaguido.com/il-ristorante</text:p>
          </table:table-cell>
          <table:table-cell/>
          <table:table-cell office:value-type="string">
            <text:p>12,00-14,30/19,00-23,00</text:p>
          </table:table-cell>
          <table:table-cell office:value-type="string">
            <text:p>12,00-14,30/19,00-23,00 Uhr</text:p>
          </table:table-cell>
          <table:table-cell office:value-type="string">
            <text:p>12noon-2.30pm/7pm-11pm</text:p>
          </table:table-cell>
          <table:table-cell office:value-type="string">
            <text:p>lunedì</text:p>
          </table:table-cell>
          <table:table-cell office:value-type="string">
            <text:p>Montag</text:p>
          </table:table-cell>
          <table:table-cell office:value-type="string">
            <text:p>Monday</text:p>
          </table:table-cell>
          <table:table-cell table:number-columns-repeated="6"/>
          <table:table-cell office:value-type="string">
            <text:p>da_guido.jpg</text:p>
          </table:table-cell>
          <table:table-cell table:number-columns-repeated="3"/>
          <table:table-cell table:number-columns-repeated="2" office:value-type="float" office:value="0">
            <text:p>0</text:p>
          </table:table-cell>
          <table:table-cell office:value-type="string">
            <text:p>46.069926</text:p>
          </table:table-cell>
          <table:table-cell office:value-type="string">
            <text:p>11.126508</text:p>
          </table:table-cell>
          <table:table-cell office:value-type="string">
            <text:p>27/05/2014 12:00 AM +0100</text:p>
          </table:table-cell>
          <table:table-cell office:value-type="float" office:value="0">
            <text:p>0</text:p>
          </table:table-cell>
          <table:table-cell table:number-columns-repeated="989"/>
        </table:table-row>
        <table:table-row table:style-name="ro1">
          <table:table-cell office:value-type="string">
            <text:p>ristorazione.1078</text:p>
          </table:table-cell>
          <table:table-cell office:value-type="string">
            <text:p>ristorazione</text:p>
          </table:table-cell>
          <table:table-cell office:value-type="string">
            <text:p>it</text:p>
          </table:table-cell>
          <table:table-cell office:value-type="string">
            <text:p>Specialità giapponesi</text:p>
          </table:table-cell>
          <table:table-cell office:value-type="string">
            <text:p>Japanische Spezialitäten</text:p>
          </table:table-cell>
          <table:table-cell office:value-type="string">
            <text:p>Japanese specialities</text:p>
          </table:table-cell>
          <table:table-cell office:value-type="string">
            <text:p>SUSHI ZEN</text:p>
          </table:table-cell>
          <table:table-cell office:value-type="string">
            <text:p>Via Malpaga 4 , Trento</text:p>
          </table:table-cell>
          <table:table-cell office:value-type="string">
            <text:p>Via Malpaga, 4, Trient, Italien</text:p>
          </table:table-cell>
          <table:table-cell office:value-type="string">
            <text:p>Via Malpaga, 4 , Trento, Italy</text:p>
          </table:table-cell>
          <table:table-cell office:value-type="string">
            <text:p>0461/262109</text:p>
          </table:table-cell>
          <table:table-cell office:value-type="string">
            <text:p>http://ristorantesushizen.com</text:p>
          </table:table-cell>
          <table:table-cell office:value-type="string">
            <text:p>Sushizen@163.com</text:p>
          </table:table-cell>
          <table:table-cell office:value-type="string">
            <text:p>11,30-14,30/18,30-23,30</text:p>
          </table:table-cell>
          <table:table-cell office:value-type="string">
            <text:p>11,30-14,30/18,30-23,30 Uhr</text:p>
          </table:table-cell>
          <table:table-cell office:value-type="string">
            <text:p>11.30am-2.30pm/6.30pm-11.30pm</text:p>
          </table:table-cell>
          <table:table-cell table:number-columns-repeated="3"/>
          <table:table-cell table:style-name="ce2" office:value-type="float" office:value="25">
            <text:p>25</text:p>
          </table:table-cell>
          <table:table-cell table:number-columns-repeated="2" office:value-type="float" office:value="25">
            <text:p>25</text:p>
          </table:table-cell>
          <table:table-cell office:value-type="string">
            <text:p>Rampa di accesso; Ingresso con gradini; Servizi igienici dedicati;</text:p>
          </table:table-cell>
          <table:table-cell office:value-type="string">
            <text:p>Zufahrtsrampe; Eingang mit Stufen; behindertengerechte Toiletten;</text:p>
          </table:table-cell>
          <table:table-cell office:value-type="string">
            <text:p>Access ramp; entrance with steps; disabled toilets;</text:p>
          </table:table-cell>
          <table:table-cell office:value-type="string">
            <text:p>sushi_zen.jpg</text:p>
          </table:table-cell>
          <table:table-cell table:number-columns-repeated="3"/>
          <table:table-cell table:number-columns-repeated="2" office:value-type="float" office:value="0">
            <text:p>0</text:p>
          </table:table-cell>
          <table:table-cell office:value-type="string">
            <text:p>46.068988</text:p>
          </table:table-cell>
          <table:table-cell office:value-type="string">
            <text:p>11.123404</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79</text:p>
          </table:table-cell>
          <table:table-cell office:value-type="string">
            <text:p>ristorazione</text:p>
          </table:table-cell>
          <table:table-cell office:value-type="string">
            <text:p>it</text:p>
          </table:table-cell>
          <table:table-cell office:value-type="string">
            <text:p>Pizzeria; Trattoria</text:p>
          </table:table-cell>
          <table:table-cell office:value-type="string">
            <text:p>Pizzeria; Gastwirtschaft</text:p>
          </table:table-cell>
          <table:table-cell office:value-type="string">
            <text:p>Pizzeria; Trattoria</text:p>
          </table:table-cell>
          <table:table-cell office:value-type="string">
            <text:p>LASTE</text:p>
          </table:table-cell>
          <table:table-cell office:value-type="string">
            <text:p>Via Laste 63, Trento</text:p>
          </table:table-cell>
          <table:table-cell office:value-type="string">
            <text:p>Via Laste, 63, Trient, Italien</text:p>
          </table:table-cell>
          <table:table-cell office:value-type="string">
            <text:p>Via Laste, 63, Trento, Italy</text:p>
          </table:table-cell>
          <table:table-cell office:value-type="string">
            <text:p>0461/231570</text:p>
          </table:table-cell>
          <table:table-cell office:value-type="string">
            <text:p>http://www.pizzerialaste.it</text:p>
          </table:table-cell>
          <table:table-cell office:value-type="string">
            <text:p>info@pizzerialaste.it</text:p>
          </table:table-cell>
          <table:table-cell office:value-type="string">
            <text:p>11,30-14,30/18,30-23,00</text:p>
          </table:table-cell>
          <table:table-cell office:value-type="string">
            <text:p>11,30-14,30/18,30-23,00 Uhr</text:p>
          </table:table-cell>
          <table:table-cell office:value-type="string">
            <text:p>11.30am - 2.30pm/6.30pm - 11pm</text:p>
          </table:table-cell>
          <table:table-cell office:value-type="string">
            <text:p>martedì</text:p>
          </table:table-cell>
          <table:table-cell office:value-type="string">
            <text:p>Dienstag</text:p>
          </table:table-cell>
          <table:table-cell office:value-type="string">
            <text:p>Tuesday</text:p>
          </table:table-cell>
          <table:table-cell office:value-type="string">
            <text:p>8 - 9 (primi); 12,50 - 17 (secondi)</text:p>
          </table:table-cell>
          <table:table-cell office:value-type="string">
            <text:p>8-9 (erster Gang) - 12,50-17 (Hauptgang)</text:p>
          </table:table-cell>
          <table:table-cell office:value-type="string">
            <text:p>8-9 (first courses),12.50-17 (main courses)</text:p>
          </table:table-cell>
          <table:table-cell office:value-type="string">
            <text:p>Parcheggio; Servizi igienici dedicati;</text:p>
          </table:table-cell>
          <table:table-cell office:value-type="string">
            <text:p>Parkplatz; behindertengerechte Toiletten;</text:p>
          </table:table-cell>
          <table:table-cell office:value-type="string">
            <text:p>Car park, disabled toilets;</text:p>
          </table:table-cell>
          <table:table-cell office:value-type="string">
            <text:p>laste.jpg</text:p>
          </table:table-cell>
          <table:table-cell table:number-columns-repeated="3"/>
          <table:table-cell office:value-type="float" office:value="0">
            <text:p>0</text:p>
          </table:table-cell>
          <table:table-cell office:value-type="float" office:value="195">
            <text:p>195</text:p>
          </table:table-cell>
          <table:table-cell office:value-type="string">
            <text:p>46.07265</text:p>
          </table:table-cell>
          <table:table-cell office:value-type="string">
            <text:p>11.132816</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80</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4 STAGIONI</text:p>
          </table:table-cell>
          <table:table-cell office:value-type="string">
            <text:p>Via San Vito 36 , Trento</text:p>
          </table:table-cell>
          <table:table-cell office:value-type="string">
            <text:p>Via San Vito, 36, Trient, Italien</text:p>
          </table:table-cell>
          <table:table-cell office:value-type="string">
            <text:p>Via San Vito, 36 , Trento, Italy</text:p>
          </table:table-cell>
          <table:table-cell office:value-type="string">
            <text:p>0461/987031</text:p>
          </table:table-cell>
          <table:table-cell office:value-type="string">
            <text:p>http://www.quattrostagionisrl.it</text:p>
          </table:table-cell>
          <table:table-cell office:value-type="string">
            <text:p>gilbtolo@tin.it</text:p>
          </table:table-cell>
          <table:table-cell office:value-type="string">
            <text:p>12,00-14,00/18,30-23,00</text:p>
          </table:table-cell>
          <table:table-cell office:value-type="string">
            <text:p>12,00-14,00/18,30-23,00 Uhr</text:p>
          </table:table-cell>
          <table:table-cell office:value-type="string">
            <text:p>12 noon - 2pm/6.30pm - 11pm</text:p>
          </table:table-cell>
          <table:table-cell office:value-type="string">
            <text:p>lunedì</text:p>
          </table:table-cell>
          <table:table-cell office:value-type="string">
            <text:p>Montag</text:p>
          </table:table-cell>
          <table:table-cell office:value-type="string">
            <text:p>Monday</text:p>
          </table:table-cell>
          <table:table-cell table:style-name="ce2" office:value-type="string">
            <text:p>6,50 (pizza), 25 (ristorante)</text:p>
          </table:table-cell>
          <table:table-cell office:value-type="string">
            <text:p>6,50 (Pizza), 25 (Restaurant)</text:p>
          </table:table-cell>
          <table:table-cell office:value-type="string">
            <text:p>6.50 (pizza). 25 (restaurant)</text:p>
          </table:table-cell>
          <table:table-cell office:value-type="string">
            <text:p>Parcheggio; Servizi igienici dedicati;</text:p>
          </table:table-cell>
          <table:table-cell office:value-type="string">
            <text:p>Parkplatz; behindertengerechte Toiletten;</text:p>
          </table:table-cell>
          <table:table-cell office:value-type="string">
            <text:p>Car park, disabled toilets;</text:p>
          </table:table-cell>
          <table:table-cell office:value-type="string">
            <text:p>4_stagioni.jpg</text:p>
          </table:table-cell>
          <table:table-cell office:value-type="string">
            <text:p>Da oltre 20 anni il Sig. Gilberto Tolomei insieme alla moglie Rosa, gestisce il Ristorante Pizzeria 4 Stagioni situato a Cognola, in collina a due passi da Trento. Il locale offre una cucina classica con specialità regionali, la pasta rigorosamente all'uovo fatta in casa come pappardelle, tagliolini condite con sughi a base di verdure stagionali con menù <text:s/>a tema. Un occhio di riguardo per il pesce, sempre fresco, e cucinato sapientemente dal socio Miori Albino. <text:s/>Possibilità di organizzare cene d'affari o ricorrenze quali compleanni e comunioni.</text:p>
          </table:table-cell>
          <table:table-cell office:value-type="string">
            <text:p>Seit mehr als 20 Jahren leitet Gilberto Tolomei gemeinsam mit seiner Frau Rosa das Restaurant/Pizzeria 4 Stagioni in Cognola, einem kleinen, in den Hügeln gelegenen Ort ganz in der Nähe von Trient. Die Speisekarte des Lokals bietet eine traditionelle Küche mit regionalen Spezialitäten, ausschließlich hausgemachten Eiernudeln wie Pappardelle, Tagliolini mit saisonaler Gemüsesoße und Themenmenüs. <text:s/>Hier serviert man auch jederzeit frischen Fisch, den der Miteigentümer Miori Albino mit geschickter Hand zubereitet. <text:s/>Es besteht die Möglichkeit zur Organisation von Geschäftsessen oder Feierlichkeiten wie Geburtstagen und Kommunionen.</text:p>
          </table:table-cell>
          <table:table-cell office:value-type="string">
            <text:p>For over 20 years, Mr. Gilberto Tolomei with his wife Rosa have managed the Restaurant Pizzeria 4 Stagioni in Cognola, on the hills only a short distance from Trento. The restaurant offers a classic cuisine with regional specialities, strictly home-made egg pasta, such as pappardelle or tagliolini, seasoned with seasonal vegetable sauces. Themed menus. Special mention should be given to the fish dishes, always fresh and skilfully cooked by Albino Miori, a partner in the firm. <text:s/>Business dinners and receptions for celebrating birthdays or communions can be organised.</text:p>
          </table:table-cell>
          <table:table-cell office:value-type="float" office:value="1">
            <text:p>1</text:p>
          </table:table-cell>
          <table:table-cell office:value-type="float" office:value="480">
            <text:p>480</text:p>
          </table:table-cell>
          <table:table-cell office:value-type="string">
            <text:p>46.075344</text:p>
          </table:table-cell>
          <table:table-cell office:value-type="string">
            <text:p>11.13788</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8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 GIARDINO</text:p>
          </table:table-cell>
          <table:table-cell office:value-type="string">
            <text:p>Strada della Valsugana 63, Trento</text:p>
          </table:table-cell>
          <table:table-cell office:value-type="string">
            <text:p>Strada della Valsugana, 63, Trient, Italien</text:p>
          </table:table-cell>
          <table:table-cell office:value-type="string">
            <text:p>Strada della Valsugana, 63, Trento, Italy</text:p>
          </table:table-cell>
          <table:table-cell office:value-type="string">
            <text:p>0461/232117</text:p>
          </table:table-cell>
          <table:table-cell/>
          <table:table-cell office:value-type="string">
            <text:p>laura2604@gmail.com</text:p>
          </table:table-cell>
          <table:table-cell office:value-type="string">
            <text:p>11,30-14,00/18,30-23,30</text:p>
          </table:table-cell>
          <table:table-cell office:value-type="string">
            <text:p>11,30-14,00/18,30-23,30 Uhr</text:p>
          </table:table-cell>
          <table:table-cell office:value-type="string">
            <text:p>11.30am - 2pm/6.30pm - 11.30pm</text:p>
          </table:table-cell>
          <table:table-cell office:value-type="string">
            <text:p>domenica</text:p>
          </table:table-cell>
          <table:table-cell office:value-type="string">
            <text:p>Sonntag</text:p>
          </table:table-cell>
          <table:table-cell office:value-type="string">
            <text:p>Sunday</text:p>
          </table:table-cell>
          <table:table-cell table:number-columns-repeated="3"/>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giardino.jpg</text:p>
          </table:table-cell>
          <table:table-cell table:number-columns-repeated="3"/>
          <table:table-cell table:number-columns-repeated="2" office:value-type="float" office:value="0">
            <text:p>0</text:p>
          </table:table-cell>
          <table:table-cell office:value-type="string">
            <text:p>46.069829</text:p>
          </table:table-cell>
          <table:table-cell office:value-type="string">
            <text:p>11.136573</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82</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VILLA MADRUZZO</text:p>
          </table:table-cell>
          <table:table-cell office:value-type="string">
            <text:p>Via Ponte Alto 26 , Trento</text:p>
          </table:table-cell>
          <table:table-cell office:value-type="string">
            <text:p>Via Ponte Alto, 26, Trient, Italien</text:p>
          </table:table-cell>
          <table:table-cell office:value-type="string">
            <text:p>Via Ponte Alto, 26 , Trento, Italy</text:p>
          </table:table-cell>
          <table:table-cell office:value-type="string">
            <text:p>0461/986220</text:p>
          </table:table-cell>
          <table:table-cell office:value-type="string">
            <text:p>http://www.villamadruzzo.it</text:p>
          </table:table-cell>
          <table:table-cell office:value-type="string">
            <text:p>info@villamadruzzo.it</text:p>
          </table:table-cell>
          <table:table-cell office:value-type="string">
            <text:p>12,30-14,00/19,30-22,00</text:p>
          </table:table-cell>
          <table:table-cell office:value-type="string">
            <text:p>12,30-14,00/19,30-22,00 Uhr</text:p>
          </table:table-cell>
          <table:table-cell office:value-type="string">
            <text:p>12.30pm - 2pm/7.30pm - 10pm</text:p>
          </table:table-cell>
          <table:table-cell office:value-type="string">
            <text:p>domenica</text:p>
          </table:table-cell>
          <table:table-cell office:value-type="string">
            <text:p>Sonntag</text:p>
          </table:table-cell>
          <table:table-cell office:value-type="string">
            <text:p>Sunday</text:p>
          </table:table-cell>
          <table:table-cell office:value-type="string">
            <text:p>30 - 35</text:p>
          </table:table-cell>
          <table:table-cell table:number-columns-repeated="2" table:style-name="ce4" office:value-type="string">
            <text:p>30 - 35</text:p>
          </table:table-cell>
          <table:table-cell office:value-type="string">
            <text:p>Parcheggio; Servizi igienici dedicati;</text:p>
          </table:table-cell>
          <table:table-cell office:value-type="string">
            <text:p>Parkplatz; behindertengerechte Toiletten;</text:p>
          </table:table-cell>
          <table:table-cell office:value-type="string">
            <text:p>Car park, disabled toilets;</text:p>
          </table:table-cell>
          <table:table-cell office:value-type="string">
            <text:p>madruzzo.jpg</text:p>
          </table:table-cell>
          <table:table-cell office:value-type="string">
            <text:p>Situata in favorevole posizione sulla collina di Trento, Villa Madruzzo offre ai propri clienti tutti i comfort di un moderno hotel a tre stelle, a cominciare dalla quiete e tranquillità di una residenza immersa nel verde. Tre sale da pranzo, collocate a pianterreno con apertura verso il secolare parco dellâ€™hotel, sono a disposizione degli ospiti. In cucina la scelta gastronomica è impostata a valorizzare ed esaltare la cura estrema di ogni preparazione sia essa tradizionale o tipica locale. Vengono utilizzati soltanto prodotti di sicura freschezza e qualità, secondo stagione e reperibilità di mercato. Interessante la proposta dei dessert.</text:p>
          </table:table-cell>
          <table:table-cell office:value-type="string">
            <text:p>Das in schöner Hügellage in Trient gelegene Retaurant Villa Madruzzo bietet seinen Gästen jeden Komfort eines modernen Drei-Sterne-Hotels - allem voran die Ruhe und Stille einer Unterkunft mitten im Grünen. Zur Verfügung der Gäste stehen drei Im Erdgeschoss befindliche Speisesäle, die auf den Hotelpark mit Jahrhunderte altem Baumbestand blicken. In der Hotelgastronomie setzt man darauf, die traditionelle oder typisch lokale Küche zu valorisieren und hervorzuheben. Dies bringt die ausschließliche Verwendung frischer, saisonaler und auf dem Markt erhältlicher Qualitätsprodukte mit sich. Darüber hinaus enthält die Karte eine Reihe an verlockenden Desserts.</text:p>
          </table:table-cell>
          <table:table-cell office:value-type="string">
            <text:p>Set in a favourable position on the hills above Trento, Villa Madruzzo offers its guests all the comforts of a modern three-star hotel - starting from the quiet and pleasant setting of the Villa immersed in lush surroundings. There are three restaurant rooms on the ground floor that look out onto the century-old gardens of the hotel. The culinary choice focuses on enhancing and highlighting the dedication applied to every dish, be it traditional or a local speciality. Only high quality fresh ingredients are used, according to seasonal and market availability. The choice of desserts is noteworthy.</text:p>
          </table:table-cell>
          <table:table-cell office:value-type="float" office:value="0">
            <text:p>0</text:p>
          </table:table-cell>
          <table:table-cell office:value-type="float" office:value="314">
            <text:p>314</text:p>
          </table:table-cell>
          <table:table-cell office:value-type="string">
            <text:p>46.072758</text:p>
          </table:table-cell>
          <table:table-cell office:value-type="string">
            <text:p>11.149191</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83</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CAMPEL (chiuso per ristrutturazione)</text:p>
          </table:table-cell>
          <table:table-cell office:value-type="string">
            <text:p>Località Villamontagna, Trento</text:p>
          </table:table-cell>
          <table:table-cell office:value-type="string">
            <text:p>Località  Villamontagna, Trient, Italien</text:p>
          </table:table-cell>
          <table:table-cell office:value-type="string">
            <text:p>Località Villamontagna, Trento, Italy</text:p>
          </table:table-cell>
          <table:table-cell office:value-type="string">
            <text:p>0461/209070</text:p>
          </table:table-cell>
          <table:table-cell table:number-columns-repeated="2"/>
          <table:table-cell office:value-type="string">
            <text:p>9,30-1,00</text:p>
          </table:table-cell>
          <table:table-cell table:number-columns-repeated="2"/>
          <table:table-cell office:value-type="string">
            <text:p>(attualmente CHIUSO per ristrutturazione)</text:p>
          </table:table-cell>
          <table:table-cell table:number-columns-repeated="2"/>
          <table:table-cell office:value-type="string">
            <text:p>15 - 20</text:p>
          </table:table-cell>
          <table:table-cell table:number-columns-repeated="2" table:style-name="ce4" office:value-type="string">
            <text:p>15 - 20</text:p>
          </table:table-cell>
          <table:table-cell office:value-type="string">
            <text:p>Parcheggio; Rampa di accesso;</text:p>
          </table:table-cell>
          <table:table-cell table:number-columns-repeated="6"/>
          <table:table-cell table:number-columns-repeated="2" office:value-type="float" office:value="0">
            <text:p>0</text:p>
          </table:table-cell>
          <table:table-cell office:value-type="string">
            <text:p>46.090957</text:p>
          </table:table-cell>
          <table:table-cell office:value-type="string">
            <text:p>11.164123</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84</text:p>
          </table:table-cell>
          <table:table-cell office:value-type="string">
            <text:p>ristorazione</text:p>
          </table:table-cell>
          <table:table-cell office:value-type="string">
            <text:p>it</text:p>
          </table:table-cell>
          <table:table-cell office:value-type="string">
            <text:p>Pizzeria; Ristorante</text:p>
          </table:table-cell>
          <table:table-cell table:number-columns-repeated="2" office:value-type="string">
            <text:p>Pizzeria; Restaurant</text:p>
          </table:table-cell>
          <table:table-cell office:value-type="string">
            <text:p>AL VILLAGGIO</text:p>
          </table:table-cell>
          <table:table-cell office:value-type="string">
            <text:p>Località San Donà 31, Trento</text:p>
          </table:table-cell>
          <table:table-cell office:value-type="string">
            <text:p>Via San Donà, 31, Trient, Italien</text:p>
          </table:table-cell>
          <table:table-cell office:value-type="string">
            <text:p>Località San Donà, 31, Trento, Italy</text:p>
          </table:table-cell>
          <table:table-cell office:value-type="string">
            <text:p>0461/232048</text:p>
          </table:table-cell>
          <table:table-cell table:number-columns-repeated="5"/>
          <table:table-cell office:value-type="string">
            <text:p>lunedì</text:p>
          </table:table-cell>
          <table:table-cell office:value-type="string">
            <text:p>Montag</text:p>
          </table:table-cell>
          <table:table-cell office:value-type="string">
            <text:p>Monday</text:p>
          </table:table-cell>
          <table:table-cell table:number-columns-repeated="6"/>
          <table:table-cell office:value-type="string">
            <text:p>villaggio.jpg</text:p>
          </table:table-cell>
          <table:table-cell table:number-columns-repeated="3"/>
          <table:table-cell table:number-columns-repeated="2" office:value-type="float" office:value="0">
            <text:p>0</text:p>
          </table:table-cell>
          <table:table-cell office:value-type="string">
            <text:p>46.072382</text:p>
          </table:table-cell>
          <table:table-cell office:value-type="string">
            <text:p>11.139597</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8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BOSCO INCANTATO</text:p>
          </table:table-cell>
          <table:table-cell office:value-type="string">
            <text:p>Località Montevaccino 1, Trento</text:p>
          </table:table-cell>
          <table:table-cell office:value-type="string">
            <text:p>Località  Montevaccino, Trient, Italien</text:p>
          </table:table-cell>
          <table:table-cell office:value-type="string">
            <text:p>Località Montevaccino, Trento, Italy</text:p>
          </table:table-cell>
          <table:table-cell office:value-type="string">
            <text:p>0461/960826</text:p>
          </table:table-cell>
          <table:table-cell table:number-columns-repeated="14"/>
          <table:table-cell office:value-type="string">
            <text:p>bosco.jpg</text:p>
          </table:table-cell>
          <table:table-cell table:number-columns-repeated="3"/>
          <table:table-cell table:number-columns-repeated="2" office:value-type="float" office:value="0">
            <text:p>0</text:p>
          </table:table-cell>
          <table:table-cell office:value-type="string">
            <text:p>46.1096</text:p>
          </table:table-cell>
          <table:table-cell office:value-type="string">
            <text:p>11.140241</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86</text:p>
          </table:table-cell>
          <table:table-cell office:value-type="string">
            <text:p>ristorazione</text:p>
          </table:table-cell>
          <table:table-cell office:value-type="string">
            <text:p>it</text:p>
          </table:table-cell>
          <table:table-cell office:value-type="string">
            <text:p>Agritur</text:p>
          </table:table-cell>
          <table:table-cell office:value-type="string">
            <text:p>Agritourismusbetrieb</text:p>
          </table:table-cell>
          <table:table-cell office:value-type="string">
            <text:p>Agritur (Farmhouse Inn)</text:p>
          </table:table-cell>
          <table:table-cell office:value-type="string">
            <text:p>MASO BERGAMINI</text:p>
          </table:table-cell>
          <table:table-cell office:value-type="string">
            <text:p>Loc. Bergamini 3 – Cognola, Trento</text:p>
          </table:table-cell>
          <table:table-cell office:value-type="string">
            <text:p>Loc. Bergamini,3 Cognola, Trient, Italien</text:p>
          </table:table-cell>
          <table:table-cell office:value-type="string">
            <text:p>Loc. Bergamini,3 Cognola, Trento, Italy</text:p>
          </table:table-cell>
          <table:table-cell office:value-type="string">
            <text:p>0461/983079</text:p>
          </table:table-cell>
          <table:table-cell office:value-type="string">
            <text:p>http://www.masobergamini.com</text:p>
          </table:table-cell>
          <table:table-cell office:value-type="string">
            <text:p>masobergamini@tin.it</text:p>
          </table:table-cell>
          <table:table-cell office:value-type="string">
            <text:p>su prenotazione</text:p>
          </table:table-cell>
          <table:table-cell office:value-type="string">
            <text:p>auf Reservierung</text:p>
          </table:table-cell>
          <table:table-cell office:value-type="string">
            <text:p>open on booking</text:p>
          </table:table-cell>
          <table:table-cell office:value-type="string">
            <text:p>lunedì</text:p>
          </table:table-cell>
          <table:table-cell office:value-type="string">
            <text:p>Montag</text:p>
          </table:table-cell>
          <table:table-cell office:value-type="string">
            <text:p>Monday</text:p>
          </table:table-cell>
          <table:table-cell office:value-type="string">
            <text:p>25 - 35</text:p>
          </table:table-cell>
          <table:table-cell table:number-columns-repeated="2" table:style-name="ce4" office:value-type="string">
            <text:p>25 - 35</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Bergamini.jpg</text:p>
          </table:table-cell>
          <table:table-cell table:number-columns-repeated="3"/>
          <table:table-cell office:value-type="float" office:value="0">
            <text:p>0</text:p>
          </table:table-cell>
          <table:table-cell office:value-type="float" office:value="221">
            <text:p>221</text:p>
          </table:table-cell>
          <table:table-cell office:value-type="string">
            <text:p>46.084587</text:p>
          </table:table-cell>
          <table:table-cell office:value-type="string">
            <text:p>11.142279</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8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REBUFFO</text:p>
          </table:table-cell>
          <table:table-cell office:value-type="string">
            <text:p>Via alle Coste 12/A – Cognola, Trento</text:p>
          </table:table-cell>
          <table:table-cell office:value-type="string">
            <text:p>via alle Coste, 12, Trient, Italien</text:p>
          </table:table-cell>
          <table:table-cell office:value-type="string">
            <text:p>Via alle Coste, 12, Trento, Italy</text:p>
          </table:table-cell>
          <table:table-cell office:value-type="string">
            <text:p>0461/265932</text:p>
          </table:table-cell>
          <table:table-cell office:value-type="string">
            <text:p>http://www.rebuffo.eu</text:p>
          </table:table-cell>
          <table:table-cell office:value-type="string">
            <text:p>info@rebuffo.eu</text:p>
          </table:table-cell>
          <table:table-cell office:value-type="string">
            <text:p>12,00-14,00/18,00-24,00</text:p>
          </table:table-cell>
          <table:table-cell office:value-type="string">
            <text:p>12,00-14,00/18,00-24,00 Uhr</text:p>
          </table:table-cell>
          <table:table-cell office:value-type="string">
            <text:p>12 noon - 2pm/6pm - 12 midnight</text:p>
          </table:table-cell>
          <table:table-cell office:value-type="string">
            <text:p>mercoledì</text:p>
          </table:table-cell>
          <table:table-cell office:value-type="string">
            <text:p>Mittwoch</text:p>
          </table:table-cell>
          <table:table-cell office:value-type="string">
            <text:p>Wednesday</text:p>
          </table:table-cell>
          <table:table-cell office:value-type="string">
            <text:p>25 - 40</text:p>
          </table:table-cell>
          <table:table-cell table:number-columns-repeated="2" table:style-name="ce4" office:value-type="string">
            <text:p>25 - 40</text:p>
          </table:table-cell>
          <table:table-cell office:value-type="string">
            <text:p>Parcheggio;</text:p>
          </table:table-cell>
          <table:table-cell office:value-type="string">
            <text:p>Parkplatz;</text:p>
          </table:table-cell>
          <table:table-cell office:value-type="string">
            <text:p>Car park;</text:p>
          </table:table-cell>
          <table:table-cell office:value-type="string">
            <text:p>rebuffo.jpg</text:p>
          </table:table-cell>
          <table:table-cell table:number-columns-repeated="3"/>
          <table:table-cell office:value-type="float" office:value="0">
            <text:p>0</text:p>
          </table:table-cell>
          <table:table-cell office:value-type="float" office:value="146">
            <text:p>146</text:p>
          </table:table-cell>
          <table:table-cell office:value-type="string">
            <text:p>46.079847</text:p>
          </table:table-cell>
          <table:table-cell office:value-type="string">
            <text:p>11.134781</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88</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MEDITERRANEO</text:p>
          </table:table-cell>
          <table:table-cell office:value-type="string">
            <text:p>Via Ciurletti 21, Trento</text:p>
          </table:table-cell>
          <table:table-cell office:value-type="string">
            <text:p>Via Ciurletti 21, Trient, Italien</text:p>
          </table:table-cell>
          <table:table-cell office:value-type="string">
            <text:p>Via Ciurletti 21, Trento, Italy</text:p>
          </table:table-cell>
          <table:table-cell office:value-type="string">
            <text:p>0461/209503</text:p>
          </table:table-cell>
          <table:table-cell table:number-columns-repeated="5"/>
          <table:table-cell office:value-type="string">
            <text:p>lunedì</text:p>
          </table:table-cell>
          <table:table-cell office:value-type="string">
            <text:p>Montag</text:p>
          </table:table-cell>
          <table:table-cell office:value-type="string">
            <text:p>Monday</text:p>
          </table:table-cell>
          <table:table-cell office:value-type="string">
            <text:p>25 - 50</text:p>
          </table:table-cell>
          <table:table-cell table:number-columns-repeated="2" table:style-name="ce4" office:value-type="string">
            <text:p>25 - 50</text:p>
          </table:table-cell>
          <table:table-cell table:number-columns-repeated="3"/>
          <table:table-cell office:value-type="string">
            <text:p>mediterraneo.jpg</text:p>
          </table:table-cell>
          <table:table-cell table:number-columns-repeated="3"/>
          <table:table-cell table:number-columns-repeated="2" office:value-type="float" office:value="0">
            <text:p>0</text:p>
          </table:table-cell>
          <table:table-cell office:value-type="string">
            <text:p>46.08176</text:p>
          </table:table-cell>
          <table:table-cell office:value-type="string">
            <text:p>11.153933</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89</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I CANOPI</text:p>
          </table:table-cell>
          <table:table-cell office:value-type="string">
            <text:p>Via ai Bolleri 12/6 – Martignano, Trento</text:p>
          </table:table-cell>
          <table:table-cell office:value-type="string">
            <text:p>Via ai Bolleri, 12/6, Trient, Italien</text:p>
          </table:table-cell>
          <table:table-cell office:value-type="string">
            <text:p>Via ai Bolleri, 12/6 – Martignano, Trento, Italy</text:p>
          </table:table-cell>
          <table:table-cell office:value-type="string">
            <text:p>0461/823663</text:p>
          </table:table-cell>
          <table:table-cell/>
          <table:table-cell office:value-type="string">
            <text:p>ai.canopi@yahoo.it</text:p>
          </table:table-cell>
          <table:table-cell office:value-type="string">
            <text:p>12,00-14,30/18,00-23,00</text:p>
          </table:table-cell>
          <table:table-cell office:value-type="string">
            <text:p>12,00-14,30/18,00-23,00 Uhr</text:p>
          </table:table-cell>
          <table:table-cell office:value-type="string">
            <text:p>12noon - 2.30pm /6pm - 11pm</text:p>
          </table:table-cell>
          <table:table-cell table:number-columns-repeated="3"/>
          <table:table-cell table:style-name="ce2" office:value-type="float" office:value="11">
            <text:p>11</text:p>
          </table:table-cell>
          <table:table-cell table:number-columns-repeated="2" office:value-type="float" office:value="11">
            <text:p>11</text:p>
          </table:table-cell>
          <table:table-cell office:value-type="string">
            <text:p>Parcheggio; Servizi igienici dedicati;</text:p>
          </table:table-cell>
          <table:table-cell office:value-type="string">
            <text:p>Parkplatz; behindertengerechte Toiletten;</text:p>
          </table:table-cell>
          <table:table-cell office:value-type="string">
            <text:p>Car park, disabled toilets;</text:p>
          </table:table-cell>
          <table:table-cell office:value-type="string">
            <text:p>canopi.jpg</text:p>
          </table:table-cell>
          <table:table-cell table:number-columns-repeated="3"/>
          <table:table-cell office:value-type="float" office:value="0">
            <text:p>0</text:p>
          </table:table-cell>
          <table:table-cell office:value-type="float" office:value="240">
            <text:p>240</text:p>
          </table:table-cell>
          <table:table-cell office:value-type="string">
            <text:p>46.093844</text:p>
          </table:table-cell>
          <table:table-cell office:value-type="string">
            <text:p>11.130435</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90</text:p>
          </table:table-cell>
          <table:table-cell office:value-type="string">
            <text:p>ristorazione</text:p>
          </table:table-cell>
          <table:table-cell office:value-type="string">
            <text:p>it</text:p>
          </table:table-cell>
          <table:table-cell office:value-type="string">
            <text:p>Trattoria; Bar</text:p>
          </table:table-cell>
          <table:table-cell office:value-type="string">
            <text:p>Gastwirtschaft; Bar</text:p>
          </table:table-cell>
          <table:table-cell office:value-type="string">
            <text:p>Trattoria (family restaurant); Bar</text:p>
          </table:table-cell>
          <table:table-cell office:value-type="string">
            <text:p>ALLA BARACCA</text:p>
          </table:table-cell>
          <table:table-cell office:value-type="string">
            <text:p>Via Galassa 12, Trento</text:p>
          </table:table-cell>
          <table:table-cell office:value-type="string">
            <text:p>Via Galassa, 12, Trient, Italien</text:p>
          </table:table-cell>
          <table:table-cell office:value-type="string">
            <text:p>Via Galassa, 12, Trento, Italy</text:p>
          </table:table-cell>
          <table:table-cell office:value-type="string">
            <text:p>0461/920049</text:p>
          </table:table-cell>
          <table:table-cell office:value-type="string">
            <text:p>http://www.Trattoriabaracca.it</text:p>
          </table:table-cell>
          <table:table-cell office:value-type="string">
            <text:p>info@Trattoriabaracca.it</text:p>
          </table:table-cell>
          <table:table-cell office:value-type="string">
            <text:p>12,00-14,00/19,30-22,00</text:p>
          </table:table-cell>
          <table:table-cell office:value-type="string">
            <text:p>12,00-14,00/19,30-22,00 Uhr</text:p>
          </table:table-cell>
          <table:table-cell office:value-type="string">
            <text:p>12noon - 2pm /7.30pm - 10pm</text:p>
          </table:table-cell>
          <table:table-cell office:value-type="string">
            <text:p>domenica</text:p>
          </table:table-cell>
          <table:table-cell office:value-type="string">
            <text:p>Sonntag</text:p>
          </table:table-cell>
          <table:table-cell office:value-type="string">
            <text:p>Sunday</text:p>
          </table:table-cell>
          <table:table-cell office:value-type="string">
            <text:p>13 - 15 (pranzo); 15 - 30 (cena)</text:p>
          </table:table-cell>
          <table:table-cell office:value-type="string">
            <text:p>13-15 (Mittagessen), 15-30 (Abendessen)</text:p>
          </table:table-cell>
          <table:table-cell office:value-type="string">
            <text:p>13-15 (lunch),15-30 (dinner)</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baracca.jpg</text:p>
          </table:table-cell>
          <table:table-cell table:number-columns-repeated="3"/>
          <table:table-cell office:value-type="float" office:value="0">
            <text:p>0</text:p>
          </table:table-cell>
          <table:table-cell office:value-type="float" office:value="184">
            <text:p>184</text:p>
          </table:table-cell>
          <table:table-cell office:value-type="string">
            <text:p>46.042557</text:p>
          </table:table-cell>
          <table:table-cell office:value-type="string">
            <text:p>11.140885</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91</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FURLANI</text:p>
          </table:table-cell>
          <table:table-cell office:value-type="string">
            <text:p>Via della Villa 26 – Villazzano, Trento</text:p>
          </table:table-cell>
          <table:table-cell office:value-type="string">
            <text:p>Via della Villa, 26, Trient, Italien</text:p>
          </table:table-cell>
          <table:table-cell office:value-type="string">
            <text:p>Via della Villa, 26, Trento, Italy</text:p>
          </table:table-cell>
          <table:table-cell office:value-type="string">
            <text:p>0461/920160</text:p>
          </table:table-cell>
          <table:table-cell table:number-columns-repeated="2"/>
          <table:table-cell office:value-type="string">
            <text:p>7,30-22,00</text:p>
          </table:table-cell>
          <table:table-cell office:value-type="string">
            <text:p>7,30-22,00 Uhr</text:p>
          </table:table-cell>
          <table:table-cell office:value-type="string">
            <text:p>7.30am -10pm</text:p>
          </table:table-cell>
          <table:table-cell office:value-type="string">
            <text:p>sabato sera e domenica</text:p>
          </table:table-cell>
          <table:table-cell office:value-type="string">
            <text:p>Samstag Abend und Sonntag</text:p>
          </table:table-cell>
          <table:table-cell office:value-type="string">
            <text:p>Saturday evening and Sunday</text:p>
          </table:table-cell>
          <table:table-cell table:style-name="ce2" office:value-type="string">
            <text:p>12/05/00</text:p>
          </table:table-cell>
          <table:table-cell table:number-columns-repeated="2" office:value-type="string">
            <text:p>12/05/00</text:p>
          </table:table-cell>
          <table:table-cell office:value-type="string">
            <text:p>Parcheggio;</text:p>
          </table:table-cell>
          <table:table-cell office:value-type="string">
            <text:p>Parkplatz;</text:p>
          </table:table-cell>
          <table:table-cell office:value-type="string">
            <text:p>Car park;</text:p>
          </table:table-cell>
          <table:table-cell table:number-columns-repeated="4"/>
          <table:table-cell table:number-columns-repeated="2" office:value-type="float" office:value="0">
            <text:p>0</text:p>
          </table:table-cell>
          <table:table-cell office:value-type="string">
            <text:p>46.047219</text:p>
          </table:table-cell>
          <table:table-cell office:value-type="string">
            <text:p>11.145004</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92</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LOCANDA LA CANONICA</text:p>
          </table:table-cell>
          <table:table-cell office:value-type="string">
            <text:p>Piazza Mons, Nicolini 4/5 – Villazzano, Trento</text:p>
          </table:table-cell>
          <table:table-cell office:value-type="string">
            <text:p>Piazza Mons, Nicolini, 4/5, Trient, Italien</text:p>
          </table:table-cell>
          <table:table-cell office:value-type="string">
            <text:p>Piazza Mons, Nicolini, 4/5, Trento, Italy</text:p>
          </table:table-cell>
          <table:table-cell office:value-type="string">
            <text:p>0461/392218</text:p>
          </table:table-cell>
          <table:table-cell office:value-type="string">
            <text:p>http://www.locandacanonicatrento.it</text:p>
          </table:table-cell>
          <table:table-cell office:value-type="string">
            <text:p>info@locandacanonicatrento.it</text:p>
          </table:table-cell>
          <table:table-cell office:value-type="string">
            <text:p>6,30-22,30</text:p>
          </table:table-cell>
          <table:table-cell office:value-type="string">
            <text:p>6,30-22,30 Uhr</text:p>
          </table:table-cell>
          <table:table-cell office:value-type="string">
            <text:p>6.30am -10.30pm</text:p>
          </table:table-cell>
          <table:table-cell office:value-type="string">
            <text:p>sempre aperto</text:p>
          </table:table-cell>
          <table:table-cell office:value-type="string">
            <text:p>immer geöffnet</text:p>
          </table:table-cell>
          <table:table-cell office:value-type="string">
            <text:p>always open</text:p>
          </table:table-cell>
          <table:table-cell table:style-name="ce2" office:value-type="float" office:value="15">
            <text:p>15</text:p>
          </table:table-cell>
          <table:table-cell table:number-columns-repeated="2" office:value-type="float" office:value="15">
            <text:p>15</text:p>
          </table:table-cell>
          <table:table-cell office:value-type="string">
            <text:p>Parcheggio; Rampa di accesso; Piattaforma elevatrice; Ingresso con gradini; Servizi igienici dedicati;</text:p>
          </table:table-cell>
          <table:table-cell office:value-type="string">
            <text:p>Parkplatz, Zufahrtsrampe, Hebefläche; Eingang mit Stufen; behindertengerechte Toiletten;</text:p>
          </table:table-cell>
          <table:table-cell office:value-type="string">
            <text:p>Car park; access ramp; platform lift; entrance with steps; disabled toilets;</text:p>
          </table:table-cell>
          <table:table-cell office:value-type="string">
            <text:p>canonica.jpg</text:p>
          </table:table-cell>
          <table:table-cell office:value-type="string">
            <text:p>"Locanda La Canonica" si trova in un antico palazzo in cui sono state ricavate diverse sale ristorante, a seguito della sua ristrutturazione, ognuna con un'atmosfera particolare che riporta alle antiche tradizioni contadine. Tutto il palazzo, oggi sotto tutela delle belle arti, ha mantenuto la sua struttura originaria e il suo carattere antico.</text:p>
          </table:table-cell>
          <table:table-cell office:value-type="string">
            <text:p>Die "Locanda La Canonica" befindet sich in einem antiken Palazzo, in dem im Rahmen der Renovierungsarbeiten mehrere Speisesäle geschaffen wurden. Jedem Raum wurde eine besondere und auf die bäuerlichen Traditionen zurückgehende Atmosphäre verliehen. Der gesamte Palazzo steht heute unter Denkmalschutz und hat seine ursprüngliche Struktur und seinen antiken Charakter bewahrt.</text:p>
          </table:table-cell>
          <table:table-cell office:value-type="string">
            <text:p>"Locanda La Canonica" is in an old palazzo where, following its renovation, several restaurant rooms were created, each conveying a special atmosphere evoking old farm traditions. The whole palazzo, which is now a listed building, has maintained its original layout and its antique flair.</text:p>
          </table:table-cell>
          <table:table-cell table:number-columns-repeated="2" office:value-type="float" office:value="0">
            <text:p>0</text:p>
          </table:table-cell>
          <table:table-cell office:value-type="string">
            <text:p>46.049184</text:p>
          </table:table-cell>
          <table:table-cell office:value-type="string">
            <text:p>11.145884</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93</text:p>
          </table:table-cell>
          <table:table-cell office:value-type="string">
            <text:p>ristorazione</text:p>
          </table:table-cell>
          <table:table-cell office:value-type="string">
            <text:p>it</text:p>
          </table:table-cell>
          <table:table-cell office:value-type="string">
            <text:p>Ristorante; Pizzeria; Bar</text:p>
          </table:table-cell>
          <table:table-cell table:number-columns-repeated="2" office:value-type="string">
            <text:p>Restaurant; Pizzeria; Bar</text:p>
          </table:table-cell>
          <table:table-cell office:value-type="string">
            <text:p>LA ROCCIA</text:p>
          </table:table-cell>
          <table:table-cell office:value-type="string">
            <text:p>Via Pianizza 4 – Villazzano,Trento</text:p>
          </table:table-cell>
          <table:table-cell office:value-type="string">
            <text:p>Via Pianizza, 4, Trient, Italien</text:p>
          </table:table-cell>
          <table:table-cell office:value-type="string">
            <text:p>Via Pianizza, 4, Trento, Italy</text:p>
          </table:table-cell>
          <table:table-cell office:value-type="string">
            <text:p>0461/390226</text:p>
          </table:table-cell>
          <table:table-cell/>
          <table:table-cell office:value-type="string">
            <text:p>ginomonsorno@alice.it</text:p>
          </table:table-cell>
          <table:table-cell office:value-type="string">
            <text:p>ristorante 12-14,15/18,30-22,30, pizzeria 12,00-14,30/18,00-23,30</text:p>
          </table:table-cell>
          <table:table-cell office:value-type="string">
            <text:p>Restaurant 12-14,15/18,30-22,30 Uhr, Pizzeria 12,00-14,30/18,00-23,30 Uhr</text:p>
          </table:table-cell>
          <table:table-cell office:value-type="string">
            <text:p>restaurant 12noon -2.15pm/6.30pm - 10.30pm pizzeria 12noon - 2.30pm/6pm - 11.30pm</text:p>
          </table:table-cell>
          <table:table-cell office:value-type="string">
            <text:p>sempre aperto</text:p>
          </table:table-cell>
          <table:table-cell office:value-type="string">
            <text:p>immer geöffnet</text:p>
          </table:table-cell>
          <table:table-cell office:value-type="string">
            <text:p>always open</text:p>
          </table:table-cell>
          <table:table-cell table:number-columns-repeated="3"/>
          <table:table-cell office:value-type="string">
            <text:p>Parcheggio; Servizi igienici dedicati;</text:p>
          </table:table-cell>
          <table:table-cell office:value-type="string">
            <text:p>Parkplatz; behindertengerechte Toiletten;</text:p>
          </table:table-cell>
          <table:table-cell office:value-type="string">
            <text:p>Car park, disabled toilets;</text:p>
          </table:table-cell>
          <table:table-cell office:value-type="string">
            <text:p>roccia.jpg</text:p>
          </table:table-cell>
          <table:table-cell table:number-columns-repeated="3"/>
          <table:table-cell office:value-type="float" office:value="0">
            <text:p>0</text:p>
          </table:table-cell>
          <table:table-cell office:value-type="float" office:value="183">
            <text:p>183</text:p>
          </table:table-cell>
          <table:table-cell office:value-type="string">
            <text:p>46.017112</text:p>
          </table:table-cell>
          <table:table-cell office:value-type="string">
            <text:p>11.144833</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94</text:p>
          </table:table-cell>
          <table:table-cell office:value-type="string">
            <text:p>ristorazione</text:p>
          </table:table-cell>
          <table:table-cell office:value-type="string">
            <text:p>it</text:p>
          </table:table-cell>
          <table:table-cell office:value-type="string">
            <text:p>Agritur; ristorante</text:p>
          </table:table-cell>
          <table:table-cell office:value-type="string">
            <text:p>Agritourismusbetrieb; Restaurant</text:p>
          </table:table-cell>
          <table:table-cell office:value-type="string">
            <text:p>Agritur (farmhouse inn); restaurant</text:p>
          </table:table-cell>
          <table:table-cell office:value-type="string">
            <text:p>RIFUGIO BINDESI - PINO PRATI</text:p>
          </table:table-cell>
          <table:table-cell office:value-type="string">
            <text:p>Loc. Grotta 78, Trento</text:p>
          </table:table-cell>
          <table:table-cell office:value-type="string">
            <text:p>Loc. Grotta, 78, Trient, Italien</text:p>
          </table:table-cell>
          <table:table-cell office:value-type="string">
            <text:p>Loc. Grotta, 78, Trento, Italy</text:p>
          </table:table-cell>
          <table:table-cell office:value-type="string">
            <text:p>0461/923344</text:p>
          </table:table-cell>
          <table:table-cell/>
          <table:table-cell office:value-type="string">
            <text:p>l.zane@libero.it</text:p>
          </table:table-cell>
          <table:table-cell office:value-type="string">
            <text:p>Estivo: tutte le sere venerdì, sabato e domenica anche a pranzo - Invernale: da martedì sera in poi sabato e domenica a pranzo</text:p>
          </table:table-cell>
          <table:table-cell office:value-type="string">
            <text:p>Sommer: jeden Freitag-, Samstag- und Sonntagabend; Sonntag auch zu Mittag - Winter: von Dienstag bis Freitag, Samstag und Sonntag zu Mittag</text:p>
          </table:table-cell>
          <table:table-cell office:value-type="string">
            <text:p>Summer: every evening, Friday, Saturday and Sunday at lunchtime as well - Winter: from Tuesday to Sunday evening , Saturday and Sunday at lunchtime as well</text:p>
          </table:table-cell>
          <table:table-cell office:value-type="string">
            <text:p>lunedì sera</text:p>
          </table:table-cell>
          <table:table-cell office:value-type="string">
            <text:p>Montag Abend</text:p>
          </table:table-cell>
          <table:table-cell office:value-type="string">
            <text:p>Monday evening</text:p>
          </table:table-cell>
          <table:table-cell table:style-name="ce2" office:value-type="float" office:value="25">
            <text:p>25</text:p>
          </table:table-cell>
          <table:table-cell table:number-columns-repeated="2" office:value-type="float" office:value="25">
            <text:p>25</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bindesi.jpg</text:p>
          </table:table-cell>
          <table:table-cell table:number-columns-repeated="3"/>
          <table:table-cell office:value-type="float" office:value="0">
            <text:p>0</text:p>
          </table:table-cell>
          <table:table-cell office:value-type="float" office:value="240">
            <text:p>240</text:p>
          </table:table-cell>
          <table:table-cell office:value-type="string">
            <text:p>46.040204</text:p>
          </table:table-cell>
          <table:table-cell office:value-type="string">
            <text:p>11.152076</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9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ROSALPINA</text:p>
          </table:table-cell>
          <table:table-cell office:value-type="string">
            <text:p>Via Pianizza 25 – Villazzano, Trento</text:p>
          </table:table-cell>
          <table:table-cell office:value-type="string">
            <text:p>Via Pianizza, 25, Trient, Italien</text:p>
          </table:table-cell>
          <table:table-cell office:value-type="string">
            <text:p>Via Pianizza, 25, Trento, Italy</text:p>
          </table:table-cell>
          <table:table-cell office:value-type="string">
            <text:p>0461/920131</text:p>
          </table:table-cell>
          <table:table-cell office:value-type="string">
            <text:p>http://www.pizzeriarosalpina.it</text:p>
          </table:table-cell>
          <table:table-cell office:value-type="string">
            <text:p>mauro.piccoli@tin.it</text:p>
          </table:table-cell>
          <table:table-cell office:value-type="string">
            <text:p>18,00-24,00 (a pranzo solo su ordinazione)</text:p>
          </table:table-cell>
          <table:table-cell office:value-type="string">
            <text:p>18.00-24.00 Uhr (Mittagstisch auf Bestellung)</text:p>
          </table:table-cell>
          <table:table-cell office:value-type="string">
            <text:p>6pm to 12 midnight (at lunchtime open only on booking)</text:p>
          </table:table-cell>
          <table:table-cell office:value-type="string">
            <text:p>lunedì (periodo estivo aperto tutte le sere)</text:p>
          </table:table-cell>
          <table:table-cell office:value-type="string">
            <text:p>Montag (in den Sommermonaten täglich geöffnet)</text:p>
          </table:table-cell>
          <table:table-cell office:value-type="string">
            <text:p>Monday (in summer open every evening)</text:p>
          </table:table-cell>
          <table:table-cell table:number-columns-repeated="3"/>
          <table:table-cell office:value-type="string">
            <text:p>Parcheggio; Ascensore; Ingresso con gradini; Servizi igienici dedicati;</text:p>
          </table:table-cell>
          <table:table-cell office:value-type="string">
            <text:p>Parkplatz; Aufzug; Eingang mit Stufen; behindertengerechte Toiletten;</text:p>
          </table:table-cell>
          <table:table-cell office:value-type="string">
            <text:p>Car-park; lift; entrance with steps; disabled toilets;</text:p>
          </table:table-cell>
          <table:table-cell office:value-type="string">
            <text:p>rosalpina.jpg</text:p>
          </table:table-cell>
          <table:table-cell table:number-columns-repeated="3"/>
          <table:table-cell office:value-type="float" office:value="0">
            <text:p>0</text:p>
          </table:table-cell>
          <table:table-cell office:value-type="float" office:value="240">
            <text:p>240</text:p>
          </table:table-cell>
          <table:table-cell office:value-type="string">
            <text:p>46.021582</text:p>
          </table:table-cell>
          <table:table-cell office:value-type="string">
            <text:p>11.149994</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96</text:p>
          </table:table-cell>
          <table:table-cell office:value-type="string">
            <text:p>ristorazione</text:p>
          </table:table-cell>
          <table:table-cell office:value-type="string">
            <text:p>it</text:p>
          </table:table-cell>
          <table:table-cell office:value-type="string">
            <text:p>Agritur</text:p>
          </table:table-cell>
          <table:table-cell office:value-type="string">
            <text:p>Agritourismusbetrieb</text:p>
          </table:table-cell>
          <table:table-cell office:value-type="string">
            <text:p>Agritur (Farmhouse Inn)</text:p>
          </table:table-cell>
          <table:table-cell office:value-type="string">
            <text:p>MASO SAN ROCCO</text:p>
          </table:table-cell>
          <table:table-cell office:value-type="string">
            <text:p>Loc. San Rocco 4, Trento</text:p>
          </table:table-cell>
          <table:table-cell office:value-type="string">
            <text:p>Loc. San Rocco, 4, Trient, Italien</text:p>
          </table:table-cell>
          <table:table-cell office:value-type="string">
            <text:p>Loc. San Rocco, 4, Trento, Italy</text:p>
          </table:table-cell>
          <table:table-cell office:value-type="string">
            <text:p>0461/922785</text:p>
          </table:table-cell>
          <table:table-cell/>
          <table:table-cell office:value-type="string">
            <text:p>masosanrocco@virgilio.it</text:p>
          </table:table-cell>
          <table:table-cell office:value-type="string">
            <text:p>11,00-15,00/18,00-23,00</text:p>
          </table:table-cell>
          <table:table-cell office:value-type="string">
            <text:p>11,00-15,00/18,00-23,00 Uhr</text:p>
          </table:table-cell>
          <table:table-cell office:value-type="string">
            <text:p>11am - 3pm/6pm - 11pm</text:p>
          </table:table-cell>
          <table:table-cell office:value-type="string">
            <text:p>lunedì</text:p>
          </table:table-cell>
          <table:table-cell office:value-type="string">
            <text:p>Montag</text:p>
          </table:table-cell>
          <table:table-cell office:value-type="string">
            <text:p>Monday</text:p>
          </table:table-cell>
          <table:table-cell office:value-type="string">
            <text:p>20 - 40</text:p>
          </table:table-cell>
          <table:table-cell table:number-columns-repeated="2" table:style-name="ce4" office:value-type="string">
            <text:p>20 - 40</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rocco.jpg</text:p>
          </table:table-cell>
          <table:table-cell table:number-columns-repeated="3"/>
          <table:table-cell office:value-type="float" office:value="0">
            <text:p>0</text:p>
          </table:table-cell>
          <table:table-cell office:value-type="float" office:value="213">
            <text:p>213</text:p>
          </table:table-cell>
          <table:table-cell office:value-type="string">
            <text:p>46.035943</text:p>
          </table:table-cell>
          <table:table-cell office:value-type="string">
            <text:p>11.145562</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97</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1923...IL DOPOLAVORO</text:p>
          </table:table-cell>
          <table:table-cell office:value-type="string">
            <text:p>Via delle Scuole 1 – Gardolo, Trento</text:p>
          </table:table-cell>
          <table:table-cell office:value-type="string">
            <text:p>Via delle Scuole, 1, Trient, Italien</text:p>
          </table:table-cell>
          <table:table-cell office:value-type="string">
            <text:p>Via delle Scuole, 1 – Gardolo, Trento, Italy</text:p>
          </table:table-cell>
          <table:table-cell office:value-type="string">
            <text:p>0461/990065</text:p>
          </table:table-cell>
          <table:table-cell/>
          <table:table-cell office:value-type="string">
            <text:p>ildopolavoro@yahoo.it</text:p>
          </table:table-cell>
          <table:table-cell office:value-type="string">
            <text:p>12,00-14,30/18,30-23,30</text:p>
          </table:table-cell>
          <table:table-cell office:value-type="string">
            <text:p>12,00-14,30/18,30-23,30 Uhr</text:p>
          </table:table-cell>
          <table:table-cell office:value-type="string">
            <text:p>12noon-2.30pm/6.30pm-11.30pm</text:p>
          </table:table-cell>
          <table:table-cell office:value-type="string">
            <text:p>lunedì</text:p>
          </table:table-cell>
          <table:table-cell office:value-type="string">
            <text:p>Montag</text:p>
          </table:table-cell>
          <table:table-cell office:value-type="string">
            <text:p>Monday</text:p>
          </table:table-cell>
          <table:table-cell office:value-type="string">
            <text:p>15 - 50</text:p>
          </table:table-cell>
          <table:table-cell table:number-columns-repeated="2" table:style-name="ce4" office:value-type="string">
            <text:p>15 - 50</text:p>
          </table:table-cell>
          <table:table-cell office:value-type="string">
            <text:p>Parcheggio;</text:p>
          </table:table-cell>
          <table:table-cell office:value-type="string">
            <text:p>Parkplatz;</text:p>
          </table:table-cell>
          <table:table-cell office:value-type="string">
            <text:p>Car park;</text:p>
          </table:table-cell>
          <table:table-cell office:value-type="string">
            <text:p>1923.jpg</text:p>
          </table:table-cell>
          <table:table-cell table:number-columns-repeated="3"/>
          <table:table-cell table:number-columns-repeated="2" office:value-type="float" office:value="0">
            <text:p>0</text:p>
          </table:table-cell>
          <table:table-cell office:value-type="string">
            <text:p>46.108291</text:p>
          </table:table-cell>
          <table:table-cell office:value-type="string">
            <text:p>11.110436</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098</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CAPITOL 2</text:p>
          </table:table-cell>
          <table:table-cell office:value-type="string">
            <text:p>Via Soprasasso 32/2, Trento</text:p>
          </table:table-cell>
          <table:table-cell office:value-type="string">
            <text:p>Via Soprasasso, 32/2, Trient, Italien</text:p>
          </table:table-cell>
          <table:table-cell office:value-type="string">
            <text:p>Via Soprasasso, 32/2, Trento, Italy</text:p>
          </table:table-cell>
          <table:table-cell office:value-type="string">
            <text:p>0461/991593</text:p>
          </table:table-cell>
          <table:table-cell/>
          <table:table-cell office:value-type="string">
            <text:p>pmatted@tin.it</text:p>
          </table:table-cell>
          <table:table-cell office:value-type="string">
            <text:p>11,30-14,30/19,00-22,30</text:p>
          </table:table-cell>
          <table:table-cell office:value-type="string">
            <text:p>11,30-14,30/19,00-22,30 Uhr</text:p>
          </table:table-cell>
          <table:table-cell office:value-type="string">
            <text:p>11.30am - 2.30pm/7pm - 10.30pm</text:p>
          </table:table-cell>
          <table:table-cell office:value-type="string">
            <text:p>domenica</text:p>
          </table:table-cell>
          <table:table-cell office:value-type="string">
            <text:p>Sonntag</text:p>
          </table:table-cell>
          <table:table-cell office:value-type="string">
            <text:p>Sunday</text:p>
          </table:table-cell>
          <table:table-cell table:style-name="ce2" office:value-type="float" office:value="15">
            <text:p>15</text:p>
          </table:table-cell>
          <table:table-cell table:number-columns-repeated="2" office:value-type="float" office:value="15">
            <text:p>15</text:p>
          </table:table-cell>
          <table:table-cell office:value-type="string">
            <text:p>Parcheggio; Rampa di accesso; Piattaforma elevatrice; Servizi igienici dedicati;</text:p>
          </table:table-cell>
          <table:table-cell office:value-type="string">
            <text:p>Parkplatz; Zufahrtsrampe; Hebefläche; behindertengerechte Toiletten;</text:p>
          </table:table-cell>
          <table:table-cell office:value-type="string">
            <text:p>Car-park; access ramp; platform lift; disabled toilets;</text:p>
          </table:table-cell>
          <table:table-cell table:number-columns-repeated="4"/>
          <table:table-cell table:number-columns-repeated="2" office:value-type="float" office:value="0">
            <text:p>0</text:p>
          </table:table-cell>
          <table:table-cell office:value-type="string">
            <text:p>46.106134</text:p>
          </table:table-cell>
          <table:table-cell office:value-type="string">
            <text:p>11.108634</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099</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EL MERENDERO</text:p>
          </table:table-cell>
          <table:table-cell office:value-type="string">
            <text:p>Via Martino Aichner 21 – Gardolo, Trento</text:p>
          </table:table-cell>
          <table:table-cell office:value-type="string">
            <text:p>Via Martino Aichner, 21, Trient, Italien</text:p>
          </table:table-cell>
          <table:table-cell office:value-type="string">
            <text:p>Via Martino Aichner, 21, Trento, Italy</text:p>
          </table:table-cell>
          <table:table-cell office:value-type="string">
            <text:p>0461/990459</text:p>
          </table:table-cell>
          <table:table-cell office:value-type="string">
            <text:p>http://www.elmerendero.it</text:p>
          </table:table-cell>
          <table:table-cell office:value-type="string">
            <text:p>info@elmerendero.it</text:p>
          </table:table-cell>
          <table:table-cell office:value-type="string">
            <text:p>12,00-14,00/18,45-23,45</text:p>
          </table:table-cell>
          <table:table-cell office:value-type="string">
            <text:p>12,00-14,00/18,45-23,45 Uhr</text:p>
          </table:table-cell>
          <table:table-cell office:value-type="string">
            <text:p>12noon - 2pm/6.45pm - 11.45pm</text:p>
          </table:table-cell>
          <table:table-cell office:value-type="string">
            <text:p>martedì</text:p>
          </table:table-cell>
          <table:table-cell office:value-type="string">
            <text:p>Dienstag</text:p>
          </table:table-cell>
          <table:table-cell office:value-type="string">
            <text:p>Tuesday</text:p>
          </table:table-cell>
          <table:table-cell table:number-columns-repeated="3"/>
          <table:table-cell office:value-type="string">
            <text:p>Parcheggio;</text:p>
          </table:table-cell>
          <table:table-cell office:value-type="string">
            <text:p>Parkplatz;</text:p>
          </table:table-cell>
          <table:table-cell office:value-type="string">
            <text:p>Car park;</text:p>
          </table:table-cell>
          <table:table-cell office:value-type="string">
            <text:p>merendero.jpg</text:p>
          </table:table-cell>
          <table:table-cell office:value-type="string">
            <text:p>200 posti interni, 150 esterni, ampio parcheggio, specializzato con il pesce di mare, forno a legna per la pizza, cordialità e qualità ad un giusto prezzo.</text:p>
          </table:table-cell>
          <table:table-cell office:value-type="string">
            <text:p>200 Innen- und 150 Außenplätze, großer Parkplatz, spezialisiert auf Seefisch, Holzofen für Pizza; Gastfreundschaft und Qualität zu einem guten Preis.</text:p>
          </table:table-cell>
          <table:table-cell office:value-type="string">
            <text:p>Seats 200 indoor, 150 outdoor, large car park. Specialised in sea fish dishes, wood oven for pizzas, quality and a friendly atmosphere at the right price.</text:p>
          </table:table-cell>
          <table:table-cell office:value-type="float" office:value="3">
            <text:p>3</text:p>
          </table:table-cell>
          <table:table-cell office:value-type="float" office:value="294">
            <text:p>294</text:p>
          </table:table-cell>
          <table:table-cell office:value-type="string">
            <text:p>46.102831</text:p>
          </table:table-cell>
          <table:table-cell office:value-type="string">
            <text:p>11.102711</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00</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OFFICINA GAMBRINUS</text:p>
          </table:table-cell>
          <table:table-cell office:value-type="string">
            <text:p>Via Alto Adige 164, Trento</text:p>
          </table:table-cell>
          <table:table-cell office:value-type="string">
            <text:p>Via Alto Adige, 164, Trient, Italien</text:p>
          </table:table-cell>
          <table:table-cell office:value-type="string">
            <text:p>Via Alto Adige, 164, Trento, Italy</text:p>
          </table:table-cell>
          <table:table-cell office:value-type="string">
            <text:p>0461/993261</text:p>
          </table:table-cell>
          <table:table-cell office:value-type="string">
            <text:p>http://www.officinagambrinus.com</text:p>
          </table:table-cell>
          <table:table-cell office:value-type="string">
            <text:p>andrea@officinagambrinus.com</text:p>
          </table:table-cell>
          <table:table-cell office:value-type="string">
            <text:p>Lunedì,martedì, mercoledì, giovedì 10.00 - 01.00 Venerdì 10.00 - 02.00 Sabato 17.00 - 02.00 Domenica 17.00 - 24.00</text:p>
          </table:table-cell>
          <table:table-cell office:value-type="string">
            <text:p>Montag, Dienstag, Mittwoch, Donnerstag 10.00 - 01.00 Uhr - Freitag 10.00 - 02.00 Uhr - Samstag 17.00 - 02.00 Uhr - Sonntag 17.00 - 24.00 Uhr</text:p>
          </table:table-cell>
          <table:table-cell office:value-type="string">
            <text:p>Monday, Tuesday, Wednesday, Thursday 10am - 1am, Friday 10am - 2am, Saturday 5pm - 2am, Sunday 5pm - 12 midnight</text:p>
          </table:table-cell>
          <table:table-cell office:value-type="string">
            <text:p>Domenica da giugno ad agosto</text:p>
          </table:table-cell>
          <table:table-cell office:value-type="string">
            <text:p>Sonntag von Juni bis August</text:p>
          </table:table-cell>
          <table:table-cell office:value-type="string">
            <text:p>Sunday from June to August</text:p>
          </table:table-cell>
          <table:table-cell table:style-name="ce2" office:value-type="string">
            <text:p>Pranzo da 6,00 a 10,00 - Cena da 10,00 a 25,00</text:p>
          </table:table-cell>
          <table:table-cell office:value-type="string">
            <text:p>Mittagstisch von 6.00 bis 10.00 - Abendessen von 10.00 bis 25.00</text:p>
          </table:table-cell>
          <table:table-cell office:value-type="string">
            <text:p>Lunch from 6.00 to 10.00 - Dinner from 10.00 to 25.00</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gambrinus.jpg</text:p>
          </table:table-cell>
          <table:table-cell table:number-columns-repeated="3"/>
          <table:table-cell table:number-columns-repeated="2" office:value-type="float" office:value="0">
            <text:p>0</text:p>
          </table:table-cell>
          <table:table-cell office:value-type="string">
            <text:p>46.127924</text:p>
          </table:table-cell>
          <table:table-cell office:value-type="string">
            <text:p>11.109231</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101</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PAGANELLA</text:p>
          </table:table-cell>
          <table:table-cell office:value-type="string">
            <text:p>Via Aeroporto 27/1, Trento</text:p>
          </table:table-cell>
          <table:table-cell office:value-type="string">
            <text:p>Via Aeroporto, 27/1, Trient, Italien</text:p>
          </table:table-cell>
          <table:table-cell office:value-type="string">
            <text:p>Via Aeroporto, 27/1, Trento, Italy</text:p>
          </table:table-cell>
          <table:table-cell office:value-type="string">
            <text:p>0461/990355</text:p>
          </table:table-cell>
          <table:table-cell/>
          <table:table-cell office:value-type="string">
            <text:p>ristorante.paganella@gmail.com</text:p>
          </table:table-cell>
          <table:table-cell office:value-type="string">
            <text:p>12,00-15,00/19,00-21,30</text:p>
          </table:table-cell>
          <table:table-cell office:value-type="string">
            <text:p>12,00-15,00/19,00-21,30 Uhr</text:p>
          </table:table-cell>
          <table:table-cell office:value-type="string">
            <text:p>12 noon-3pm /7pm-9.30pm</text:p>
          </table:table-cell>
          <table:table-cell office:value-type="string">
            <text:p>domenica</text:p>
          </table:table-cell>
          <table:table-cell office:value-type="string">
            <text:p>Sonntag</text:p>
          </table:table-cell>
          <table:table-cell office:value-type="string">
            <text:p>Sunday</text:p>
          </table:table-cell>
          <table:table-cell office:value-type="string">
            <text:p>7,50 - 12</text:p>
          </table:table-cell>
          <table:table-cell table:number-columns-repeated="2" table:style-name="ce4" office:value-type="string">
            <text:p>7,50 - 12</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paganella.jpg</text:p>
          </table:table-cell>
          <table:table-cell table:number-columns-repeated="3"/>
          <table:table-cell table:number-columns-repeated="2" office:value-type="float" office:value="0">
            <text:p>0</text:p>
          </table:table-cell>
          <table:table-cell office:value-type="string">
            <text:p>46.108083</text:p>
          </table:table-cell>
          <table:table-cell office:value-type="string">
            <text:p>11.110071</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02</text:p>
          </table:table-cell>
          <table:table-cell office:value-type="string">
            <text:p>ristorazione</text:p>
          </table:table-cell>
          <table:table-cell office:value-type="string">
            <text:p>it</text:p>
          </table:table-cell>
          <table:table-cell office:value-type="string">
            <text:p>Trattoria; Pizzeria</text:p>
          </table:table-cell>
          <table:table-cell office:value-type="string">
            <text:p>Gastwirtschaft; Pizzeria</text:p>
          </table:table-cell>
          <table:table-cell office:value-type="string">
            <text:p>Trattoria (family restaurant); Pizzeria</text:p>
          </table:table-cell>
          <table:table-cell office:value-type="string">
            <text:p>BIANCOSPINO</text:p>
          </table:table-cell>
          <table:table-cell office:value-type="string">
            <text:p>Via Pont dei Vodi 39 – Spini di Gardolo, Trento</text:p>
          </table:table-cell>
          <table:table-cell office:value-type="string">
            <text:p>Via Al Pont dei Vodi, 39, Trient, Italien</text:p>
          </table:table-cell>
          <table:table-cell office:value-type="string">
            <text:p>Via Al Pont dei Vodi, 39, Trento, Italy</text:p>
          </table:table-cell>
          <table:table-cell office:value-type="string">
            <text:p>0461/1820422</text:p>
          </table:table-cell>
          <table:table-cell/>
          <table:table-cell office:value-type="string">
            <text:p>info@biancospino.info</text:p>
          </table:table-cell>
          <table:table-cell office:value-type="string">
            <text:p>10,00-15,00/18,00-22,00</text:p>
          </table:table-cell>
          <table:table-cell office:value-type="string">
            <text:p>10,00-15,00/18,00-22,00 Uhr</text:p>
          </table:table-cell>
          <table:table-cell office:value-type="string">
            <text:p>10am-3pm/6pm-10pm</text:p>
          </table:table-cell>
          <table:table-cell office:value-type="string">
            <text:p>domenica</text:p>
          </table:table-cell>
          <table:table-cell office:value-type="string">
            <text:p>Sonntag</text:p>
          </table:table-cell>
          <table:table-cell office:value-type="string">
            <text:p>Sunday</text:p>
          </table:table-cell>
          <table:table-cell office:value-type="string">
            <text:p>10 - 12</text:p>
          </table:table-cell>
          <table:table-cell table:number-columns-repeated="2" table:style-name="ce4" office:value-type="string">
            <text:p>10 - 12</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biancospino.jpg</text:p>
          </table:table-cell>
          <table:table-cell table:number-columns-repeated="3"/>
          <table:table-cell table:number-columns-repeated="2" office:value-type="float" office:value="0">
            <text:p>0</text:p>
          </table:table-cell>
          <table:table-cell office:value-type="string">
            <text:p>46.12269</text:p>
          </table:table-cell>
          <table:table-cell office:value-type="string">
            <text:p>11.090995</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03</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L CAVALIERE</text:p>
          </table:table-cell>
          <table:table-cell office:value-type="string">
            <text:p>Piazza G. Manci 14 – Povo, Trento</text:p>
          </table:table-cell>
          <table:table-cell office:value-type="string">
            <text:p>Piazza G. Manci, 14, Trient, Italien</text:p>
          </table:table-cell>
          <table:table-cell office:value-type="string">
            <text:p>Piazza G. Manci, 14 – Povo, Trento, Italy</text:p>
          </table:table-cell>
          <table:table-cell office:value-type="string">
            <text:p>0461/816125</text:p>
          </table:table-cell>
          <table:table-cell/>
          <table:table-cell office:value-type="string">
            <text:p>alcavalierepovo@yahoo.it</text:p>
          </table:table-cell>
          <table:table-cell office:value-type="string">
            <text:p>12,00-14,30/17,00-23,00</text:p>
          </table:table-cell>
          <table:table-cell office:value-type="string">
            <text:p>12,00-14,30/17,00-23,00 Uhr</text:p>
          </table:table-cell>
          <table:table-cell office:value-type="string">
            <text:p>12noon - 2.30pm/5pm - 11pm</text:p>
          </table:table-cell>
          <table:table-cell office:value-type="string">
            <text:p>sempre aperto</text:p>
          </table:table-cell>
          <table:table-cell office:value-type="string">
            <text:p>immer geöffnet</text:p>
          </table:table-cell>
          <table:table-cell office:value-type="string">
            <text:p>always open</text:p>
          </table:table-cell>
          <table:table-cell office:value-type="string">
            <text:p>12 - 25</text:p>
          </table:table-cell>
          <table:table-cell table:number-columns-repeated="2" table:style-name="ce4" office:value-type="string">
            <text:p>12 - 25</text:p>
          </table:table-cell>
          <table:table-cell office:value-type="string">
            <text:p>Parcheggio; Ascensore; Ingresso con gradini; Servizi igienici dedicati;</text:p>
          </table:table-cell>
          <table:table-cell office:value-type="string">
            <text:p>Parkplatz; Aufzug; Eingang mit Stufen; behindertengerechte Toiletten;</text:p>
          </table:table-cell>
          <table:table-cell office:value-type="string">
            <text:p>Car-park; lift; entrance with steps; disabled toilets;</text:p>
          </table:table-cell>
          <table:table-cell office:value-type="string">
            <text:p>cavaliere.jpg</text:p>
          </table:table-cell>
          <table:table-cell table:number-columns-repeated="3"/>
          <table:table-cell table:number-columns-repeated="2" office:value-type="float" office:value="0">
            <text:p>0</text:p>
          </table:table-cell>
          <table:table-cell office:value-type="string">
            <text:p>46.066118</text:p>
          </table:table-cell>
          <table:table-cell office:value-type="string">
            <text:p>11.154802</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04</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AL PAROL</text:p>
          </table:table-cell>
          <table:table-cell office:value-type="string">
            <text:p>Via Mesiano 40, Trento</text:p>
          </table:table-cell>
          <table:table-cell office:value-type="string">
            <text:p>Via Mesiano, 40, Trient, Italien</text:p>
          </table:table-cell>
          <table:table-cell office:value-type="string">
            <text:p>Via Mesiano, 40, Trento, Italy</text:p>
          </table:table-cell>
          <table:table-cell office:value-type="string">
            <text:p>0461/239951</text:p>
          </table:table-cell>
          <table:table-cell table:number-columns-repeated="2"/>
          <table:table-cell office:value-type="string">
            <text:p>12,00-14,00/19,00-22,00</text:p>
          </table:table-cell>
          <table:table-cell office:value-type="string">
            <text:p>12,00-14,00/19,00-22,00 Uhr</text:p>
          </table:table-cell>
          <table:table-cell office:value-type="string">
            <text:p>12noon - 2pm/7pm - 10pm</text:p>
          </table:table-cell>
          <table:table-cell office:value-type="string">
            <text:p>domenica</text:p>
          </table:table-cell>
          <table:table-cell office:value-type="string">
            <text:p>Sonntag</text:p>
          </table:table-cell>
          <table:table-cell office:value-type="string">
            <text:p>Sunday</text:p>
          </table:table-cell>
          <table:table-cell table:style-name="ce2" office:value-type="string">
            <text:p>25-30</text:p>
          </table:table-cell>
          <table:table-cell table:number-columns-repeated="2" table:style-name="ce4" office:value-type="string">
            <text:p>20 - 25</text:p>
          </table:table-cell>
          <table:table-cell office:value-type="string">
            <text:p>Parcheggio; Rampa di accesso;</text:p>
          </table:table-cell>
          <table:table-cell office:value-type="string">
            <text:p>Parkplatz; Zufahrtsrampe;</text:p>
          </table:table-cell>
          <table:table-cell office:value-type="string">
            <text:p>Car park; access ramp;</text:p>
          </table:table-cell>
          <table:table-cell office:value-type="string">
            <text:p>parol.jpg</text:p>
          </table:table-cell>
          <table:table-cell table:number-columns-repeated="3"/>
          <table:table-cell office:value-type="float" office:value="0">
            <text:p>0</text:p>
          </table:table-cell>
          <table:table-cell office:value-type="float" office:value="240">
            <text:p>240</text:p>
          </table:table-cell>
          <table:table-cell office:value-type="string">
            <text:p>46.066785</text:p>
          </table:table-cell>
          <table:table-cell office:value-type="string">
            <text:p>11.140414</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105</text:p>
          </table:table-cell>
          <table:table-cell office:value-type="string">
            <text:p>ristorazione</text:p>
          </table:table-cell>
          <table:table-cell office:value-type="string">
            <text:p>it</text:p>
          </table:table-cell>
          <table:table-cell office:value-type="string">
            <text:p>Ristorante; Pizzeria; Bar</text:p>
          </table:table-cell>
          <table:table-cell table:number-columns-repeated="2" office:value-type="string">
            <text:p>Restaurant; Pizzeria; Bar</text:p>
          </table:table-cell>
          <table:table-cell office:value-type="string">
            <text:p>LA CAMPANELLA</text:p>
          </table:table-cell>
          <table:table-cell office:value-type="string">
            <text:p>Loc. Cimirlo 19 – Povo, Trento</text:p>
          </table:table-cell>
          <table:table-cell office:value-type="string">
            <text:p>Loc. Cimirlo, 19, Trient, Italien</text:p>
          </table:table-cell>
          <table:table-cell office:value-type="string">
            <text:p>Loc. Cimirlo, 19, Trento, Italy</text:p>
          </table:table-cell>
          <table:table-cell office:value-type="string">
            <text:p>0461/811210</text:p>
          </table:table-cell>
          <table:table-cell office:value-type="string">
            <text:p>http://www.ristorantelacampanella.it</text:p>
          </table:table-cell>
          <table:table-cell office:value-type="string">
            <text:p>samuel.grisenti@tin.it</text:p>
          </table:table-cell>
          <table:table-cell office:value-type="string">
            <text:p>Lunedì-Martedì-Giovedì 10.30 - 15.30 19.00 - 24.00 Venerdì-Sabato-Domenica 10.30 - 24.00</text:p>
          </table:table-cell>
          <table:table-cell office:value-type="string">
            <text:p>Montag, Dienstag, Donnerstag 10.30 - 15.30/19.00 - 24.00 Uhr - Freitag, Samstag, Sonntag 10.30 - 24.00 Uhr</text:p>
          </table:table-cell>
          <table:table-cell office:value-type="string">
            <text:p>Monday-Tuesday-Thursday 10.30am - 3.30pm / 7pm - 12midnight Friday-Saturday-Sunday 10.30am - 12midnight</text:p>
          </table:table-cell>
          <table:table-cell office:value-type="string">
            <text:p>mercoledì</text:p>
          </table:table-cell>
          <table:table-cell office:value-type="string">
            <text:p>Mittwoch</text:p>
          </table:table-cell>
          <table:table-cell office:value-type="string">
            <text:p>Wednesday</text:p>
          </table:table-cell>
          <table:table-cell table:style-name="ce2" office:value-type="string">
            <text:p>Antipasti 6,00 - 8,00 Primi 7,50 - 12,00 Secondi 9,00 - 20,00</text:p>
          </table:table-cell>
          <table:table-cell table:number-columns-repeated="2" table:style-name="ce4" office:value-type="string">
            <text:p>10 - 18</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campanella.jpg</text:p>
          </table:table-cell>
          <table:table-cell table:number-columns-repeated="3"/>
          <table:table-cell office:value-type="float" office:value="0">
            <text:p>0</text:p>
          </table:table-cell>
          <table:table-cell office:value-type="float" office:value="150">
            <text:p>150</text:p>
          </table:table-cell>
          <table:table-cell office:value-type="string">
            <text:p>46.067871</text:p>
          </table:table-cell>
          <table:table-cell office:value-type="string">
            <text:p>11.184293</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106</text:p>
          </table:table-cell>
          <table:table-cell office:value-type="string">
            <text:p>ristorazione</text:p>
          </table:table-cell>
          <table:table-cell office:value-type="string">
            <text:p>it</text:p>
          </table:table-cell>
          <table:table-cell office:value-type="string">
            <text:p>Trattoria</text:p>
          </table:table-cell>
          <table:table-cell office:value-type="string">
            <text:p>Gastwirtschaft</text:p>
          </table:table-cell>
          <table:table-cell office:value-type="string">
            <text:p>Trattoria (family restaurant)</text:p>
          </table:table-cell>
          <table:table-cell office:value-type="string">
            <text:p>LA CANTINA</text:p>
          </table:table-cell>
          <table:table-cell office:value-type="string">
            <text:p>Via Salè 8 - Povo, Trento</text:p>
          </table:table-cell>
          <table:table-cell office:value-type="string">
            <text:p>Via Salè, 8, Trient, Italien</text:p>
          </table:table-cell>
          <table:table-cell office:value-type="string">
            <text:p>Via Salè 8, Trento, Italy</text:p>
          </table:table-cell>
          <table:table-cell office:value-type="string">
            <text:p>0461/811709</text:p>
          </table:table-cell>
          <table:table-cell/>
          <table:table-cell office:value-type="string">
            <text:p>ristorantelacantina@alice.it</text:p>
          </table:table-cell>
          <table:table-cell office:value-type="string">
            <text:p>19,30-23,00</text:p>
          </table:table-cell>
          <table:table-cell office:value-type="string">
            <text:p>19,30-23,00 Uhr</text:p>
          </table:table-cell>
          <table:table-cell office:value-type="string">
            <text:p>7.30pm -11pm</text:p>
          </table:table-cell>
          <table:table-cell office:value-type="string">
            <text:p>domenica</text:p>
          </table:table-cell>
          <table:table-cell office:value-type="string">
            <text:p>Sonntag</text:p>
          </table:table-cell>
          <table:table-cell office:value-type="string">
            <text:p>Sunday</text:p>
          </table:table-cell>
          <table:table-cell office:value-type="string">
            <text:p>20 - 25</text:p>
          </table:table-cell>
          <table:table-cell table:number-columns-repeated="2" table:style-name="ce4" office:value-type="string">
            <text:p>20 - 25</text:p>
          </table:table-cell>
          <table:table-cell office:value-type="string">
            <text:p>Parcheggio; Piattaforma elevatrice; Ingresso con gradini; Servizi igienici dedicati;</text:p>
          </table:table-cell>
          <table:table-cell office:value-type="string">
            <text:p>Parkplatz; Hebefläche; Eingang mit Stufen; behindertengerechte Toiletten;</text:p>
          </table:table-cell>
          <table:table-cell office:value-type="string">
            <text:p>Car-park; platform lift; entrance with steps; disabled toilets;</text:p>
          </table:table-cell>
          <table:table-cell office:value-type="string">
            <text:p>cantina.JPG</text:p>
          </table:table-cell>
          <table:table-cell table:number-columns-repeated="3"/>
          <table:table-cell office:value-type="float" office:value="1">
            <text:p>1</text:p>
          </table:table-cell>
          <table:table-cell office:value-type="float" office:value="427">
            <text:p>427</text:p>
          </table:table-cell>
          <table:table-cell office:value-type="string">
            <text:p>46.063405</text:p>
          </table:table-cell>
          <table:table-cell office:value-type="string">
            <text:p>11.152193</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07</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OROSTUBE</text:p>
          </table:table-cell>
          <table:table-cell office:value-type="string">
            <text:p>Via Sommarive 10 – Povo,Trento</text:p>
          </table:table-cell>
          <table:table-cell office:value-type="string">
            <text:p>Via Sommarive,10, Trient, Italien</text:p>
          </table:table-cell>
          <table:table-cell office:value-type="string">
            <text:p>Via Sommarive,10, Trento, Italy</text:p>
          </table:table-cell>
          <table:table-cell office:value-type="string">
            <text:p>0461/816073</text:p>
          </table:table-cell>
          <table:table-cell office:value-type="string">
            <text:p>http://www.orostube.it</text:p>
          </table:table-cell>
          <table:table-cell office:value-type="string">
            <text:p>info@orostube.it</text:p>
          </table:table-cell>
          <table:table-cell office:value-type="string">
            <text:p>12,00-14,00/18,30-23,00</text:p>
          </table:table-cell>
          <table:table-cell office:value-type="string">
            <text:p>12,00-14,00/18,30-23,00 Uhr</text:p>
          </table:table-cell>
          <table:table-cell office:value-type="string">
            <text:p>12 noon - 2pm/6.30pm - 11pm</text:p>
          </table:table-cell>
          <table:table-cell office:value-type="string">
            <text:p>Martedì, sabato e domenica a mezzogiorno</text:p>
          </table:table-cell>
          <table:table-cell office:value-type="string">
            <text:p>Dienstag, Samstag und Sonntag zu Mittag</text:p>
          </table:table-cell>
          <table:table-cell office:value-type="string">
            <text:p>Tuesday, Saturday and Sunday at lunchtime</text:p>
          </table:table-cell>
          <table:table-cell office:value-type="string">
            <text:p>10 - 18</text:p>
          </table:table-cell>
          <table:table-cell table:number-columns-repeated="2" table:style-name="ce4" office:value-type="string">
            <text:p>10 - 18</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orostube.jpg</text:p>
          </table:table-cell>
          <table:table-cell table:number-columns-repeated="3"/>
          <table:table-cell office:value-type="float" office:value="0">
            <text:p>0</text:p>
          </table:table-cell>
          <table:table-cell office:value-type="float" office:value="240">
            <text:p>240</text:p>
          </table:table-cell>
          <table:table-cell office:value-type="string">
            <text:p>46.064868</text:p>
          </table:table-cell>
          <table:table-cell office:value-type="string">
            <text:p>11.150506</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08</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CLARINA FILIPPONE</text:p>
          </table:table-cell>
          <table:table-cell office:value-type="string">
            <text:p>Via Anna Frank 7, Trento</text:p>
          </table:table-cell>
          <table:table-cell office:value-type="string">
            <text:p>Via <text:s/>Anna Frank, 7, Trient, Italien</text:p>
          </table:table-cell>
          <table:table-cell office:value-type="string">
            <text:p>Via Anna Frank, 7, Trento, Italy</text:p>
          </table:table-cell>
          <table:table-cell office:value-type="string">
            <text:p>0461/924565</text:p>
          </table:table-cell>
          <table:table-cell table:number-columns-repeated="5"/>
          <table:table-cell office:value-type="string">
            <text:p>lunedì</text:p>
          </table:table-cell>
          <table:table-cell office:value-type="string">
            <text:p>Montag</text:p>
          </table:table-cell>
          <table:table-cell office:value-type="string">
            <text:p>Monday</text:p>
          </table:table-cell>
          <table:table-cell table:number-columns-repeated="6"/>
          <table:table-cell office:value-type="string">
            <text:p>filippone.jpg</text:p>
          </table:table-cell>
          <table:table-cell table:number-columns-repeated="3"/>
          <table:table-cell table:number-columns-repeated="2" office:value-type="float" office:value="0">
            <text:p>0</text:p>
          </table:table-cell>
          <table:table-cell office:value-type="string">
            <text:p>46.050838</text:p>
          </table:table-cell>
          <table:table-cell office:value-type="string">
            <text:p>11.124874</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09</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LA TERRAZZA</text:p>
          </table:table-cell>
          <table:table-cell office:value-type="string">
            <text:p>Via Menguzzato 87, Trento</text:p>
          </table:table-cell>
          <table:table-cell office:value-type="string">
            <text:p>Via Menguzzato,87, Trient, Italien</text:p>
          </table:table-cell>
          <table:table-cell office:value-type="string">
            <text:p>Via Menguzzato,87, Trento, Italy</text:p>
          </table:table-cell>
          <table:table-cell office:value-type="string">
            <text:p>0461/390060</text:p>
          </table:table-cell>
          <table:table-cell table:number-columns-repeated="5"/>
          <table:table-cell office:value-type="string">
            <text:p>martedì</text:p>
          </table:table-cell>
          <table:table-cell office:value-type="string">
            <text:p>Dienstag</text:p>
          </table:table-cell>
          <table:table-cell office:value-type="string">
            <text:p>Tuesday</text:p>
          </table:table-cell>
          <table:table-cell table:number-columns-repeated="10"/>
          <table:table-cell table:number-columns-repeated="2" office:value-type="float" office:value="0">
            <text:p>0</text:p>
          </table:table-cell>
          <table:table-cell office:value-type="string">
            <text:p>46.040762</text:p>
          </table:table-cell>
          <table:table-cell office:value-type="string">
            <text:p>11.133414</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10</text:p>
          </table:table-cell>
          <table:table-cell office:value-type="string">
            <text:p>ristorazione</text:p>
          </table:table-cell>
          <table:table-cell office:value-type="string">
            <text:p>it</text:p>
          </table:table-cell>
          <table:table-cell table:number-columns-repeated="3" office:value-type="string">
            <text:p>Fast food</text:p>
          </table:table-cell>
          <table:table-cell office:value-type="string">
            <text:p>MCDONALD'S</text:p>
          </table:table-cell>
          <table:table-cell office:value-type="string">
            <text:p>Via Di Madonna Bianca 5, Trento</text:p>
          </table:table-cell>
          <table:table-cell office:value-type="string">
            <text:p>Via Di Madonna Bianca, 5, Trient, Italien</text:p>
          </table:table-cell>
          <table:table-cell office:value-type="string">
            <text:p>Via Di Madonna Bianca, 5, Trento, Italy</text:p>
          </table:table-cell>
          <table:table-cell office:value-type="string">
            <text:p>0461/390416</text:p>
          </table:table-cell>
          <table:table-cell/>
          <table:table-cell office:value-type="string">
            <text:p>mcdtn@libero.it</text:p>
          </table:table-cell>
          <table:table-cell office:value-type="string">
            <text:p>Luned'-gioved' e domenica 11.00 - 01.00 - venerdì 11.00 - 02.00 - sabato 11.00 - 03.00</text:p>
          </table:table-cell>
          <table:table-cell office:value-type="string">
            <text:p>Montag - Donnerstag und Sonntag 11.00 - 01.00 Uhr - Freitag 11.00 - 02.00 Uhr - Samstag 11.00 - 03.00 Uhr</text:p>
          </table:table-cell>
          <table:table-cell office:value-type="string">
            <text:p>Monday-Thursday and Sunday 11am - 1am, <text:s/>Friday 11am - 2am, Saturday 11am - 3am</text:p>
          </table:table-cell>
          <table:table-cell table:number-columns-repeated="6"/>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donald.jpg</text:p>
          </table:table-cell>
          <table:table-cell table:number-columns-repeated="3"/>
          <table:table-cell table:number-columns-repeated="2" office:value-type="float" office:value="0">
            <text:p>0</text:p>
          </table:table-cell>
          <table:table-cell office:value-type="string">
            <text:p>46.032994</text:p>
          </table:table-cell>
          <table:table-cell office:value-type="string">
            <text:p>11.132217</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1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NTICA STELLA</text:p>
          </table:table-cell>
          <table:table-cell office:value-type="string">
            <text:p>Via G. Catoni 106 – Mattarello, Trento</text:p>
          </table:table-cell>
          <table:table-cell office:value-type="string">
            <text:p>Via G. Catoni, 106, Trient, Italien</text:p>
          </table:table-cell>
          <table:table-cell office:value-type="string">
            <text:p>Via G. Catoni, 106, Trento, Italy</text:p>
          </table:table-cell>
          <table:table-cell office:value-type="string">
            <text:p>0461/944401</text:p>
          </table:table-cell>
          <table:table-cell office:value-type="string">
            <text:p>http://www.anticastellatrento.cm</text:p>
          </table:table-cell>
          <table:table-cell office:value-type="string">
            <text:p>info@anticastellatrento.com</text:p>
          </table:table-cell>
          <table:table-cell office:value-type="string">
            <text:p>12,00-14,30/19,00-23,00</text:p>
          </table:table-cell>
          <table:table-cell office:value-type="string">
            <text:p>12,00-14,30/19,00-23,00 Uhr</text:p>
          </table:table-cell>
          <table:table-cell office:value-type="string">
            <text:p>12noon-2.30pm/7pm-11pm</text:p>
          </table:table-cell>
          <table:table-cell office:value-type="string">
            <text:p>giovedì</text:p>
          </table:table-cell>
          <table:table-cell office:value-type="string">
            <text:p>Donnerstag</text:p>
          </table:table-cell>
          <table:table-cell office:value-type="string">
            <text:p>Thursday</text:p>
          </table:table-cell>
          <table:table-cell table:style-name="ce2" office:value-type="float" office:value="13">
            <text:p>13</text:p>
          </table:table-cell>
          <table:table-cell table:number-columns-repeated="2" office:value-type="float" office:value="13">
            <text:p>13</text:p>
          </table:table-cell>
          <table:table-cell office:value-type="string">
            <text:p>Parcheggio; Rampa di accesso;</text:p>
          </table:table-cell>
          <table:table-cell office:value-type="string">
            <text:p>Parkplatz; Zufahrtsrampe;</text:p>
          </table:table-cell>
          <table:table-cell office:value-type="string">
            <text:p>Car park; access ramp;</text:p>
          </table:table-cell>
          <table:table-cell office:value-type="string">
            <text:p>antica_stella.jpg</text:p>
          </table:table-cell>
          <table:table-cell table:number-columns-repeated="3"/>
          <table:table-cell office:value-type="float" office:value="0">
            <text:p>0</text:p>
          </table:table-cell>
          <table:table-cell office:value-type="float" office:value="128">
            <text:p>128</text:p>
          </table:table-cell>
          <table:table-cell office:value-type="string">
            <text:p>46.005517</text:p>
          </table:table-cell>
          <table:table-cell office:value-type="string">
            <text:p>11.127087</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112</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BARONE ROSSO</text:p>
          </table:table-cell>
          <table:table-cell office:value-type="string">
            <text:p>Via Lidorno 3 – Mattarello, Trento</text:p>
          </table:table-cell>
          <table:table-cell office:value-type="string">
            <text:p>Via Lidorno, 3, Trient, Italien</text:p>
          </table:table-cell>
          <table:table-cell office:value-type="string">
            <text:p>Via Lidorno, 3, Trento, Italy</text:p>
          </table:table-cell>
          <table:table-cell office:value-type="string">
            <text:p>0461/944999</text:p>
          </table:table-cell>
          <table:table-cell office:value-type="string">
            <text:p>http://www.aerhotel.it</text:p>
          </table:table-cell>
          <table:table-cell office:value-type="string">
            <text:p>aerhotel@aerhotel.it</text:p>
          </table:table-cell>
          <table:table-cell office:value-type="string">
            <text:p>12,00-14,00/18,30-22,00</text:p>
          </table:table-cell>
          <table:table-cell office:value-type="string">
            <text:p>12,00-14,00/18,30-22,00 Uhr</text:p>
          </table:table-cell>
          <table:table-cell office:value-type="string">
            <text:p>12noon - 2pm/6.30pm - 10pm</text:p>
          </table:table-cell>
          <table:table-cell office:value-type="string">
            <text:p>domenica sera</text:p>
          </table:table-cell>
          <table:table-cell office:value-type="string">
            <text:p>Sonntag Abend</text:p>
          </table:table-cell>
          <table:table-cell office:value-type="string">
            <text:p>Sunday evening</text:p>
          </table:table-cell>
          <table:table-cell table:style-name="ce2" office:value-type="float" office:value="25">
            <text:p>25</text:p>
          </table:table-cell>
          <table:table-cell table:number-columns-repeated="2" office:value-type="float" office:value="25">
            <text:p>25</text:p>
          </table:table-cell>
          <table:table-cell office:value-type="string">
            <text:p>Parcheggio; Rampa di accesso; Ascensore; Servizi igienici dedicati;</text:p>
          </table:table-cell>
          <table:table-cell office:value-type="string">
            <text:p>Parkplatz; Zufahrtsrampe; Aufzug; behindertengerechte Toiletten;</text:p>
          </table:table-cell>
          <table:table-cell office:value-type="string">
            <text:p>Car park; access ramp; lift; disabled toilets;</text:p>
          </table:table-cell>
          <table:table-cell office:value-type="string">
            <text:p>barone.jpg</text:p>
          </table:table-cell>
          <table:table-cell table:number-columns-repeated="3"/>
          <table:table-cell office:value-type="float" office:value="0">
            <text:p>0</text:p>
          </table:table-cell>
          <table:table-cell office:value-type="float" office:value="215">
            <text:p>215</text:p>
          </table:table-cell>
          <table:table-cell office:value-type="string">
            <text:p>46.023027</text:p>
          </table:table-cell>
          <table:table-cell office:value-type="string">
            <text:p>11.127388</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113</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LOCANDA DEL BEL SORRISO</text:p>
          </table:table-cell>
          <table:table-cell office:value-type="string">
            <text:p>Loc. Novaline 42 – Mattarello,Trento</text:p>
          </table:table-cell>
          <table:table-cell office:value-type="string">
            <text:p>Loc. Novaline, 42, Trient, Italien</text:p>
          </table:table-cell>
          <table:table-cell office:value-type="string">
            <text:p>Loc. Novaline, 42, Trento, Italy</text:p>
          </table:table-cell>
          <table:table-cell office:value-type="string">
            <text:p>0461/942194</text:p>
          </table:table-cell>
          <table:table-cell/>
          <table:table-cell office:value-type="string">
            <text:p>fra_bert@yahoo.it</text:p>
          </table:table-cell>
          <table:table-cell table:number-columns-repeated="3"/>
          <table:table-cell office:value-type="string">
            <text:p>lunedì</text:p>
          </table:table-cell>
          <table:table-cell office:value-type="string">
            <text:p>Montag</text:p>
          </table:table-cell>
          <table:table-cell office:value-type="string">
            <text:p>Monday</text:p>
          </table:table-cell>
          <table:table-cell table:number-columns-repeated="6"/>
          <table:table-cell office:value-type="string">
            <text:p>sorriso.jpg</text:p>
          </table:table-cell>
          <table:table-cell table:number-columns-repeated="3"/>
          <table:table-cell table:number-columns-repeated="2" office:value-type="float" office:value="0">
            <text:p>0</text:p>
          </table:table-cell>
          <table:table-cell office:value-type="string">
            <text:p>46.011807</text:p>
          </table:table-cell>
          <table:table-cell office:value-type="string">
            <text:p>11.140087</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14</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PINTA</text:p>
          </table:table-cell>
          <table:table-cell office:value-type="string">
            <text:p>Via Nazionale 41 – Mattarello, Trento</text:p>
          </table:table-cell>
          <table:table-cell office:value-type="string">
            <text:p>Via Nazionale, 41, Trient, Italien</text:p>
          </table:table-cell>
          <table:table-cell office:value-type="string">
            <text:p>Via Nazionale, 41, Trento, Italy</text:p>
          </table:table-cell>
          <table:table-cell office:value-type="string">
            <text:p>0461/944270</text:p>
          </table:table-cell>
          <table:table-cell/>
          <table:table-cell office:value-type="string">
            <text:p>pintasnc@yahoo.it</text:p>
          </table:table-cell>
          <table:table-cell office:value-type="string">
            <text:p>Mercoledì - sabato 9.00 - 14.30 - 17.00 - 24.00 - Lunedì 18.00 - 24.00 - Domenica 8.30 - 16.00</text:p>
          </table:table-cell>
          <table:table-cell office:value-type="string">
            <text:p>Mittwoch - Samstag 9.00 - 14.30 / 17.00 - 24.00 Uhr - Montag 18.00 - 24.00 Uhr - Sonntag 8.30 - 16.00 Uhr</text:p>
          </table:table-cell>
          <table:table-cell office:value-type="string">
            <text:p>Wednesday - Saturday 9am - 2.30pm / 5pm - 12midnight - Monday 6pm - 12midnight - Sunday 8.30am - 4pm</text:p>
          </table:table-cell>
          <table:table-cell office:value-type="string">
            <text:p>martedì</text:p>
          </table:table-cell>
          <table:table-cell office:value-type="string">
            <text:p>Dienstag</text:p>
          </table:table-cell>
          <table:table-cell office:value-type="string">
            <text:p>Tuesday</text:p>
          </table:table-cell>
          <table:table-cell table:style-name="ce2" office:value-type="string">
            <text:p>Primi 5,00 - 9,00 - Secondi 6,50 - 12,00 - Panini 3,50</text:p>
          </table:table-cell>
          <table:table-cell office:value-type="string">
            <text:p>erster Gang 5,00 - 9,00 Hauptgang 6,50 - 12,00 - Brötchen 3,50</text:p>
          </table:table-cell>
          <table:table-cell office:value-type="string">
            <text:p>First courses 5.00 - 9.00 - Main courses 6.50 - 12.00 - Sandwiches 3.50</text:p>
          </table:table-cell>
          <table:table-cell office:value-type="string">
            <text:p>Parcheggio; Ingresso con gradini; Servizi igienici dedicati;</text:p>
          </table:table-cell>
          <table:table-cell office:value-type="string">
            <text:p>Parkplatz; Eingang mit Stufen; behindertengerechte Toiletten;</text:p>
          </table:table-cell>
          <table:table-cell office:value-type="string">
            <text:p>Car park; entrance with steps; disabled toilets;</text:p>
          </table:table-cell>
          <table:table-cell office:value-type="string">
            <text:p>pinta.jpg</text:p>
          </table:table-cell>
          <table:table-cell table:number-columns-repeated="3"/>
          <table:table-cell office:value-type="float" office:value="0">
            <text:p>0</text:p>
          </table:table-cell>
          <table:table-cell office:value-type="float" office:value="240">
            <text:p>240</text:p>
          </table:table-cell>
          <table:table-cell office:value-type="string">
            <text:p>46.006475</text:p>
          </table:table-cell>
          <table:table-cell office:value-type="string">
            <text:p>11.127074</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115</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TORREFRANCA</text:p>
          </table:table-cell>
          <table:table-cell office:value-type="string">
            <text:p>Via Pomeranos 46 – Mattarello, Trento</text:p>
          </table:table-cell>
          <table:table-cell office:value-type="string">
            <text:p>Via Pomeranos,46, Trient, Italien</text:p>
          </table:table-cell>
          <table:table-cell office:value-type="string">
            <text:p>Via Pomeranos,46, Trento, Italy</text:p>
          </table:table-cell>
          <table:table-cell office:value-type="string">
            <text:p>0461/944511</text:p>
          </table:table-cell>
          <table:table-cell office:value-type="string">
            <text:p>http://www.ristorantetorrefranca.it</text:p>
          </table:table-cell>
          <table:table-cell office:value-type="string">
            <text:p>torrefranca@interfree.it</text:p>
          </table:table-cell>
          <table:table-cell office:value-type="string">
            <text:p>9,00-15,00/18,00-24,00</text:p>
          </table:table-cell>
          <table:table-cell office:value-type="string">
            <text:p>9,00-15,00/18,00-24,00 Uhr</text:p>
          </table:table-cell>
          <table:table-cell office:value-type="string">
            <text:p>9am - 3pm /6pm - 12midnight</text:p>
          </table:table-cell>
          <table:table-cell office:value-type="string">
            <text:p>lunedì</text:p>
          </table:table-cell>
          <table:table-cell office:value-type="string">
            <text:p>Montag</text:p>
          </table:table-cell>
          <table:table-cell office:value-type="string">
            <text:p>Monday</text:p>
          </table:table-cell>
          <table:table-cell office:value-type="string">
            <text:p>20 - 25; Pizzeria 10 - 15</text:p>
          </table:table-cell>
          <table:table-cell table:number-columns-repeated="2" table:style-name="ce4" office:value-type="string">
            <text:p>20 - 25; Pizzeria 10 - 15</text:p>
          </table:table-cell>
          <table:table-cell office:value-type="string">
            <text:p>Rampa di accesso; Ascensore; Servizi igienici dedicati;</text:p>
          </table:table-cell>
          <table:table-cell office:value-type="string">
            <text:p>Zufahrtsrampe; Aufzug; behindertengerechte Toiletten;</text:p>
          </table:table-cell>
          <table:table-cell office:value-type="string">
            <text:p>Access ramp; lift; disabled toilets;</text:p>
          </table:table-cell>
          <table:table-cell office:value-type="string">
            <text:p>torrefranca.jpg</text:p>
          </table:table-cell>
          <table:table-cell table:number-columns-repeated="3"/>
          <table:table-cell table:number-columns-repeated="2" office:value-type="float" office:value="0">
            <text:p>0</text:p>
          </table:table-cell>
          <table:table-cell office:value-type="string">
            <text:p>46.014295</text:p>
          </table:table-cell>
          <table:table-cell office:value-type="string">
            <text:p>11.132614</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16</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ACQUABLU</text:p>
          </table:table-cell>
          <table:table-cell office:value-type="string">
            <text:p>Via Herrsching 7 – Ravina, Trento</text:p>
          </table:table-cell>
          <table:table-cell office:value-type="string">
            <text:p>Via Herrsching, 7, Trient, Italien</text:p>
          </table:table-cell>
          <table:table-cell office:value-type="string">
            <text:p>Via Herrsching, 7 – Ravina, Trento, Italy</text:p>
          </table:table-cell>
          <table:table-cell office:value-type="string">
            <text:p>0461/917260</text:p>
          </table:table-cell>
          <table:table-cell office:value-type="string">
            <text:p>http://www.acquablusrl.it</text:p>
          </table:table-cell>
          <table:table-cell office:value-type="string">
            <text:p>acquablu.srl@alice.it</text:p>
          </table:table-cell>
          <table:table-cell office:value-type="string">
            <text:p>12,00-14,30/18,30-23,00</text:p>
          </table:table-cell>
          <table:table-cell office:value-type="string">
            <text:p>12,00-14,30/18,30-23,00 Uhr</text:p>
          </table:table-cell>
          <table:table-cell office:value-type="string">
            <text:p>12noon - 2.30pm/6.30pm - 11pm</text:p>
          </table:table-cell>
          <table:table-cell office:value-type="string">
            <text:p>domenica a pranzo, lunedì sera</text:p>
          </table:table-cell>
          <table:table-cell office:value-type="string">
            <text:p>Sonntag zu Mittag, Montag Abend</text:p>
          </table:table-cell>
          <table:table-cell office:value-type="string">
            <text:p>Sunday at lunchtime, Monday evening</text:p>
          </table:table-cell>
          <table:table-cell office:value-type="string">
            <text:p>25 - 30 (pasto completo)</text:p>
          </table:table-cell>
          <table:table-cell office:value-type="string">
            <text:p>25 - 30 (komplettes Essen)</text:p>
          </table:table-cell>
          <table:table-cell office:value-type="string">
            <text:p>25 - 30 (entire meal)</text:p>
          </table:table-cell>
          <table:table-cell office:value-type="string">
            <text:p>Parcheggio; Ascensore; Servizi igienici dedicati;</text:p>
          </table:table-cell>
          <table:table-cell office:value-type="string">
            <text:p>Parkplatz, Aufzug, behindertengerechte Toiletten;</text:p>
          </table:table-cell>
          <table:table-cell office:value-type="string">
            <text:p>Car park; lift; disabled toilets;</text:p>
          </table:table-cell>
          <table:table-cell office:value-type="string">
            <text:p>acquablu.jpeg</text:p>
          </table:table-cell>
          <table:table-cell office:value-type="string">
            <text:p>Il ristorante pizzeria Acquablu è un locale poliedrico adatto per qualsiasi situazione. Situato nel centro commerciale RAVINA SHOP a Ravina nella periferia a sud di Trento, offre un ambiente grande e accogliente, arredato in stile moderno. Dal lunedÃ¬ al venerdÃ¬ a pranzo è un self-service, adatto per chi non ha molto tempo a disposizione. La sera, il sabato e la domenica, invece, funziona come ristorante e pizzeria alla carta. Il ristorante offre sia menù <text:s/>di carne sia menù <text:s/>di pesce mentre la pizzeria propone oltre 70 tipi di pizze, per accontentare veramente tutti.</text:p>
          </table:table-cell>
          <table:table-cell office:value-type="string">
            <text:p>Das Restaurant/Pizzeria Acquablu ist ein vielseitiges Lokal, das sich für jede Gelegenheit eignet. Standort des großräumigen, gemütlichen und modern eingerichteten Restaurants ist das Einkaufszentrum RAVINA SHOP in Ravina, einem südlichen Randbezirk von Trient. Von Montag bis Freitag ist es zum Mittagstisch als Selfservice geöffnet und somit ideal für alle, die nicht viel Zeit haben. Abends, samstags und sonntags ist es ein normales Restaurant/Pizzeria mit Speisekarte. Das Restaurant bietet sowohl Fleisch- als auch Fischmenüs, während in der Pizzeria mehr als 70 Pizzasorten angeboten werden, damit jeder auf seinen Geschmack kommt.</text:p>
          </table:table-cell>
          <table:table-cell office:value-type="string">
            <text:p>The Pizzeria Restaurant Acquablu is a multifaceted restaurant suited to any occasion. It is situated the RAVINA SHOP shopping centre in Ravina, in the southern outskirts of Trento, and offers spacious welcoming interiors furnished in a contemporary style. From Monday to Friday at lunchtime it is self-service, ideal if you have little time available for your meal. In the evenings, on Saturday and Sunday, it is a à la carte restaurant and pizzeria. The restaurant offers both a fish-based menu and a meat-based menu while the pizzeria offers over 70 types of pizza, to truly satisfy everyone.</text:p>
          </table:table-cell>
          <table:table-cell office:value-type="float" office:value="0">
            <text:p>0</text:p>
          </table:table-cell>
          <table:table-cell office:value-type="float" office:value="240">
            <text:p>240</text:p>
          </table:table-cell>
          <table:table-cell office:value-type="string">
            <text:p>46.040516</text:p>
          </table:table-cell>
          <table:table-cell office:value-type="string">
            <text:p>11.111616</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1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LOCANDA MARGON</text:p>
          </table:table-cell>
          <table:table-cell office:value-type="string">
            <text:p>Via Margone 15 – Ravina, Trento</text:p>
          </table:table-cell>
          <table:table-cell office:value-type="string">
            <text:p>Via Margone, 15, Trient, Italien</text:p>
          </table:table-cell>
          <table:table-cell office:value-type="string">
            <text:p>Via Margone, 15, Trento, Italy</text:p>
          </table:table-cell>
          <table:table-cell office:value-type="string">
            <text:p>0461/349401</text:p>
          </table:table-cell>
          <table:table-cell office:value-type="string">
            <text:p>http://www.locandamargon.it</text:p>
          </table:table-cell>
          <table:table-cell office:value-type="string">
            <text:p>contact@locandamargon.it</text:p>
          </table:table-cell>
          <table:table-cell office:value-type="string">
            <text:p>12,30-14,30/19,30-22,30</text:p>
          </table:table-cell>
          <table:table-cell office:value-type="string">
            <text:p>12,30-14,30/19,30-22,30 Uhr</text:p>
          </table:table-cell>
          <table:table-cell office:value-type="string">
            <text:p>12.30pm - 2.30pm/7.30pm - 10.30pm</text:p>
          </table:table-cell>
          <table:table-cell office:value-type="string">
            <text:p>domenica sera, martedì</text:p>
          </table:table-cell>
          <table:table-cell office:value-type="string">
            <text:p>Sonntag Abend, Dienstag</text:p>
          </table:table-cell>
          <table:table-cell office:value-type="string">
            <text:p>Sunday evening, Tuesday</text:p>
          </table:table-cell>
          <table:table-cell office:value-type="string">
            <text:p>28,00 in veranda e 70,00 in Salotto Gourmet</text:p>
          </table:table-cell>
          <table:table-cell office:value-type="string">
            <text:p>28.00 auf der Veranda und 70.00 im Gourmet-Saal.</text:p>
          </table:table-cell>
          <table:table-cell office:value-type="string">
            <text:p>28.00 in the veranda and 70.00 in the Gourmet lounge</text:p>
          </table:table-cell>
          <table:table-cell office:value-type="string">
            <text:p>Parcheggio; Servizi igienici dedicati;</text:p>
          </table:table-cell>
          <table:table-cell office:value-type="string">
            <text:p>Parkplatz; behindertengerechte Toiletten;</text:p>
          </table:table-cell>
          <table:table-cell office:value-type="string">
            <text:p>Car park, disabled toilets;</text:p>
          </table:table-cell>
          <table:table-cell office:value-type="string">
            <text:p>margon.jpg</text:p>
          </table:table-cell>
          <table:table-cell office:value-type="string">
            <text:p>Terrazza naturale di rara bellezza sulla città di Trento, a 10 minuti dal centro, la Locanda Margon offre agli ospiti una duplice proposta: il Salotto Gourmet, per gli appassionati di cucina d'autore e la Veranda per chi non vuole rinunciare alla qualità anche in una cucina semplice.</text:p>
          </table:table-cell>
          <table:table-cell office:value-type="string">
            <text:p>Selten schöne Terrasse mit Blick auf die Stadt Trient. Die nur 10 Minuten vom Zentrum entfernte Locanda Margon bietet ihren Gästen zweierlei Alternativen: den Gourmet-Saal, in der topaktuelle Spitzenküche serviert wird, und die Veranda, auf der eine einfache Qualitätsküche geboten wird.</text:p>
          </table:table-cell>
          <table:table-cell office:value-type="string">
            <text:p>Set on a natural terrace of unparalleled beauty overlooking the town of Trento, 10 minutes from the town centre, Locanda Margon offers its guest two options: the Gourmet lounge for lovers of signature cuisine and the Veranda for those who do not want to forsake quality while choosing a simpler cuisine.</text:p>
          </table:table-cell>
          <table:table-cell table:number-columns-repeated="2" office:value-type="float" office:value="0">
            <text:p>0</text:p>
          </table:table-cell>
          <table:table-cell office:value-type="string">
            <text:p>46.025471</text:p>
          </table:table-cell>
          <table:table-cell office:value-type="string">
            <text:p>11.107861</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18</text:p>
          </table:table-cell>
          <table:table-cell office:value-type="string">
            <text:p>ristorazione</text:p>
          </table:table-cell>
          <table:table-cell office:value-type="string">
            <text:p>it</text:p>
          </table:table-cell>
          <table:table-cell office:value-type="string">
            <text:p>Ristorante; Osteria tipica</text:p>
          </table:table-cell>
          <table:table-cell office:value-type="string">
            <text:p>Restaurant; Typische Osteria</text:p>
          </table:table-cell>
          <table:table-cell office:value-type="string">
            <text:p>Restaurant; Typical Osteria</text:p>
          </table:table-cell>
          <table:table-cell office:value-type="string">
            <text:p>MAS DELA FAM</text:p>
          </table:table-cell>
          <table:table-cell office:value-type="string">
            <text:p>Via Stella 18 – Ravina, Trento</text:p>
          </table:table-cell>
          <table:table-cell office:value-type="string">
            <text:p>Via Stella, 18, Trient, Italien</text:p>
          </table:table-cell>
          <table:table-cell office:value-type="string">
            <text:p>Via Stella, 18, Trento, Italy</text:p>
          </table:table-cell>
          <table:table-cell office:value-type="string">
            <text:p>0461/349114</text:p>
          </table:table-cell>
          <table:table-cell office:value-type="string">
            <text:p>http://www.masdelafam.it</text:p>
          </table:table-cell>
          <table:table-cell office:value-type="string">
            <text:p>info@masdelafam.it</text:p>
          </table:table-cell>
          <table:table-cell office:value-type="string">
            <text:p>11,00-24,00</text:p>
          </table:table-cell>
          <table:table-cell office:value-type="string">
            <text:p>11,00-24,00 Uhr</text:p>
          </table:table-cell>
          <table:table-cell office:value-type="string">
            <text:p>11am - 12midnight</text:p>
          </table:table-cell>
          <table:table-cell office:value-type="string">
            <text:p>aperto tutti i giorni</text:p>
          </table:table-cell>
          <table:table-cell office:value-type="string">
            <text:p>Täglich geöffnet</text:p>
          </table:table-cell>
          <table:table-cell office:value-type="string">
            <text:p>open every day</text:p>
          </table:table-cell>
          <table:table-cell office:value-type="string">
            <text:p>25 - 35 (bevande escluse)</text:p>
          </table:table-cell>
          <table:table-cell office:value-type="string">
            <text:p>25 - 35 (außer Getränke)</text:p>
          </table:table-cell>
          <table:table-cell office:value-type="string">
            <text:p>25 – 35 (drinks not included)</text:p>
          </table:table-cell>
          <table:table-cell office:value-type="string">
            <text:p>Parcheggio; Rampa di accesso; Ingresso con gradini; Servizi igienici dedicati;</text:p>
          </table:table-cell>
          <table:table-cell office:value-type="string">
            <text:p>Parkplatz; Zufahrtsrampe; Eingang mit Treppen; behindertengerechte Toiletten;</text:p>
          </table:table-cell>
          <table:table-cell office:value-type="string">
            <text:p>Car-park; access ramp; entrance with steps; disabled toilets;</text:p>
          </table:table-cell>
          <table:table-cell office:value-type="string">
            <text:p>fam.png</text:p>
          </table:table-cell>
          <table:table-cell office:value-type="string">
            <text:p>Ristorante con cucina tipica trentina immerso nel verde delle vigne da cui si producono due vini "rossorubio" e "trebolle". Dislocato su tre piani offre la possibilità di pranzi e cene intime o di lavoro in locali riservati. L'ideale per banchetti nuziali e feste, disponiamo anche di ampia sala convegni. Vari giardini e terrazze per mangiare all'aperto.</text:p>
          </table:table-cell>
          <table:table-cell office:value-type="string">
            <text:p>Restaurant mit typisch Trentiner Küche inmitten der Weinberge, aus denen die zwei Weine "Rossorubio" und "Trebolle" hervorgehen. Das über drei Etagen eingerichtete Restaurant bietet die Möglichkeit für intime Mittag- und Abendessen oder aber räumlich getrennte Arbeitsessen. Ideal für Hochzeitsbanketts und Feste. Darüber hinaus verfügen wir über einen großen Kongresssaal. Mehrere Gärten und Terrassen, die zum Essen im Freien einladen.</text:p>
          </table:table-cell>
          <table:table-cell office:value-type="string">
            <text:p>Restaurant serving typical Trentino cuisine, surrounded by lush vineyards that produce two wines: "rossorubio" and "trebolle". Distributed over three different floors; private rooms are also available for intimate or business lunches and dinners. Excellent for wedding receptions or parties; we also have a large conference room. Several gardens and terraces are available for eating out in the open air.</text:p>
          </table:table-cell>
          <table:table-cell office:value-type="float" office:value="0">
            <text:p>0</text:p>
          </table:table-cell>
          <table:table-cell office:value-type="float" office:value="213">
            <text:p>213</text:p>
          </table:table-cell>
          <table:table-cell office:value-type="string">
            <text:p>46.02562</text:p>
          </table:table-cell>
          <table:table-cell office:value-type="string">
            <text:p>11.110844</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19</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SMORZA</text:p>
          </table:table-cell>
          <table:table-cell office:value-type="string">
            <text:p>Via dei Rimoni 26 – Romagnano, Trento</text:p>
          </table:table-cell>
          <table:table-cell office:value-type="string">
            <text:p>Via dei Rimoni, 26, Trient, Italien</text:p>
          </table:table-cell>
          <table:table-cell office:value-type="string">
            <text:p>Via dei Rimoni, 26, Trento, Italy</text:p>
          </table:table-cell>
          <table:table-cell office:value-type="string">
            <text:p>0461/349130</text:p>
          </table:table-cell>
          <table:table-cell/>
          <table:table-cell office:value-type="string">
            <text:p>smorza04@virgilio.it</text:p>
          </table:table-cell>
          <table:table-cell office:value-type="string">
            <text:p>Bar 07.00 - 23.00 Cucina 12.00 - 14.00 18.00 - 22.00 Pizza 12.00 - 14.00 18.00 - 23.00</text:p>
          </table:table-cell>
          <table:table-cell office:value-type="string">
            <text:p>Bar 07.00 - 23.00 Uhr - Küche 12.00 - 14.00 / 18.00 - 22.00 Uhr - Pizza 12.00 - 14.00 / 18.00 - 23.00 Uhr</text:p>
          </table:table-cell>
          <table:table-cell office:value-type="string">
            <text:p>Bar 7am - 11pm Restaurant 12noon - 2pm/6pm - 10pm Pizzeria 12noon - 2pm/6pm - 11pm</text:p>
          </table:table-cell>
          <table:table-cell office:value-type="string">
            <text:p>Martedì e sabato a mezzogiorno</text:p>
          </table:table-cell>
          <table:table-cell office:value-type="string">
            <text:p>Dienstag und Samstag zu Mittag</text:p>
          </table:table-cell>
          <table:table-cell office:value-type="string">
            <text:p>Tuesday and Saturday at lunchtime</text:p>
          </table:table-cell>
          <table:table-cell office:value-type="string">
            <text:p>4 - 16</text:p>
          </table:table-cell>
          <table:table-cell table:number-columns-repeated="2" table:style-name="ce4" office:value-type="string">
            <text:p>4 - 16</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Smorza.jpg</text:p>
          </table:table-cell>
          <table:table-cell office:value-type="string">
            <text:p>Offre 45 anni di attività a conduzione famigliare, oltre 60 pizze per tutti i gusti e i suoi risotti del giorno accompagnati dal buon vino scelto da Adriano.</text:p>
          </table:table-cell>
          <table:table-cell office:value-type="string">
            <text:p>Seit 45 Jahren steht dieses Lokal unter familiärer Leitung. Mehr als 60 Pizzen, unter denen jeder die richtige findet, und leckere, von einem von Adriano ausgewählten Wein begleitete Risottos</text:p>
          </table:table-cell>
          <table:table-cell office:value-type="string">
            <text:p>Boasting 45 years of family-run business, it serves over 60 types of pizzas for all tastes as well as its risottos of the day, to be enjoyed with a good wine selected by Adriano.</text:p>
          </table:table-cell>
          <table:table-cell office:value-type="float" office:value="0">
            <text:p>0</text:p>
          </table:table-cell>
          <table:table-cell office:value-type="float" office:value="215">
            <text:p>215</text:p>
          </table:table-cell>
          <table:table-cell office:value-type="string">
            <text:p>46.017797</text:p>
          </table:table-cell>
          <table:table-cell office:value-type="string">
            <text:p>11.107411</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20</text:p>
          </table:table-cell>
          <table:table-cell office:value-type="string">
            <text:p>ristorazione</text:p>
          </table:table-cell>
          <table:table-cell office:value-type="string">
            <text:p>it</text:p>
          </table:table-cell>
          <table:table-cell office:value-type="string">
            <text:p>Agritur</text:p>
          </table:table-cell>
          <table:table-cell office:value-type="string">
            <text:p>Agritourismusbetrieb</text:p>
          </table:table-cell>
          <table:table-cell office:value-type="string">
            <text:p>Agritur (Farmhouse Inn)</text:p>
          </table:table-cell>
          <table:table-cell office:value-type="string">
            <text:p>MALGA BRIGOLINA</text:p>
          </table:table-cell>
          <table:table-cell office:value-type="string">
            <text:p>Via della Brigolina 6</text:p>
          </table:table-cell>
          <table:table-cell office:value-type="string">
            <text:p>Via della Brigolina, 6, Trient, Italien</text:p>
          </table:table-cell>
          <table:table-cell office:value-type="string">
            <text:p>Via della Brigolina, 6 , Trento, Italy</text:p>
          </table:table-cell>
          <table:table-cell office:value-type="string">
            <text:p>0461/947474</text:p>
          </table:table-cell>
          <table:table-cell table:number-columns-repeated="2"/>
          <table:table-cell office:value-type="string">
            <text:p>9,00-22,00</text:p>
          </table:table-cell>
          <table:table-cell office:value-type="string">
            <text:p>9,00-22,00 Uhr</text:p>
          </table:table-cell>
          <table:table-cell office:value-type="string">
            <text:p>9am -10pm</text:p>
          </table:table-cell>
          <table:table-cell office:value-type="string">
            <text:p>lunedì</text:p>
          </table:table-cell>
          <table:table-cell office:value-type="string">
            <text:p>Montag</text:p>
          </table:table-cell>
          <table:table-cell office:value-type="string">
            <text:p>Monday</text:p>
          </table:table-cell>
          <table:table-cell table:style-name="ce2" office:value-type="float" office:value="25">
            <text:p>25</text:p>
          </table:table-cell>
          <table:table-cell table:number-columns-repeated="2" table:style-name="ce4" office:value-type="string">
            <text:p>15 - 25</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Brigolina.jpg</text:p>
          </table:table-cell>
          <table:table-cell table:number-columns-repeated="3"/>
          <table:table-cell office:value-type="float" office:value="0">
            <text:p>0</text:p>
          </table:table-cell>
          <table:table-cell office:value-type="float" office:value="213">
            <text:p>213</text:p>
          </table:table-cell>
          <table:table-cell office:value-type="string">
            <text:p>46.065013</text:p>
          </table:table-cell>
          <table:table-cell office:value-type="string">
            <text:p>11.081404</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121</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 Pizzeria</text:p>
          </table:table-cell>
          <table:table-cell office:value-type="string">
            <text:p>CANDRIAI ALLA POSTA</text:p>
          </table:table-cell>
          <table:table-cell office:value-type="string">
            <text:p>Strada di Candriai 29, Trento</text:p>
          </table:table-cell>
          <table:table-cell office:value-type="string">
            <text:p>Strada di Candriai, 29, Trient, Italien</text:p>
          </table:table-cell>
          <table:table-cell office:value-type="string">
            <text:p>Strada di Candriai, 29, Trento, Italy</text:p>
          </table:table-cell>
          <table:table-cell office:value-type="string">
            <text:p>0461/947207</text:p>
          </table:table-cell>
          <table:table-cell office:value-type="string">
            <text:p>http://www.hotelcandriai.it</text:p>
          </table:table-cell>
          <table:table-cell office:value-type="string">
            <text:p>info@hotelcandriai.it</text:p>
          </table:table-cell>
          <table:table-cell office:value-type="string">
            <text:p>12.00 - 15.00 18.00 - 22.00</text:p>
          </table:table-cell>
          <table:table-cell office:value-type="string">
            <text:p>12.00 - 15:00 18:00 - 22.00 Uhr</text:p>
          </table:table-cell>
          <table:table-cell office:value-type="string">
            <text:p>12noon - 3pm 6pm - 10pm</text:p>
          </table:table-cell>
          <table:table-cell office:value-type="string">
            <text:p>lunedì</text:p>
          </table:table-cell>
          <table:table-cell office:value-type="string">
            <text:p>Montag</text:p>
          </table:table-cell>
          <table:table-cell office:value-type="string">
            <text:p>Monday</text:p>
          </table:table-cell>
          <table:table-cell office:value-type="string">
            <text:p>15 - 25</text:p>
          </table:table-cell>
          <table:table-cell table:number-columns-repeated="2" table:style-name="ce4" office:value-type="string">
            <text:p>20 - 25</text:p>
          </table:table-cell>
          <table:table-cell office:value-type="string">
            <text:p>Parcheggio; Rampa di accesso; Ascensore; Servizi igienici dedicati;</text:p>
          </table:table-cell>
          <table:table-cell office:value-type="string">
            <text:p>Parkplatz; Zufahrtsrampe; Aufzug; behindertengerechte Toiletten;</text:p>
          </table:table-cell>
          <table:table-cell office:value-type="string">
            <text:p>Car park; access ramp; lift; disabled toilets;</text:p>
          </table:table-cell>
          <table:table-cell office:value-type="string">
            <text:p>candriai_posta.jpg</text:p>
          </table:table-cell>
          <table:table-cell table:number-columns-repeated="3"/>
          <table:table-cell table:number-columns-repeated="2" office:value-type="float" office:value="0">
            <text:p>0</text:p>
          </table:table-cell>
          <table:table-cell office:value-type="string">
            <text:p>46.065132</text:p>
          </table:table-cell>
          <table:table-cell office:value-type="string">
            <text:p>11.08385</text:p>
          </table:table-cell>
          <table:table-cell office:value-type="string">
            <text:p>27/05/2014 16:00 AM +0100</text:p>
          </table:table-cell>
          <table:table-cell office:value-type="float" office:value="1">
            <text:p>1</text:p>
          </table:table-cell>
          <table:table-cell table:number-columns-repeated="989"/>
        </table:table-row>
        <table:table-row table:style-name="ro1">
          <table:table-cell office:value-type="string">
            <text:p>ristorazione.1122</text:p>
          </table:table-cell>
          <table:table-cell office:value-type="string">
            <text:p>ristorazione</text:p>
          </table:table-cell>
          <table:table-cell office:value-type="string">
            <text:p>it</text:p>
          </table:table-cell>
          <table:table-cell office:value-type="string">
            <text:p>Agritur</text:p>
          </table:table-cell>
          <table:table-cell office:value-type="string">
            <text:p>Agritourismusbetrieb</text:p>
          </table:table-cell>
          <table:table-cell office:value-type="string">
            <text:p>Agritur (Farmhouse Inn)</text:p>
          </table:table-cell>
          <table:table-cell office:value-type="string">
            <text:p>MALGA CANDRIAI</text:p>
          </table:table-cell>
          <table:table-cell office:value-type="string">
            <text:p>Strada di Candriai 4, Trento</text:p>
          </table:table-cell>
          <table:table-cell office:value-type="string">
            <text:p>Strada di Candriai, 4, Trient, Italien</text:p>
          </table:table-cell>
          <table:table-cell office:value-type="string">
            <text:p>Strada di Candriai, 4, Trento, Italy</text:p>
          </table:table-cell>
          <table:table-cell office:value-type="string">
            <text:p>0461/947526</text:p>
          </table:table-cell>
          <table:table-cell office:value-type="string">
            <text:p>http://www.malgacandriai.it</text:p>
          </table:table-cell>
          <table:table-cell office:value-type="string">
            <text:p>claudiaodorizzi@ikonart.it</text:p>
          </table:table-cell>
          <table:table-cell office:value-type="string">
            <text:p>Venerdì, sabato e domenica 12.00 - 14.00 19.30 - 22.00</text:p>
          </table:table-cell>
          <table:table-cell office:value-type="string">
            <text:p>Freitag, Samstag und Sonntag 12.00 - 14.00 / 19.30 - 22.00 Uhr</text:p>
          </table:table-cell>
          <table:table-cell office:value-type="string">
            <text:p>Friday, Saturday and Sunday 12noon - 2pm 7.30pm - 10pm</text:p>
          </table:table-cell>
          <table:table-cell table:number-columns-repeated="3"/>
          <table:table-cell office:value-type="string">
            <text:p>20 - 25</text:p>
          </table:table-cell>
          <table:table-cell table:number-columns-repeated="2" table:style-name="ce4" office:value-type="string">
            <text:p>20 - 25</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office:value-type="string">
            <text:p>candriai.jpg</text:p>
          </table:table-cell>
          <table:table-cell table:number-columns-repeated="3"/>
          <table:table-cell table:number-columns-repeated="2" office:value-type="float" office:value="0">
            <text:p>0</text:p>
          </table:table-cell>
          <table:table-cell office:value-type="string">
            <text:p>46.067023</text:p>
          </table:table-cell>
          <table:table-cell office:value-type="string">
            <text:p>11.082069</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23</text:p>
          </table:table-cell>
          <table:table-cell office:value-type="string">
            <text:p>ristorazione</text:p>
          </table:table-cell>
          <table:table-cell office:value-type="string">
            <text:p>it</text:p>
          </table:table-cell>
          <table:table-cell office:value-type="string">
            <text:p>Agritur</text:p>
          </table:table-cell>
          <table:table-cell office:value-type="string">
            <text:p>Agritourismusbetrieb</text:p>
          </table:table-cell>
          <table:table-cell office:value-type="string">
            <text:p>Agritur (Farmhouse Inn)</text:p>
          </table:table-cell>
          <table:table-cell office:value-type="string">
            <text:p>BELLAVISTA</text:p>
          </table:table-cell>
          <table:table-cell office:value-type="string">
            <text:p>Via delle Canope 62 – Meano, Trento</text:p>
          </table:table-cell>
          <table:table-cell office:value-type="string">
            <text:p>Via delle Canope, 62, Trient, Italien</text:p>
          </table:table-cell>
          <table:table-cell office:value-type="string">
            <text:p>Via delle Canope, 62, Trento, Italy</text:p>
          </table:table-cell>
          <table:table-cell office:value-type="string">
            <text:p>340/0526939</text:p>
          </table:table-cell>
          <table:table-cell table:number-columns-repeated="2"/>
          <table:table-cell office:value-type="string">
            <text:p>Giovedì, venerdì, sabato 19.30 - 22.30 Domenica 12.00 - 14.30 19.30 - 22.30</text:p>
          </table:table-cell>
          <table:table-cell office:value-type="string">
            <text:p>Donnerstag, Freitag, Samstag 19.30 - 22.30 Uhr - Sonntag 12.00 - 14.30 19.30 - 22.30 Uhr</text:p>
          </table:table-cell>
          <table:table-cell office:value-type="string">
            <text:p>Thursday, Friday, Saturday 7.30pm - 10.30pm Sunday 12noon - 2.30pm 7.30pm - 10.30pm</text:p>
          </table:table-cell>
          <table:table-cell office:value-type="string">
            <text:p>Lunedì, martedì, mercoledì</text:p>
          </table:table-cell>
          <table:table-cell office:value-type="string">
            <text:p>Montag, Dienstag, Mittwoch</text:p>
          </table:table-cell>
          <table:table-cell office:value-type="string">
            <text:p>Monday, Tuesday, Wednesday</text:p>
          </table:table-cell>
          <table:table-cell office:value-type="string">
            <text:p>20 - 25</text:p>
          </table:table-cell>
          <table:table-cell table:number-columns-repeated="2" table:style-name="ce4" office:value-type="string">
            <text:p>15 - 20</text:p>
          </table:table-cell>
          <table:table-cell office:value-type="string">
            <text:p>Parcheggio; Rampa di accesso; Servizi igienici dedicati;</text:p>
          </table:table-cell>
          <table:table-cell office:value-type="string">
            <text:p>Parkplatz, Zufahrtsrampe; behindertengerechte Toiletten;</text:p>
          </table:table-cell>
          <table:table-cell office:value-type="string">
            <text:p>Car park; access ramp; disabled toilets;</text:p>
          </table:table-cell>
          <table:table-cell/>
          <table:table-cell office:value-type="string">
            <text:p>Cucina casalinga, piatti tipici trentini.</text:p>
          </table:table-cell>
          <table:table-cell office:value-type="string">
            <text:p>Küche nach Hausfrauenart, typisch Trienter Gerichte.</text:p>
          </table:table-cell>
          <table:table-cell office:value-type="string">
            <text:p>Home cooking, Trentino specialities.</text:p>
          </table:table-cell>
          <table:table-cell table:number-columns-repeated="2" office:value-type="float" office:value="0">
            <text:p>0</text:p>
          </table:table-cell>
          <table:table-cell office:value-type="string">
            <text:p>46.123403</text:p>
          </table:table-cell>
          <table:table-cell office:value-type="string">
            <text:p>11.130775</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24</text:p>
          </table:table-cell>
          <table:table-cell office:value-type="string">
            <text:p>ristorazione</text:p>
          </table:table-cell>
          <table:table-cell office:value-type="string">
            <text:p>it</text:p>
          </table:table-cell>
          <table:table-cell office:value-type="string">
            <text:p>Agritur</text:p>
          </table:table-cell>
          <table:table-cell office:value-type="string">
            <text:p>Agritourismusbetrieb</text:p>
          </table:table-cell>
          <table:table-cell office:value-type="string">
            <text:p>Agritur (Farmhouse Inn)</text:p>
          </table:table-cell>
          <table:table-cell office:value-type="string">
            <text:p>ALLE GORGHE</text:p>
          </table:table-cell>
          <table:table-cell office:value-type="string">
            <text:p>Strada alle Gorghe 17 – Vigo Meano, Trento</text:p>
          </table:table-cell>
          <table:table-cell office:value-type="string">
            <text:p>Strada alle Gorghe, 17, Trient, Italien</text:p>
          </table:table-cell>
          <table:table-cell office:value-type="string">
            <text:p>Strada alle Gorghe, 17, Trento, Italy</text:p>
          </table:table-cell>
          <table:table-cell office:value-type="string">
            <text:p>0461/448268</text:p>
          </table:table-cell>
          <table:table-cell/>
          <table:table-cell office:value-type="string">
            <text:p>agri_gorghe@hotmail.it</text:p>
          </table:table-cell>
          <table:table-cell office:value-type="string">
            <text:p>11.30 - 15.00 18.30 - 23.00</text:p>
          </table:table-cell>
          <table:table-cell office:value-type="string">
            <text:p>11:30 - 15:00 18:30 - 23:00 Uhr</text:p>
          </table:table-cell>
          <table:table-cell office:value-type="string">
            <text:p>11.30am - 3pm 6.30pm - 11pm</text:p>
          </table:table-cell>
          <table:table-cell office:value-type="string">
            <text:p>lunedì</text:p>
          </table:table-cell>
          <table:table-cell office:value-type="string">
            <text:p>Montag</text:p>
          </table:table-cell>
          <table:table-cell office:value-type="string">
            <text:p>Monday</text:p>
          </table:table-cell>
          <table:table-cell table:style-name="ce2" office:value-type="float" office:value="25">
            <text:p>25</text:p>
          </table:table-cell>
          <table:table-cell table:number-columns-repeated="2" table:style-name="ce4" office:value-type="string">
            <text:p>15 - 25 euro</text:p>
          </table:table-cell>
          <table:table-cell office:value-type="string">
            <text:p>Parcheggio; Servizi igienici dedicati;</text:p>
          </table:table-cell>
          <table:table-cell office:value-type="string">
            <text:p>Parkplatz; behindertengerechte Toiletten;</text:p>
          </table:table-cell>
          <table:table-cell office:value-type="string">
            <text:p>Car park, disabled toilets;</text:p>
          </table:table-cell>
          <table:table-cell office:value-type="string">
            <text:p>gorghe.jpg</text:p>
          </table:table-cell>
          <table:table-cell office:value-type="string">
            <text:p>Locale tipico posto in collina ai margini del bosco con una splendida visuale sulla val d'Adige.</text:p>
          </table:table-cell>
          <table:table-cell office:value-type="string">
            <text:p>Typisches Lokal in Hügellage am Waldrand mit einem traumhaften Blick auf das Etschtal.</text:p>
          </table:table-cell>
          <table:table-cell office:value-type="string">
            <text:p>Typical local restaurant, on the hills above Trento and near the edge of the woods, with a splendid view over Val d'Adige.</text:p>
          </table:table-cell>
          <table:table-cell table:number-columns-repeated="2" office:value-type="float" office:value="0">
            <text:p>0</text:p>
          </table:table-cell>
          <table:table-cell office:value-type="string">
            <text:p>46.131776</text:p>
          </table:table-cell>
          <table:table-cell office:value-type="string">
            <text:p>11.139382</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125</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OSTERIA SAN ROCCO</text:p>
          </table:table-cell>
          <table:table-cell office:value-type="string">
            <text:p>Via L. De Balzani 2 – Sardagna, Trento</text:p>
          </table:table-cell>
          <table:table-cell office:value-type="string">
            <text:p>Via L. De Balzani, 2, Trient, Italien</text:p>
          </table:table-cell>
          <table:table-cell office:value-type="string">
            <text:p>Via L. De Balzani, 2, Trento, Italy</text:p>
          </table:table-cell>
          <table:table-cell office:value-type="string">
            <text:p>0461/983917</text:p>
          </table:table-cell>
          <table:table-cell office:value-type="string">
            <text:p>http://www.osteriasanrocco.it</text:p>
          </table:table-cell>
          <table:table-cell office:value-type="string">
            <text:p>osteriasanrocco@alice.it</text:p>
          </table:table-cell>
          <table:table-cell office:value-type="string">
            <text:p>12.00 - 14.30 19.00 - 22.00</text:p>
          </table:table-cell>
          <table:table-cell office:value-type="string">
            <text:p>12:00 - 14:30 19:00 - 22:00 Uhr</text:p>
          </table:table-cell>
          <table:table-cell office:value-type="string">
            <text:p>12noon - 2.30pm 7pm - 10pm</text:p>
          </table:table-cell>
          <table:table-cell office:value-type="string">
            <text:p>domenica sera e lunedì</text:p>
          </table:table-cell>
          <table:table-cell office:value-type="string">
            <text:p>Sonntag Abend und Montag</text:p>
          </table:table-cell>
          <table:table-cell office:value-type="string">
            <text:p>Sunday evening and Monday</text:p>
          </table:table-cell>
          <table:table-cell table:style-name="ce2" office:value-type="string">
            <text:p>Antipasti da 9,00 a 14,50 - Primi da 7,00 a 12,00 - Secondi da 13,50 a 17,50 con contorno. Dessert da 3,50 a 6,00.</text:p>
          </table:table-cell>
          <table:table-cell office:value-type="string">
            <text:p>Vorspeise von <text:s/>9,00 bis 14,50 - erster Gang von 7,00 bis 12,00 - Hauptgang von 13,50 bis 17,50 mit Beilage. Dessert von 3,50 bis 6,00.</text:p>
          </table:table-cell>
          <table:table-cell office:value-type="string">
            <text:p>Starters from 9.00 to 14.50 - First courses from 7.00 to 12.00 - <text:s/>Main courses from 13.50 to 17.50 € incl. side dishes. Desserts from 3.50 to 6.00</text:p>
          </table:table-cell>
          <table:table-cell office:value-type="string">
            <text:p>Rampa di accesso;</text:p>
          </table:table-cell>
          <table:table-cell office:value-type="string">
            <text:p>Zufahrtsrampe;</text:p>
          </table:table-cell>
          <table:table-cell office:value-type="string">
            <text:p>Access ramp;</text:p>
          </table:table-cell>
          <table:table-cell office:value-type="string">
            <text:p>osteria_rocco.jpg</text:p>
          </table:table-cell>
          <table:table-cell office:value-type="string">
            <text:p>Locale a gestione famigliare, prodotti genuini e semplicità, freschezza e materie prime ricercate. Pane, ravioli e dolci fatti in casa, specialità di pesce, ma non soloâ€¦Da noi troverete delle pietanze uniche!</text:p>
          </table:table-cell>
          <table:table-cell office:value-type="string">
            <text:p>Lokal unter familiärer Leitung; ursprüngliche, frische und einfache Produkte, ausgesuchte Rohstoffe. Brot, hausgemachte Ravioli und Nachspeisen, Fischspezialitäten und viel mehr. Bei uns finden Sie einzigartige Gerichte!</text:p>
          </table:table-cell>
          <table:table-cell office:value-type="string">
            <text:p>Family-run restaurant, wholesome and simple products, fresh and selected ingredients. Home-made bread, ravioli and cakes, fish specialities but this is definitely not all. Here you will find truly unique dishes!</text:p>
          </table:table-cell>
          <table:table-cell office:value-type="float" office:value="1">
            <text:p>1</text:p>
          </table:table-cell>
          <table:table-cell office:value-type="float" office:value="480">
            <text:p>480</text:p>
          </table:table-cell>
          <table:table-cell office:value-type="string">
            <text:p>46.064477</text:p>
          </table:table-cell>
          <table:table-cell office:value-type="string">
            <text:p>11.096381</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126</text:p>
          </table:table-cell>
          <table:table-cell office:value-type="string">
            <text:p>ristorazione</text:p>
          </table:table-cell>
          <table:table-cell office:value-type="string">
            <text:p>it</text:p>
          </table:table-cell>
          <table:table-cell office:value-type="string">
            <text:p>Ristorante; Pizzeria; Osteria tipica</text:p>
          </table:table-cell>
          <table:table-cell office:value-type="string">
            <text:p>Restaurant; Pizzeria; Typische Osteria</text:p>
          </table:table-cell>
          <table:table-cell office:value-type="string">
            <text:p>Restaurant; Pizzeria; Typical Osteria</text:p>
          </table:table-cell>
          <table:table-cell office:value-type="string">
            <text:p>VELA</text:p>
          </table:table-cell>
          <table:table-cell office:value-type="string">
            <text:p>Via Ss Cosma e Damiano 21, Trento</text:p>
          </table:table-cell>
          <table:table-cell office:value-type="string">
            <text:p>Via Ss Cosma e Damiano, 21, Trient, Italien</text:p>
          </table:table-cell>
          <table:table-cell office:value-type="string">
            <text:p>Via Ss Cosma e Damiano, 21, Trento, Italy</text:p>
          </table:table-cell>
          <table:table-cell office:value-type="string">
            <text:p>0461/827200</text:p>
          </table:table-cell>
          <table:table-cell office:value-type="string">
            <text:p>http://www.hotelvela.com</text:p>
          </table:table-cell>
          <table:table-cell office:value-type="string">
            <text:p>info@hotelvela.com</text:p>
          </table:table-cell>
          <table:table-cell office:value-type="string">
            <text:p>12.00 - 14.00 18.30 - 22.30</text:p>
          </table:table-cell>
          <table:table-cell office:value-type="string">
            <text:p>12:00 - 14:00 18:30 - 22:30 Uhr</text:p>
          </table:table-cell>
          <table:table-cell office:value-type="string">
            <text:p>12noon - 2pm 6.30pm - 10.30pm</text:p>
          </table:table-cell>
          <table:table-cell office:value-type="string">
            <text:p>Sempre aperto, anche festività </text:p>
          </table:table-cell>
          <table:table-cell office:value-type="string">
            <text:p>Immer geöffnet, auch an Feiertagen. </text:p>
          </table:table-cell>
          <table:table-cell office:value-type="string">
            <text:p>Always open, even on bank holidays </text:p>
          </table:table-cell>
          <table:table-cell office:value-type="string">
            <text:p>15 - 20</text:p>
          </table:table-cell>
          <table:table-cell table:number-columns-repeated="2" table:style-name="ce4" office:value-type="string">
            <text:p>15 - 20</text:p>
          </table:table-cell>
          <table:table-cell office:value-type="string">
            <text:p>Parcheggio; Rampa di accesso; Ascensore; Ingresso con gradini; Servizi igienici dedicati;</text:p>
          </table:table-cell>
          <table:table-cell office:value-type="string">
            <text:p>Parkplatz: Zufahrtsrampe; Aufzug; Eingang mit Stufen; behindertengerechte Toiletten;</text:p>
          </table:table-cell>
          <table:table-cell office:value-type="string">
            <text:p>Car-park; access ramp; lift; entrance with steps; disabled toilets;</text:p>
          </table:table-cell>
          <table:table-cell office:value-type="string">
            <text:p>vela.jpg</text:p>
          </table:table-cell>
          <table:table-cell office:value-type="string">
            <text:p>Hotel, ristorante, pizzeria. Gestione familiare. Ottima cucina regionale, degustazione pizza, grigliate misteâ€¦</text:p>
          </table:table-cell>
          <table:table-cell office:value-type="string">
            <text:p>Hotel, Restaurant, Pizzeria. Familiäre Leitung. Herausragende regionale Küche, Pizza-Verkostung, gemischte Grillplatten.</text:p>
          </table:table-cell>
          <table:table-cell office:value-type="string">
            <text:p>Hotel, restaurant, pizzeria. Family-run. Excellent regional cuisine, pizza tasting, mixed grilled meat platters.</text:p>
          </table:table-cell>
          <table:table-cell table:number-columns-repeated="2" office:value-type="float" office:value="0">
            <text:p>0</text:p>
          </table:table-cell>
          <table:table-cell office:value-type="string">
            <text:p>46.082013</text:p>
          </table:table-cell>
          <table:table-cell office:value-type="string">
            <text:p>11.10284</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27</text:p>
          </table:table-cell>
          <table:table-cell office:value-type="string">
            <text:p>ristorazione</text:p>
          </table:table-cell>
          <table:table-cell office:value-type="string">
            <text:p>it</text:p>
          </table:table-cell>
          <table:table-cell office:value-type="string">
            <text:p>Ristorante</text:p>
          </table:table-cell>
          <table:table-cell table:number-columns-repeated="2" office:value-type="string">
            <text:p>Restaurant</text:p>
          </table:table-cell>
          <table:table-cell office:value-type="string">
            <text:p>DUO RISTORANTE</text:p>
          </table:table-cell>
          <table:table-cell office:value-type="string">
            <text:p>Via Torre Vanga 14, Trento</text:p>
          </table:table-cell>
          <table:table-cell office:value-type="string">
            <text:p>Via Torre Vanga 14, Trient, Italien</text:p>
          </table:table-cell>
          <table:table-cell office:value-type="string">
            <text:p>Via Torre Verde, 14, Trento, Italy</text:p>
          </table:table-cell>
          <table:table-cell office:value-type="string">
            <text:p>0461/1594461</text:p>
          </table:table-cell>
          <table:table-cell office:value-type="string">
            <text:p>http://www.duoristorante.it</text:p>
          </table:table-cell>
          <table:table-cell office:value-type="string">
            <text:p>contact@duoristorante.it</text:p>
          </table:table-cell>
          <table:table-cell office:value-type="string">
            <text:p>11.30-15.00/18.00-23.00</text:p>
          </table:table-cell>
          <table:table-cell office:value-type="string">
            <text:p>11.30-15.00/18.00-23.00 Uhr</text:p>
          </table:table-cell>
          <table:table-cell office:value-type="string">
            <text:p>11.30am-3pm/6pm-11pm</text:p>
          </table:table-cell>
          <table:table-cell office:value-type="string">
            <text:p>sempre aperto</text:p>
          </table:table-cell>
          <table:table-cell office:value-type="string">
            <text:p>immer geöffnet</text:p>
          </table:table-cell>
          <table:table-cell office:value-type="string">
            <text:p>always open</text:p>
          </table:table-cell>
          <table:table-cell table:style-name="ce2" office:value-type="float" office:value="35">
            <text:p>35</text:p>
          </table:table-cell>
          <table:table-cell table:number-columns-repeated="2" table:style-name="ce4" office:value-type="string">
            <text:p>15 - 25 euro</text:p>
          </table:table-cell>
          <table:table-cell office:value-type="string">
            <text:p>Rampa di accesso; Ingresso con gradini; Servizi igienici dedicati;</text:p>
          </table:table-cell>
          <table:table-cell office:value-type="string">
            <text:p>Zufahrtsrampe; Eingang mit Stufen; behindertengerechte Toiletten;</text:p>
          </table:table-cell>
          <table:table-cell office:value-type="string">
            <text:p>Access ramp; entrance with steps; disabled toilets;</text:p>
          </table:table-cell>
          <table:table-cell office:value-type="string">
            <text:p>duo.jpg</text:p>
          </table:table-cell>
          <table:table-cell table:number-columns-repeated="3"/>
          <table:table-cell table:number-columns-repeated="2" office:value-type="float" office:value="0">
            <text:p>0</text:p>
          </table:table-cell>
          <table:table-cell office:value-type="string">
            <text:p>46.07003</text:p>
          </table:table-cell>
          <table:table-cell office:value-type="string">
            <text:p>11.119255</text:p>
          </table:table-cell>
          <table:table-cell office:value-type="string">
            <text:p>23/05/2014 12:00 AM +0100</text:p>
          </table:table-cell>
          <table:table-cell office:value-type="float" office:value="1">
            <text:p>1</text:p>
          </table:table-cell>
          <table:table-cell table:number-columns-repeated="989"/>
        </table:table-row>
        <table:table-row table:style-name="ro1">
          <table:table-cell office:value-type="string">
            <text:p>Ristorazione.1128</text:p>
          </table:table-cell>
          <table:table-cell office:value-type="string">
            <text:p>ristorazione</text:p>
          </table:table-cell>
          <table:table-cell office:value-type="string">
            <text:p>it</text:p>
          </table:table-cell>
          <table:table-cell office:value-type="string">
            <text:p>Ristorante; Birreria</text:p>
          </table:table-cell>
          <table:table-cell office:value-type="string">
            <text:p>Restaurant; Bierstube</text:p>
          </table:table-cell>
          <table:table-cell office:value-type="string">
            <text:p>Ristorante; pub</text:p>
          </table:table-cell>
          <table:table-cell office:value-type="string">
            <text:p>FORST</text:p>
          </table:table-cell>
          <table:table-cell office:value-type="string">
            <text:p>Via Oss Mazzurana 38, Trento</text:p>
          </table:table-cell>
          <table:table-cell office:value-type="string">
            <text:p>Via Oss Mazzurana 38, Trient, Italien</text:p>
          </table:table-cell>
          <table:table-cell office:value-type="string">
            <text:p>Via Oss Mazzurana 38, Trento Italy</text:p>
          </table:table-cell>
          <table:table-cell office:value-type="string">
            <text:p>0461/235590</text:p>
          </table:table-cell>
          <table:table-cell office:value-type="string">
            <text:p>http://www.forst.it</text:p>
          </table:table-cell>
          <table:table-cell office:value-type="string">
            <text:p>fb.trento@forst.it</text:p>
          </table:table-cell>
          <table:table-cell table:number-columns-repeated="3"/>
          <table:table-cell office:value-type="string">
            <text:p>sempre aperto</text:p>
          </table:table-cell>
          <table:table-cell office:value-type="string">
            <text:p>immer geöffnet</text:p>
          </table:table-cell>
          <table:table-cell office:value-type="string">
            <text:p>always open</text:p>
          </table:table-cell>
          <table:table-cell office:value-type="string">
            <text:p>15 - 25 euro</text:p>
          </table:table-cell>
          <table:table-cell table:number-columns-repeated="2" table:style-name="ce4" office:value-type="string">
            <text:p>15 - 25 euro</text:p>
          </table:table-cell>
          <table:table-cell office:value-type="string">
            <text:p>Servizi igienici dedicati;</text:p>
          </table:table-cell>
          <table:table-cell office:value-type="string">
            <text:p>Behindertengerechte Toiletten;</text:p>
          </table:table-cell>
          <table:table-cell office:value-type="string">
            <text:p>Disabled toilets;</text:p>
          </table:table-cell>
          <table:table-cell office:value-type="string">
            <text:p>forst.jpg</text:p>
          </table:table-cell>
          <table:table-cell table:number-columns-repeated="3"/>
          <table:table-cell office:value-type="float" office:value="0">
            <text:p>0</text:p>
          </table:table-cell>
          <table:table-cell office:value-type="float" office:value="261">
            <text:p>261</text:p>
          </table:table-cell>
          <table:table-cell office:value-type="string">
            <text:p>46.068835</text:p>
          </table:table-cell>
          <table:table-cell office:value-type="string">
            <text:p>11.122557</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29</text:p>
          </table:table-cell>
          <table:table-cell office:value-type="string">
            <text:p>ristorazione</text:p>
          </table:table-cell>
          <table:table-cell office:value-type="string">
            <text:p>it</text:p>
          </table:table-cell>
          <table:table-cell table:number-columns-repeated="2"/>
          <table:table-cell office:value-type="string">
            <text:p>Restaurant</text:p>
          </table:table-cell>
          <table:table-cell office:value-type="string">
            <text:p>FEELING</text:p>
          </table:table-cell>
          <table:table-cell office:value-type="string">
            <text:p>Seconda Androna di Borgo Nuovo 20, Trento</text:p>
          </table:table-cell>
          <table:table-cell office:value-type="string">
            <text:p>Seconda Androna di Borgo Nuovo, 20, Trient, Italien</text:p>
          </table:table-cell>
          <table:table-cell office:value-type="string">
            <text:p>Seconda Androna di Borgo Nuovo 20, Trento, Italy</text:p>
          </table:table-cell>
          <table:table-cell office:value-type="string">
            <text:p>0461/980235</text:p>
          </table:table-cell>
          <table:table-cell/>
          <table:table-cell office:value-type="string">
            <text:p>newfeeling@virgilio.it</text:p>
          </table:table-cell>
          <table:table-cell table:number-columns-repeated="16"/>
          <table:table-cell table:number-columns-repeated="2" office:value-type="float" office:value="0">
            <text:p>0</text:p>
          </table:table-cell>
          <table:table-cell office:value-type="string">
            <text:p>46.065573</text:p>
          </table:table-cell>
          <table:table-cell office:value-type="string">
            <text:p>11.123308</text:p>
          </table:table-cell>
          <table:table-cell office:value-type="string">
            <text:p>27/05/2014 12:00 AM +0100</text:p>
          </table:table-cell>
          <table:table-cell office:value-type="float" office:value="1">
            <text:p>1</text:p>
          </table:table-cell>
          <table:table-cell table:number-columns-repeated="989"/>
        </table:table-row>
        <table:table-row table:style-name="ro1">
          <table:table-cell office:value-type="string">
            <text:p>ristorazione.1130</text:p>
          </table:table-cell>
          <table:table-cell office:value-type="string">
            <text:p>ristorazione</text:p>
          </table:table-cell>
          <table:table-cell office:value-type="string">
            <text:p>it</text:p>
          </table:table-cell>
          <table:table-cell office:value-type="string">
            <text:p>Ristorante; Pizzeria</text:p>
          </table:table-cell>
          <table:table-cell table:number-columns-repeated="2" office:value-type="string">
            <text:p>Restaurant</text:p>
          </table:table-cell>
          <table:table-cell office:value-type="string">
            <text:p>STEAK HOUSE ANFITEATRO</text:p>
          </table:table-cell>
          <table:table-cell office:value-type="string">
            <text:p>Piazzetta Anfiteatro 10, Trento</text:p>
          </table:table-cell>
          <table:table-cell office:value-type="string">
            <text:p>Piazzetta Anfiteatro, 10, Trient, Italien</text:p>
          </table:table-cell>
          <table:table-cell office:value-type="string">
            <text:p>Piazzetta Anfiteatro, 10, Trento, Italy</text:p>
          </table:table-cell>
          <table:table-cell office:value-type="string">
            <text:p>0461/233389</text:p>
          </table:table-cell>
          <table:table-cell table:number-columns-repeated="14"/>
          <table:table-cell office:value-type="string">
            <text:p>steak.jpg</text:p>
          </table:table-cell>
          <table:table-cell table:number-columns-repeated="3"/>
          <table:table-cell table:number-columns-repeated="2" office:value-type="float" office:value="0">
            <text:p>0</text:p>
          </table:table-cell>
          <table:table-cell office:value-type="string">
            <text:p>46.069479</text:p>
          </table:table-cell>
          <table:table-cell office:value-type="string">
            <text:p>11.1249</text:p>
          </table:table-cell>
          <table:table-cell office:value-type="string">
            <text:p>27/05/2014 12:00 AM +0100</text:p>
          </table:table-cell>
          <table:table-cell office:value-type="float" office:value="1">
            <text:p>1</text:p>
          </table:table-cell>
          <table:table-cell table:number-columns-repeated="989"/>
        </table:table-row>
        <table:table-row table:style-name="ro1" table:number-rows-repeated="1048443">
          <table:table-cell table:number-columns-repeated="1024"/>
        </table:table-row>
        <table:table-row table:style-name="ro1">
          <table:table-cell table:number-columns-repeated="1024"/>
        </table:table-row>
      </table:table>
      <table:database-ranges>
        <table:database-range table:target-range-address="Foglio1.A1:Foglio1.AI132" table:display-filter-buttons="true">
          <table:filter>
            <table:filter-or>
              <table:filter-condition table:field-number="19" table:value="01/04/16" table:operator="="/>
              <table:filter-condition table:field-number="19" table:value="01/08/13" table:operator="="/>
              <table:filter-condition table:field-number="19" table:value="01/10/18" table:operator="="/>
              <table:filter-condition table:field-number="19" table:value="01/12/15" table:operator="="/>
              <table:filter-condition table:field-number="19" table:value="01/12/25" table:operator="="/>
              <table:filter-condition table:field-number="19" table:value="10/12/12" table:operator="="/>
              <table:filter-condition table:field-number="19" table:value="13-15 (pranzo), 15-30 (cena)" table:operator="="/>
              <table:filter-condition table:field-number="19" table:value="15-20"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5104P0" style:volatile="true" number:language="it" number:country="IT">
      <number:currency-symbol number:language="it" number:country="IT">€</number:currency-symbol>
      <number:text> </number:text>
      <number:number number:decimal-places="2" number:min-integer-digits="1" number:grouping="true"/>
    </number:currency-style>
    <number:currency-style style:name="N5104" number:language="it" number:country="IT">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5104P0"/>
    </number:currency-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currency-style style:name="N5103" number:language="it" number:country="IT">
      <number:currency-symbol number:language="it" number:country="IT">€</number:currency-symbol>
      <number:text> </number:text>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7">27/05/2014</text:date>, <text:time>16.20.45</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ina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Gabriele</meta:initial-creator>
    <dc:date>2014-05-27T16:20:45.28</dc:date>
    <meta:editing-cycles>18</meta:editing-cycles>
    <meta:editing-duration>PT4H43M46S</meta:editing-duration>
    <meta:document-statistic meta:table-count="1" meta:cell-count="3961" meta:object-count="0"/>
  </office:meta>
</office:document-meta>
</file>